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02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0.8307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6756in"/>
    </style:style>
    <style:style style:name="co6" style:family="table-column">
      <style:table-column-properties fo:break-before="auto" style:column-width="0.798in"/>
    </style:style>
    <style:style style:name="co7" style:family="table-column">
      <style:table-column-properties fo:break-before="auto" style:column-width="0.6555in"/>
    </style:style>
    <style:style style:name="co8" style:family="table-column">
      <style:table-column-properties fo:break-before="auto" style:column-width="1.9717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0.9189in"/>
    </style:style>
    <style:style style:name="co11" style:family="table-column">
      <style:table-column-properties fo:break-before="auto" style:column-width="1.3189in"/>
    </style:style>
    <style:style style:name="co12" style:family="table-column">
      <style:table-column-properties fo:break-before="auto" style:column-width="5.4957in"/>
    </style:style>
    <style:style style:name="co13" style:family="table-column">
      <style:table-column-properties fo:break-before="auto" style:column-width="1.3063in"/>
    </style:style>
    <style:style style:name="co14" style:family="table-column">
      <style:table-column-properties fo:break-before="auto" style:column-width="0.8535in"/>
    </style:style>
    <style:style style:name="co15" style:family="table-column">
      <style:table-column-properties fo:break-before="auto" style:column-width="1.3516in"/>
    </style:style>
    <style:style style:name="co16" style:family="table-column">
      <style:table-column-properties fo:break-before="auto" style:column-width="3.7898in"/>
    </style:style>
    <style:style style:name="co17" style:family="table-column">
      <style:table-column-properties fo:break-before="auto" style:column-width="1.4957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0.9307in"/>
    </style:style>
    <style:style style:name="co20" style:family="table-column">
      <style:table-column-properties fo:break-before="auto" style:column-width="0.8756in"/>
    </style:style>
    <style:style style:name="co21" style:family="table-column">
      <style:table-column-properties fo:break-before="auto" style:column-width="0.9972in"/>
    </style:style>
    <style:style style:name="co22" style:family="table-column">
      <style:table-column-properties fo:break-before="auto" style:column-width="1.152in"/>
    </style:style>
    <style:style style:name="co23" style:family="table-column">
      <style:table-column-properties fo:break-before="auto" style:column-width="1.1083in"/>
    </style:style>
    <style:style style:name="co24" style:family="table-column">
      <style:table-column-properties fo:break-before="auto" style:column-width="0.9752in"/>
    </style:style>
    <style:style style:name="co25" style:family="table-column">
      <style:table-column-properties fo:break-before="auto" style:column-width="0.7866in"/>
    </style:style>
    <style:style style:name="co26" style:family="table-column">
      <style:table-column-properties fo:break-before="auto" style:column-width="0.709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1.6728in"/>
    </style:style>
    <style:style style:name="co29" style:family="table-column">
      <style:table-column-properties fo:break-before="auto" style:column-width="1.5953in"/>
    </style:style>
    <style:style style:name="co30" style:family="table-column">
      <style:table-column-properties fo:break-before="auto" style:column-width="1.05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874in" fo:break-before="auto" style:use-optimal-row-height="false"/>
    </style:style>
    <style:style style:name="ta1" style:family="table" style:master-page-name="PageStyle_5f_Dashboard_20_Rev_20_2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Recognitions">
      <style:table-properties table:display="true" style:writing-mode="lr-tb"/>
    </style:style>
    <style:style style:name="ta4" style:family="table" style:master-page-name="PageStyle_5f_Error_20_Tracker">
      <style:table-properties table:display="true" style:writing-mode="lr-tb"/>
    </style:style>
    <style:style style:name="ta5" style:family="table" style:master-page-name="PageStyle_5f_Production">
      <style:table-properties table:display="true" style:writing-mode="lr-tb"/>
    </style:style>
    <style:style style:name="ta6" style:family="table" style:master-page-name="PageStyle_5f_OTIF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none"/>
    </style:style>
    <style:style style:name="ce4" style:family="table-cell" style:parent-style-name="Excel_20_Built-in_20_Normal" style:data-style-name="N116">
      <style:table-cell-properties fo:border-bottom="0.0346in solid #000000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none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fo:border-bottom="0.0138in solid #000000" fo:background-color="#ffd966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style:diagonal-bl-tr="none" style:diagonal-tl-br="none" fo:border-left="0.0346in solid #000000" fo:border-right="none" style:rotation-align="none" fo:border-top="none"/>
    </style:style>
    <style:style style:name="ce10" style:family="table-cell" style:parent-style-name="Excel_20_Built-in_20_Normal">
      <style:table-cell-properties fo:border-bottom="none" fo:background-color="#fff2cc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order-bottom="0.0138in solid #000000" fo:background-color="#fff2cc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29" style:apply-style-name="ConditionalStyle_5f_1" style:base-cell-address="'Dashboard Rev 2'.A1"/>
      <style:map style:condition="cell-content-is-between(15,29)" style:apply-style-name="ConditionalStyle_5f_3" style:base-cell-address="'Dashboard Rev 2'.A1"/>
      <style:map style:condition="cell-content()&lt;15" style:apply-style-name="ConditionalStyle_5f_2" style:base-cell-address="'Dashboard Rev 2'.A1"/>
    </style:style>
    <style:style style:name="ce1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map style:condition="cell-content()&gt;29" style:apply-style-name="ConditionalStyle_5f_1" style:base-cell-address="'Dashboard Rev 2'.A1"/>
      <style:map style:condition="cell-content-is-between(15,29)" style:apply-style-name="ConditionalStyle_5f_3" style:base-cell-address="'Dashboard Rev 2'.A1"/>
      <style:map style:condition="cell-content()&lt;15" style:apply-style-name="ConditionalStyle_5f_2" style:base-cell-address="'Dashboard Rev 2'.A1"/>
    </style:style>
    <style:style style:name="ce14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fo:border-bottom="0.0138in solid #000000" fo:background-color="#a9d18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fo:border-bottom="0.0138in solid #000000" fo:background-color="#e2f0d9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lt;0.9" style:apply-style-name="ConditionalStyle_5f_1" style:base-cell-address="'Dashboard Rev 2'.A1"/>
      <style:map style:condition="cell-content()&gt;0.1" style:apply-style-name="ConditionalStyle_5f_2" style:base-cell-address="'Dashboard Rev 2'.A1"/>
    </style:style>
    <style:style style:name="ce21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map style:condition="cell-content()&lt;0.9" style:apply-style-name="ConditionalStyle_5f_1" style:base-cell-address="'Dashboard Rev 2'.A1"/>
      <style:map style:condition="cell-content()&gt;0.1" style:apply-style-name="ConditionalStyle_5f_2" style:base-cell-address="'Dashboard Rev 2'.A1"/>
    </style:style>
    <style:style style:name="ce22" style:family="table-cell" style:parent-style-name="Excel_20_Built-in_20_Normal">
      <style:table-cell-properties fo:border-bottom="none" fo:background-color="#f4b183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24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fo:border-bottom="0.0138in solid #000000" fo:background-color="#fbe5d6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27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28" style:family="table-cell" style:parent-style-name="Excel_20_Built-in_20_Normal">
      <style:table-cell-properties fo:border-bottom="0.0138in solid #000000" fo:background-color="#afabab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3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start" fo:margin-left="0in" style:writing-mode="page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3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3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37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</style:style>
    <style:style style:name="ce38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39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map style:condition="cell-content()&gt;29" style:apply-style-name="ConditionalStyle_5f_1" style:base-cell-address="'Dashboard Rev 2'.A1"/>
      <style:map style:condition="cell-content-is-between(15,29)" style:apply-style-name="ConditionalStyle_5f_3" style:base-cell-address="'Dashboard Rev 2'.A1"/>
      <style:map style:condition="cell-content()&lt;15" style:apply-style-name="ConditionalStyle_5f_2" style:base-cell-address="'Dashboard Rev 2'.A1"/>
    </style:style>
    <style:style style:name="ce40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map style:condition="cell-content()&gt;29" style:apply-style-name="ConditionalStyle_5f_1" style:base-cell-address="'Dashboard Rev 2'.A1"/>
      <style:map style:condition="cell-content-is-between(15,29)" style:apply-style-name="ConditionalStyle_5f_3" style:base-cell-address="'Dashboard Rev 2'.A1"/>
      <style:map style:condition="cell-content()&lt;15" style:apply-style-name="ConditionalStyle_5f_2" style:base-cell-address="'Dashboard Rev 2'.A1"/>
    </style:style>
    <style:style style:name="ce41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</style:style>
    <style:style style:name="ce42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4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138in solid #000000"/>
    </style:style>
    <style:style style:name="ce4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map style:condition="cell-content()&lt;0.9" style:apply-style-name="ConditionalStyle_5f_1" style:base-cell-address="'Dashboard Rev 2'.A1"/>
      <style:map style:condition="cell-content()&gt;0.1" style:apply-style-name="ConditionalStyle_5f_2" style:base-cell-address="'Dashboard Rev 2'.A1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map style:condition="cell-content()&lt;0.9" style:apply-style-name="ConditionalStyle_5f_1" style:base-cell-address="'Dashboard Rev 2'.A1"/>
      <style:map style:condition="cell-content()&gt;0.1" style:apply-style-name="ConditionalStyle_5f_2" style:base-cell-address="'Dashboard Rev 2'.A1"/>
    </style:style>
    <style:style style:name="ce46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47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48" style:family="table-cell" style:parent-style-name="Excel_20_Built-in_20_Normal">
      <style:table-cell-properties fo:border-bottom="none" fo:background-color="#fff2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0.0138in solid #000000" fo:background-color="#fff2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51" style:family="table-cell" style:parent-style-name="Excel_20_Built-in_20_Normal">
      <style:table-cell-properties fo:border-bottom="0.0346in solid #000000" style:diagonal-bl-tr="none" style:diagonal-tl-br="none" fo:border-left="0.0138in solid #000000" fo:border-right="none" style:rotation-align="none" fo:border-top="non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5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53" style:family="table-cell" style:parent-style-name="Excel_20_Built-in_20_Normal">
      <style:table-cell-properties fo:border-bottom="0.0138in solid #000000" style:diagonal-bl-tr="none" style:diagonal-tl-br="none" fo:border-left="none" fo:border-right="0.0346in solid #000000" style:rotation-align="none" fo:border-top="none"/>
    </style:style>
    <style:style style:name="ce54" style:family="table-cell" style:parent-style-name="Excel_20_Built-in_20_Normal">
      <style:table-cell-properties fo:border-bottom="none" fo:background-color="#e2f0d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55" style:family="table-cell" style:parent-style-name="Excel_20_Built-in_20_Normal">
      <style:table-cell-properties fo:border-bottom="0.0138in solid #000000" fo:background-color="#e2f0d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9" style:apply-style-name="ConditionalStyle_5f_2" style:base-cell-address="'Dashboard Rev 2'.A1"/>
      <style:map style:condition="cell-content()=0" style:apply-style-name="ConditionalStyle_5f_1" style:base-cell-address="'Dashboard Rev 2'.A1"/>
    </style:style>
    <style:style style:name="ce57" style:family="table-cell" style:parent-style-name="Excel_20_Built-in_20_Normal">
      <style:table-cell-properties fo:border-bottom="none" style:diagonal-bl-tr="none" style:diagonal-tl-br="none" fo:border-left="0.0138in solid #000000" fo:border-right="0.0346in solid #000000" style:rotation-align="none" fo:border-top="none"/>
      <style:map style:condition="cell-content()&gt;0.9" style:apply-style-name="ConditionalStyle_5f_2" style:base-cell-address="'Dashboard Rev 2'.A1"/>
      <style:map style:condition="cell-content()=0" style:apply-style-name="ConditionalStyle_5f_1" style:base-cell-address="'Dashboard Rev 2'.A1"/>
    </style:style>
    <style:style style:name="ce58" style:family="table-cell" style:parent-style-name="Excel_20_Built-in_20_Normal">
      <style:table-cell-properties fo:border-bottom="0.0138in solid #000000" style:diagonal-bl-tr="none" style:diagonal-tl-br="none" fo:border-left="none" fo:border-right="0.0346in solid #000000" style:rotation-align="none" fo:border-top="0.0346in solid #000000"/>
    </style:style>
    <style:style style:name="ce59" style:family="table-cell" style:parent-style-name="Excel_20_Built-in_20_Normal">
      <style:table-cell-properties fo:border-bottom="0.0138in solid #000000" style:diagonal-bl-tr="none" style:diagonal-tl-br="none" fo:border-left="none" fo:border-right="0.0346in solid #000000" style:rotation-align="none" fo:border-top="0.0138in solid #000000"/>
    </style:style>
    <style:style style:name="ce60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0.0138in solid #000000"/>
    </style:style>
    <style:style style:name="ce61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138in solid #000000" fo:background-color="#fbe5d6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63" style:family="table-cell" style:parent-style-name="Excel_20_Built-in_20_Normal" style:data-style-name="N801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979" style:apply-style-name="ConditionalStyle_5f_1" style:base-cell-address="'Dashboard Rev 2'.A1"/>
      <style:map style:condition="cell-content()&lt;0.98" style:apply-style-name="ConditionalStyle_5f_2" style:base-cell-address="'Dashboard Rev 2'.A1"/>
    </style:style>
    <style:style style:name="ce64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map style:condition="cell-content()&gt;0.979" style:apply-style-name="ConditionalStyle_5f_1" style:base-cell-address="'Dashboard Rev 2'.A1"/>
      <style:map style:condition="cell-content()&lt;0.98" style:apply-style-name="ConditionalStyle_5f_2" style:base-cell-address="'Dashboard Rev 2'.A1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6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67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68" style:family="table-cell" style:parent-style-name="Excel_20_Built-in_20_Normal" style:data-style-name="N801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map style:condition="cell-content()&gt;0.979" style:apply-style-name="ConditionalStyle_5f_1" style:base-cell-address="'Dashboard Rev 2'.A1"/>
      <style:map style:condition="cell-content()&lt;0.98" style:apply-style-name="ConditionalStyle_5f_2" style:base-cell-address="'Dashboard Rev 2'.A1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cell-content()&gt;0.979" style:apply-style-name="ConditionalStyle_5f_1" style:base-cell-address="'Dashboard Rev 2'.A1"/>
      <style:map style:condition="cell-content()&lt;0.98" style:apply-style-name="ConditionalStyle_5f_2" style:base-cell-address="'Dashboard Rev 2'.A1"/>
    </style:style>
    <style:style style:name="ce72" style:family="table-cell" style:parent-style-name="Excel_20_Built-in_20_Normal">
      <style:table-cell-properties fo:border-bottom="0.0346in solid #000000" style:diagonal-bl-tr="none" style:diagonal-tl-br="none" fo:border-left="none" fo:border-right="0.0138in solid #000000" style:rotation-align="none" fo:border-top="non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73" style:family="table-cell" style:parent-style-name="Excel_20_Built-in_20_Normal">
      <style:table-cell-properties fo:border-bottom="none" fo:background-color="#9dc3e6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Excel_20_Built-in_20_Normal">
      <style:table-cell-properties fo:border-bottom="none" fo:background-color="#deebf7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75" style:family="table-cell" style:parent-style-name="Excel_20_Built-in_20_Normal">
      <style:table-cell-properties fo:border-bottom="none" fo:background-color="#deebf7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1" style:apply-style-name="ConditionalStyle_5f_2" style:base-cell-address="'Dashboard Rev 2'.A1"/>
      <style:map style:condition="cell-content()&lt;0.1" style:apply-style-name="ConditionalStyle_5f_1" style:base-cell-address="'Dashboard Rev 2'.A1"/>
    </style:style>
    <style:style style:name="ce77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map style:condition="cell-content()&gt;0.1" style:apply-style-name="ConditionalStyle_5f_2" style:base-cell-address="'Dashboard Rev 2'.A1"/>
      <style:map style:condition="cell-content()&lt;0.1" style:apply-style-name="ConditionalStyle_5f_1" style:base-cell-address="'Dashboard Rev 2'.A1"/>
    </style:style>
    <style:style style:name="ce7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79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8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map style:condition="cell-content()&gt;0.1" style:apply-style-name="ConditionalStyle_5f_2" style:base-cell-address="'Dashboard Rev 2'.A1"/>
      <style:map style:condition="cell-content()&lt;0.1" style:apply-style-name="ConditionalStyle_5f_1" style:base-cell-address="'Dashboard Rev 2'.A1"/>
    </style:style>
    <style:style style:name="ce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cell-content()&gt;0.1" style:apply-style-name="ConditionalStyle_5f_2" style:base-cell-address="'Dashboard Rev 2'.A1"/>
      <style:map style:condition="cell-content()&lt;0.1" style:apply-style-name="ConditionalStyle_5f_1" style:base-cell-address="'Dashboard Rev 2'.A1"/>
    </style:style>
    <style:style style:name="ce8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83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</style:style>
    <style:style style:name="ce84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map style:condition="cell-content()&gt;0.979" style:apply-style-name="ConditionalStyle_5f_1" style:base-cell-address="'Dashboard Rev 2'.A1"/>
      <style:map style:condition="cell-content()&lt;0.98" style:apply-style-name="ConditionalStyle_5f_2" style:base-cell-address="'Dashboard Rev 2'.A1"/>
    </style:style>
    <style:style style:name="ce8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map style:condition="cell-content()&gt;0.979" style:apply-style-name="ConditionalStyle_5f_1" style:base-cell-address="'Dashboard Rev 2'.A1"/>
      <style:map style:condition="cell-content()&lt;0.98" style:apply-style-name="ConditionalStyle_5f_2" style:base-cell-address="'Dashboard Rev 2'.A1"/>
    </style:style>
    <style:style style:name="ce8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cell-content()&gt;0.1" style:apply-style-name="ConditionalStyle_5f_1" style:base-cell-address="'Dashboard Rev 2'.A1"/>
      <style:map style:condition="cell-content()=0" style:apply-style-name="ConditionalStyle_5f_2" style:base-cell-address="'Dashboard Rev 2'.A1"/>
    </style:style>
    <style:style style:name="ce87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88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map style:condition="cell-content()&gt;0.1" style:apply-style-name="ConditionalStyle_5f_2" style:base-cell-address="'Dashboard Rev 2'.A1"/>
      <style:map style:condition="cell-content()&lt;0.1" style:apply-style-name="ConditionalStyle_5f_1" style:base-cell-address="'Dashboard Rev 2'.A1"/>
    </style:style>
    <style:style style:name="ce89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map style:condition="cell-content()&gt;0.1" style:apply-style-name="ConditionalStyle_5f_2" style:base-cell-address="'Dashboard Rev 2'.A1"/>
      <style:map style:condition="cell-content()&lt;0.1" style:apply-style-name="ConditionalStyle_5f_1" style:base-cell-address="'Dashboard Rev 2'.A1"/>
    </style:style>
    <style:style style:name="ce9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1" style:family="table-cell" style:parent-style-name="Excel_20_Built-in_20_Normal">
      <style:table-cell-properties fo:border-bottom="none" fo:background-color="#deebf7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92" style:family="table-cell" style:parent-style-name="Excel_20_Built-in_20_Normal">
      <style:table-cell-properties fo:border-bottom="0.0138in solid #000000" fo:background-color="#deebf7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3" style:family="table-cell" style:parent-style-name="Excel_20_Built-in_20_Normal" style:data-style-name="N801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949" style:apply-style-name="ConditionalStyle_5f_1" style:base-cell-address="'Dashboard Rev 2'.A1"/>
      <style:map style:condition="cell-content()&lt;0.95" style:apply-style-name="ConditionalStyle_5f_2" style:base-cell-address="'Dashboard Rev 2'.A1"/>
    </style:style>
    <style:style style:name="ce94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95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96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7" style:family="table-cell" style:parent-style-name="Excel_20_Built-in_20_Normal" style:data-style-name="N117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" style:apply-style-name="ConditionalStyle_5f_1" style:base-cell-address="'Dashboard Rev 2'.A1"/>
    </style:style>
    <style:style style:name="ce9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map style:condition="cell-content()&gt;0" style:apply-style-name="ConditionalStyle_5f_1" style:base-cell-address="'Dashboard Rev 2'.A1"/>
    </style:style>
    <style:style style:name="ce9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map style:condition="cell-content()&gt;0" style:apply-style-name="ConditionalStyle_5f_1" style:base-cell-address="'Dashboard Rev 2'.A1"/>
    </style:style>
    <style:style style:name="ce10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cell-content()&gt;0" style:apply-style-name="ConditionalStyle_5f_1" style:base-cell-address="'Dashboard Rev 2'.A1"/>
    </style:style>
    <style:style style:name="ce102" style:family="table-cell" style:parent-style-name="Excel_20_Built-in_20_Normal">
      <style:table-cell-properties fo:border-bottom="none" fo:background-color="#deebf7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03" style:family="table-cell" style:parent-style-name="Excel_20_Built-in_20_Normal">
      <style:table-cell-properties fo:border-bottom="0.0138in solid #000000" fo:background-color="#deebf7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4" style:family="table-cell" style:parent-style-name="Excel_20_Built-in_20_Normal" style:data-style-name="N801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979" style:apply-style-name="ConditionalStyle_5f_1" style:base-cell-address="'Dashboard Rev 2'.A1"/>
      <style:map style:condition="cell-content()&lt;0.98" style:apply-style-name="ConditionalStyle_5f_2" style:base-cell-address="'Dashboard Rev 2'.A1"/>
    </style:style>
    <style:style style:name="ce105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map style:condition="cell-content()&gt;0" style:apply-style-name="ConditionalStyle_5f_1" style:base-cell-address="'Dashboard Rev 2'.A1"/>
    </style:style>
    <style:style style:name="ce106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map style:condition="cell-content()&gt;0" style:apply-style-name="ConditionalStyle_5f_1" style:base-cell-address="'Dashboard Rev 2'.A1"/>
    </style:style>
    <style:style style:name="ce107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2.3" style:apply-style-name="ConditionalStyle_5f_1" style:base-cell-address="'Dashboard Rev 2'.A1"/>
      <style:map style:condition="cell-content()&lt;2.4" style:apply-style-name="ConditionalStyle_5f_2" style:base-cell-address="'Dashboard Rev 2'.A1"/>
    </style:style>
    <style:style style:name="ce108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map style:condition="cell-content()&gt;2.3" style:apply-style-name="ConditionalStyle_5f_1" style:base-cell-address="'Dashboard Rev 2'.A1"/>
      <style:map style:condition="cell-content()&lt;2.4" style:apply-style-name="ConditionalStyle_5f_2" style:base-cell-address="'Dashboard Rev 2'.A1"/>
    </style:style>
    <style:style style:name="ce109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10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9" style:apply-style-name="ConditionalStyle_5f_1" style:base-cell-address="'Dashboard Rev 2'.A1"/>
      <style:map style:condition="cell-content()&lt;1" style:apply-style-name="ConditionalStyle_5f_2" style:base-cell-address="'Dashboard Rev 2'.A1"/>
    </style:style>
    <style:style style:name="ce112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map style:condition="cell-content()&gt;0.9" style:apply-style-name="ConditionalStyle_5f_1" style:base-cell-address="'Dashboard Rev 2'.A1"/>
      <style:map style:condition="cell-content()&lt;1" style:apply-style-name="ConditionalStyle_5f_2" style:base-cell-address="'Dashboard Rev 2'.A1"/>
    </style:style>
    <style:style style:name="ce11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map style:condition="cell-content()&gt;2.3" style:apply-style-name="ConditionalStyle_5f_1" style:base-cell-address="'Dashboard Rev 2'.A1"/>
      <style:map style:condition="cell-content()&lt;2.4" style:apply-style-name="ConditionalStyle_5f_2" style:base-cell-address="'Dashboard Rev 2'.A1"/>
    </style:style>
    <style:style style:name="ce11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map style:condition="cell-content()&gt;2.3" style:apply-style-name="ConditionalStyle_5f_1" style:base-cell-address="'Dashboard Rev 2'.A1"/>
      <style:map style:condition="cell-content()&lt;2.4" style:apply-style-name="ConditionalStyle_5f_2" style:base-cell-address="'Dashboard Rev 2'.A1"/>
    </style:style>
    <style:style style:name="ce115" style:family="table-cell" style:parent-style-name="Excel_20_Built-in_20_Normal">
      <style:table-cell-properties fo:border-bottom="none" fo:background-color="#deebf7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3.9" style:apply-style-name="ConditionalStyle_5f_1" style:base-cell-address="'Dashboard Rev 2'.A1"/>
      <style:map style:condition="cell-content()&lt;4" style:apply-style-name="ConditionalStyle_5f_2" style:base-cell-address="'Dashboard Rev 2'.A1"/>
    </style:style>
    <style:style style:name="ce117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  <style:map style:condition="cell-content()&gt;3.9" style:apply-style-name="ConditionalStyle_5f_1" style:base-cell-address="'Dashboard Rev 2'.A1"/>
      <style:map style:condition="cell-content()&lt;4" style:apply-style-name="ConditionalStyle_5f_2" style:base-cell-address="'Dashboard Rev 2'.A1"/>
    </style:style>
    <style:style style:name="ce118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map style:condition="cell-content()&gt;0.9" style:apply-style-name="ConditionalStyle_5f_1" style:base-cell-address="'Dashboard Rev 2'.A1"/>
      <style:map style:condition="cell-content()&lt;1" style:apply-style-name="ConditionalStyle_5f_2" style:base-cell-address="'Dashboard Rev 2'.A1"/>
    </style:style>
    <style:style style:name="ce119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map style:condition="cell-content()&gt;0.9" style:apply-style-name="ConditionalStyle_5f_1" style:base-cell-address="'Dashboard Rev 2'.A1"/>
      <style:map style:condition="cell-content()&lt;1" style:apply-style-name="ConditionalStyle_5f_2" style:base-cell-address="'Dashboard Rev 2'.A1"/>
    </style:style>
    <style:style style:name="ce120" style:family="table-cell" style:parent-style-name="Excel_20_Built-in_20_Normal">
      <style:table-cell-properties fo:border-bottom="none" fo:background-color="#fff2cc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1" style:family="table-cell" style:parent-style-name="Excel_20_Built-in_20_Normal">
      <style:table-cell-properties fo:border-bottom="0.0138in solid #000000" fo:background-color="#fff2cc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22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2.3" style:apply-style-name="ConditionalStyle_5f_1" style:base-cell-address="'Dashboard Rev 2'.A1"/>
      <style:map style:condition="cell-content()&lt;2.4" style:apply-style-name="ConditionalStyle_5f_2" style:base-cell-address="'Dashboard Rev 2'.A1"/>
    </style:style>
    <style:style style:name="ce123" style:family="table-cell" style:parent-style-name="Excel_20_Built-in_20_Normal">
      <style:table-cell-properties fo:border-bottom="none" fo:background-color="#deebf7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4" style:family="table-cell" style:parent-style-name="Excel_20_Built-in_20_Normal" style:data-style-name="N8010">
      <style:table-cell-properties fo:border-bottom="none" fo:background-color="#deebf7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25" style:family="table-cell" style:parent-style-name="Excel_20_Built-in_20_Normal" style:data-style-name="N801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769" style:apply-style-name="ConditionalStyle_5f_1" style:base-cell-address="'Dashboard Rev 2'.A1"/>
      <style:map style:condition="cell-content()&lt;0.77" style:apply-style-name="ConditionalStyle_5f_2" style:base-cell-address="'Dashboard Rev 2'.A1"/>
    </style:style>
    <style:style style:name="ce126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map style:condition="cell-content()&gt;0.769" style:apply-style-name="ConditionalStyle_5f_1" style:base-cell-address="'Dashboard Rev 2'.A1"/>
      <style:map style:condition="cell-content()&lt;0.77" style:apply-style-name="ConditionalStyle_5f_2" style:base-cell-address="'Dashboard Rev 2'.A1"/>
    </style:style>
    <style:style style:name="ce127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8" style:family="table-cell" style:parent-style-name="Excel_20_Built-in_20_Normal">
      <style:table-cell-properties fo:border-bottom="0.0138in solid #000000" fo:background-color="#f2f2f2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map style:condition="cell-content()&gt;0.9" style:apply-style-name="ConditionalStyle_5f_1" style:base-cell-address="'Dashboard Rev 2'.A1"/>
      <style:map style:condition="cell-content()&lt;1" style:apply-style-name="ConditionalStyle_5f_2" style:base-cell-address="'Dashboard Rev 2'.A1"/>
    </style:style>
    <style:style style:name="ce1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cell-content()&gt;0.9" style:apply-style-name="ConditionalStyle_5f_1" style:base-cell-address="'Dashboard Rev 2'.A1"/>
      <style:map style:condition="cell-content()&lt;1" style:apply-style-name="ConditionalStyle_5f_2" style:base-cell-address="'Dashboard Rev 2'.A1"/>
    </style:style>
    <style:style style:name="ce13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map style:condition="cell-content()&gt;2.3" style:apply-style-name="ConditionalStyle_5f_1" style:base-cell-address="'Dashboard Rev 2'.A1"/>
      <style:map style:condition="cell-content()&lt;2.4" style:apply-style-name="ConditionalStyle_5f_2" style:base-cell-address="'Dashboard Rev 2'.A1"/>
    </style:style>
    <style:style style:name="ce13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map style:condition="cell-content()&gt;2.3" style:apply-style-name="ConditionalStyle_5f_1" style:base-cell-address="'Dashboard Rev 2'.A1"/>
      <style:map style:condition="cell-content()&lt;2.4" style:apply-style-name="ConditionalStyle_5f_2" style:base-cell-address="'Dashboard Rev 2'.A1"/>
    </style:style>
    <style:style style:name="ce133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map style:condition="cell-content()&gt;0.769" style:apply-style-name="ConditionalStyle_5f_1" style:base-cell-address="'Dashboard Rev 2'.A1"/>
      <style:map style:condition="cell-content()&lt;0.77" style:apply-style-name="ConditionalStyle_5f_2" style:base-cell-address="'Dashboard Rev 2'.A1"/>
    </style:style>
    <style:style style:name="ce134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map style:condition="cell-content()&gt;0.769" style:apply-style-name="ConditionalStyle_5f_1" style:base-cell-address="'Dashboard Rev 2'.A1"/>
      <style:map style:condition="cell-content()&lt;0.77" style:apply-style-name="ConditionalStyle_5f_2" style:base-cell-address="'Dashboard Rev 2'.A1"/>
    </style:style>
    <style:style style:name="ce13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138in solid #000000"/>
      <style:map style:condition="cell-content()&gt;0.9" style:apply-style-name="ConditionalStyle_5f_1" style:base-cell-address="'Dashboard Rev 2'.A1"/>
      <style:map style:condition="cell-content()&lt;1" style:apply-style-name="ConditionalStyle_5f_2" style:base-cell-address="'Dashboard Rev 2'.A1"/>
    </style:style>
    <style:style style:name="ce13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map style:condition="cell-content()&gt;0.9" style:apply-style-name="ConditionalStyle_5f_1" style:base-cell-address="'Dashboard Rev 2'.A1"/>
      <style:map style:condition="cell-content()&lt;1" style:apply-style-name="ConditionalStyle_5f_2" style:base-cell-address="'Dashboard Rev 2'.A1"/>
    </style:style>
    <style:style style:name="ce137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9" style:family="table-cell" style:parent-style-name="Excel_20_Built-in_20_Normal" style:data-style-name="N801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0" style:family="table-cell" style:parent-style-name="Excel_20_Built-in_20_Normal" style:data-style-name="N801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41" style:family="table-cell" style:parent-style-name="Excel_20_Built-in_20_Normal">
      <style:table-cell-properties fo:background-color="#ffd9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2" style:family="table-cell" style:parent-style-name="Excel_20_Built-in_20_Normal" style:data-style-name="N8002">
      <style:table-cell-properties fo:background-color="#ffd9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3" style:family="table-cell" style:parent-style-name="Excel_20_Built-in_20_Normal" style:data-style-name="N8010">
      <style:table-cell-properties fo:background-color="#a9d18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4" style:family="table-cell" style:parent-style-name="Excel_20_Built-in_20_Normal">
      <style:table-cell-properties fo:background-color="#a9d18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5" style:family="table-cell" style:parent-style-name="Excel_20_Built-in_20_Normal">
      <style:table-cell-properties fo:background-color="#9dc3e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6" style:family="table-cell" style:parent-style-name="Excel_20_Built-in_20_Normal" style:data-style-name="N8010">
      <style:table-cell-properties fo:background-color="#9dc3e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7" style:family="table-cell" style:parent-style-name="Excel_20_Built-in_20_Normal" style:data-style-name="N8010">
      <style:table-cell-properties fo:border-bottom="none" fo:background-color="#f4b18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148" style:family="table-cell" style:parent-style-name="Excel_20_Built-in_20_Normal" style:data-style-name="N8010">
      <style:table-cell-properties fo:background-color="#f4b18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50" style:family="table-cell" style:parent-style-name="Excel_20_Built-in_20_Normal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1" style:family="table-cell" style:parent-style-name="Excel_20_Built-in_20_Normal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2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3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4" style:family="table-cell" style:parent-style-name="Excel_20_Built-in_20_Normal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5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7" style:family="table-cell" style:parent-style-name="Excel_20_Built-in_20_Normal" style:data-style-name="N119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60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6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62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16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165" style:family="table-cell" style:parent-style-name="Excel_20_Built-in_20_Normal">
      <style:table-cell-properties fo:background-color="#ffcc99" style:diagonal-bl-tr="none" style:diagonal-tl-br="none" style:text-align-source="value-type" style:repeat-content="false" fo:wrap-option="no-wrap" fo:border="0.0138in solid #7f7f7f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Excel_20_Built-in_20_Normal">
      <style:table-cell-properties fo:background-color="#ffcc99" style:diagonal-bl-tr="none" style:diagonal-tl-br="none" style:text-align-source="value-type" style:repeat-content="false" fo:wrap-option="no-wrap" fo:border="0.0138in solid #7f7f7f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68" style:family="table-cell" style:parent-style-name="Excel_20_Built-in_20_Normal">
      <style:table-cell-properties fo:border-bottom="0.0138in solid #3f3f3f" fo:background-color="#f2f2f2" style:diagonal-bl-tr="none" style:diagonal-tl-br="none" style:text-align-source="fix" style:repeat-content="false" fo:wrap-option="no-wrap" fo:border-left="0.0138in solid #3f3f3f" style:direction="ltr" fo:border-right="0.0138in solid #3f3f3f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0.0346in solid #000000"/>
    </style:style>
    <style:style style:name="ce170" style:family="table-cell" style:parent-style-name="Excel_20_Built-in_20_Normal" style:data-style-name="N8010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71" style:family="table-cell" style:parent-style-name="Excel_20_Built-in_20_Normal" style:data-style-name="N8010">
      <style:table-cell-properties fo:border-bottom="0.0138in solid #3f3f3f" fo:background-color="#f2f2f2" style:diagonal-bl-tr="none" style:diagonal-tl-br="none" style:text-align-source="fix" style:repeat-content="false" fo:wrap-option="no-wrap" fo:border-left="0.0138in solid #3f3f3f" style:direction="ltr" fo:border-right="0.0138in solid #3f3f3f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Excel_20_Built-in_20_Normal">
      <style:table-cell-properties fo:border-bottom="0.0138in solid #7f7f7f" fo:background-color="#ffcc99" style:diagonal-bl-tr="none" style:diagonal-tl-br="none" style:text-align-source="value-type" style:repeat-content="false" fo:wrap-option="no-wrap" fo:border-left="0.0138in solid #7f7f7f" style:direction="ltr" fo:border-right="0.0138in solid #7f7f7f" style:rotation-angle="0" style:rotation-align="none" style:shrink-to-fit="false" fo:border-top="non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Excel_20_Built-in_20_Normal">
      <style:table-cell-properties fo:border-bottom="0.0138in solid #3f3f3f" fo:background-color="#f2f2f2" style:diagonal-bl-tr="none" style:diagonal-tl-br="none" style:text-align-source="value-type" style:repeat-content="false" fo:wrap-option="no-wrap" fo:border-left="0.0138in solid #3f3f3f" style:direction="ltr" fo:border-right="0.0138in solid #3f3f3f" style:rotation-angle="0" style:rotation-align="none" style:shrink-to-fit="false" fo:border-top="none" style:vertical-align="bottom"/>
      <style:paragraph-properties fo:margin-left="0in" style:writing-mode="pag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No&quot;" style:apply-style-name="ConditionalStyle_5f_2" style:base-cell-address="'Dashboard Rev 2'.A1"/>
      <style:map style:condition="cell-content()=&quot;Yes&quot;" style:apply-style-name="ConditionalStyle_5f_1" style:base-cell-address="'Dashboard Rev 2'.A1"/>
      <style:map style:condition="cell-content()&gt;0" style:apply-style-name="ConditionalStyle_5f_1" style:base-cell-address="'Dashboard Rev 2'.A1"/>
    </style:style>
    <style:style style:name="ce174" style:family="table-cell" style:parent-style-name="Excel_20_Built-in_20_Normal">
      <style:map style:condition="cell-content()=&quot;No&quot;" style:apply-style-name="ConditionalStyle_5f_2" style:base-cell-address="'Dashboard Rev 2'.A1"/>
      <style:map style:condition="cell-content()=&quot;Yes&quot;" style:apply-style-name="ConditionalStyle_5f_1" style:base-cell-address="'Dashboard Rev 2'.A1"/>
    </style:style>
    <style:style style:name="ce175" style:family="table-cell" style:parent-style-name="Excel_20_Built-in_20_Normal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76" style:family="table-cell" style:parent-style-name="Excel_20_Built-in_20_Normal" style:data-style-name="N120">
      <style:table-cell-properties fo:background-color="#ffcc99" style:diagonal-bl-tr="none" style:diagonal-tl-br="none" style:text-align-source="value-type" style:repeat-content="false" fo:wrap-option="no-wrap" fo:border="0.0138in solid #7f7f7f" style:direction="ltr" style:rotation-angle="0" style:rotation-align="none" style:shrink-to-fit="false" style:vertical-align="bottom"/>
      <style:paragraph-properties fo:margin-left="0in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Excel_20_Built-in_20_Normal">
      <style:map style:condition="cell-content()&gt;2" style:apply-style-name="ConditionalStyle_5f_2" style:base-cell-address="'Dashboard Rev 2'.A1"/>
      <style:map style:condition="cell-content()=0" style:apply-style-name="ConditionalStyle_5f_1" style:base-cell-address="'Dashboard Rev 2'.A1"/>
      <style:map style:condition="cell-content()=2" style:apply-style-name="ConditionalStyle_5f_3" style:base-cell-address="'Dashboard Rev 2'.A1"/>
      <style:map style:condition="cell-content()=1" style:apply-style-name="ConditionalStyle_5f_1" style:base-cell-address="'Dashboard Rev 2'.A1"/>
    </style:style>
    <style:style style:name="ce17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map style:condition="cell-content()&gt;2" style:apply-style-name="ConditionalStyle_5f_2" style:base-cell-address="'Dashboard Rev 2'.A1"/>
      <style:map style:condition="cell-content()=0" style:apply-style-name="ConditionalStyle_5f_1" style:base-cell-address="'Dashboard Rev 2'.A1"/>
      <style:map style:condition="cell-content()=2" style:apply-style-name="ConditionalStyle_5f_3" style:base-cell-address="'Dashboard Rev 2'.A1"/>
      <style:map style:condition="cell-content()=1" style:apply-style-name="ConditionalStyle_5f_1" style:base-cell-address="'Dashboard Rev 2'.A1"/>
    </style:style>
    <style:style style:name="ce179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138in solid #3f3f3f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shboard Rev 2" table:style-name="ta1" table:print-ranges="'Dashboard Rev 2'.A1:'Dashboard Rev 2'.R4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7"/>
        <table:table-column table:style-name="co4" table:default-cell-style-name="ce7"/>
        <table:table-column table:style-name="co1" table:default-cell-style-name="ce7"/>
        <table:table-column table:style-name="co3" table:default-cell-style-name="ce7"/>
        <table:table-column table:style-name="co5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1" table:default-cell-style-name="ce7"/>
        <table:table-column table:style-name="co5" table:default-cell-style-name="ce7"/>
        <table:table-column table:style-name="co3" table:number-columns-repeated="3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6" table:default-cell-style-name="ce7"/>
        <table:table-column table:style-name="co1" table:default-cell-style-name="ce1"/>
        <table:table-column table:style-name="co7" table:number-columns-repeated="100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1" table:number-rows-spanned="2">
            <text:p>Date</text:p>
          </table:table-cell>
          <table:table-cell/>
          <table:table-cell table:style-name="ce8" office:value-type="string" table:number-columns-spanned="14" table:number-rows-spanned="2">
            <text:p>Safety</text:p>
          </table:table-cell>
          <table:covered-table-cell table:number-columns-repeated="12" table:style-name="ce35"/>
          <table:covered-table-cell table:style-name="ce52"/>
          <table:table-cell/>
          <table:table-cell table:style-name="ce138" table:number-columns-spanned="3" table:number-rows-spanned="2"/>
          <table:covered-table-cell table:number-columns-repeated="2"/>
          <table:table-cell table:number-columns-repeated="1003"/>
        </table:table-row>
        <table:table-row table:style-name="ro2">
          <table:table-cell/>
          <table:covered-table-cell table:style-name="ce3"/>
          <table:table-cell/>
          <table:covered-table-cell table:style-name="ce9"/>
          <table:covered-table-cell table:number-columns-repeated="12" table:style-name="ce36"/>
          <table:covered-table-cell table:style-name="ce53"/>
          <table:table-cell/>
          <table:covered-table-cell table:number-columns-repeated="3"/>
          <table:table-cell table:number-columns-repeated="1003"/>
        </table:table-row>
        <table:table-row table:style-name="ro2">
          <table:table-cell/>
          <table:table-cell table:style-name="ce4" table:formula="of:=TODAY()" office:value-type="float" office:value="45593" table:number-columns-spanned="1" table:number-rows-spanned="3">
            <text:p>28-Oct</text:p>
          </table:table-cell>
          <table:table-cell/>
          <table:table-cell table:style-name="ce10" office:value-type="string" table:number-columns-spanned="2" table:number-rows-spanned="1">
            <text:p>Days Without Incident</text:p>
          </table:table-cell>
          <table:covered-table-cell table:style-name="ce37"/>
          <table:table-cell table:style-name="ce48" office:value-type="string" table:number-columns-spanned="3" table:number-rows-spanned="1">
            <text:p>Haz ID's</text:p>
          </table:table-cell>
          <table:covered-table-cell table:style-name="ce65"/>
          <table:covered-table-cell table:style-name="ce37"/>
          <table:table-cell table:style-name="ce48" office:value-type="string" table:number-columns-spanned="5" table:number-rows-spanned="1">
            <text:p>Safety Gemba Walk</text:p>
          </table:table-cell>
          <table:covered-table-cell table:number-columns-repeated="3" table:style-name="ce65"/>
          <table:covered-table-cell table:style-name="ce37"/>
          <table:table-cell table:style-name="ce48" office:value-type="string" table:number-columns-spanned="2" table:number-rows-spanned="1">
            <text:p>7S (Zone 26)</text:p>
          </table:table-cell>
          <table:covered-table-cell table:style-name="ce37"/>
          <table:table-cell table:style-name="ce120" office:value-type="string" table:number-columns-spanned="2" table:number-rows-spanned="1">
            <text:p>7S (Zone 51)</text:p>
          </table:table-cell>
          <table:covered-table-cell table:style-name="ce83"/>
          <table:table-cell table:number-columns-repeated="2"/>
          <table:table-cell table:style-name="ce32" table:number-columns-spanned="2" table:number-rows-spanned="1"/>
          <table:covered-table-cell/>
          <table:table-cell table:number-columns-repeated="1003"/>
        </table:table-row>
        <table:table-row table:style-name="ro2">
          <table:table-cell/>
          <table:covered-table-cell table:style-name="ce3"/>
          <table:table-cell/>
          <table:table-cell table:style-name="ce11" office:value-type="string" table:number-columns-spanned="2" table:number-rows-spanned="1">
            <text:p>Goal: 100</text:p>
          </table:table-cell>
          <table:covered-table-cell table:style-name="ce38"/>
          <table:table-cell table:style-name="ce49" office:value-type="string" table:number-columns-spanned="3" table:number-rows-spanned="1">
            <text:p>Goal: 3 per week</text:p>
          </table:table-cell>
          <table:covered-table-cell table:style-name="ce36"/>
          <table:covered-table-cell table:style-name="ce38"/>
          <table:table-cell table:style-name="ce49" office:value-type="string" table:number-columns-spanned="5" table:number-rows-spanned="1">
            <text:p>Goal: 2 per Month</text:p>
          </table:table-cell>
          <table:covered-table-cell table:number-columns-repeated="3" table:style-name="ce36"/>
          <table:covered-table-cell table:style-name="ce38"/>
          <table:table-cell table:style-name="ce49" office:value-type="string" table:number-columns-spanned="2" table:number-rows-spanned="1">
            <text:p>Goal: Q2 2.4</text:p>
          </table:table-cell>
          <table:covered-table-cell table:style-name="ce38"/>
          <table:table-cell table:style-name="ce121" office:value-type="string" table:number-columns-spanned="2" table:number-rows-spanned="1">
            <text:p>Goal: Q2 2.4</text:p>
          </table:table-cell>
          <table:covered-table-cell table:style-name="ce53"/>
          <table:table-cell table:number-columns-repeated="2"/>
          <table:table-cell table:style-name="ce32" table:number-columns-spanned="2" table:number-rows-spanned="1"/>
          <table:covered-table-cell/>
          <table:table-cell table:number-columns-repeated="1003"/>
        </table:table-row>
        <table:table-row table:style-name="ro2">
          <table:table-cell/>
          <table:covered-table-cell table:style-name="ce5"/>
          <table:table-cell/>
          <table:table-cell table:style-name="ce12" table:formula="of:=INDEX(data;2;MATCH([.B4];[$Data.C1:.ND1];0))" office:value-type="float" office:value="0" table:number-columns-spanned="2" table:number-rows-spanned="2">
            <text:p>0</text:p>
          </table:table-cell>
          <table:covered-table-cell table:style-name="ce39"/>
          <table:table-cell table:style-name="ce50" table:formula="of:=INDEX(data;3;MATCH([.B4];[$Data.C1:.ND1];0))" office:value-type="float" office:value="0" table:number-columns-spanned="3" table:number-rows-spanned="2">
            <text:p>0</text:p>
          </table:table-cell>
          <table:covered-table-cell table:style-name="ce66"/>
          <table:covered-table-cell table:style-name="ce46"/>
          <table:table-cell table:style-name="ce78" table:formula="of:=INDEX(data;4;MATCH([.B4];[$Data.C1:.NE1];0))" office:value-type="float" office:value="0" table:number-columns-spanned="5" table:number-rows-spanned="2">
            <text:p>0</text:p>
          </table:table-cell>
          <table:covered-table-cell table:number-columns-repeated="3" table:style-name="ce66"/>
          <table:covered-table-cell table:style-name="ce46"/>
          <table:table-cell table:style-name="ce107" table:formula="of:=INDEX(data;5;MATCH([.B4];[$Data.C1:.NF1];0))" office:value-type="float" office:value="0" table:number-columns-spanned="2" table:number-rows-spanned="2">
            <text:p>0.00</text:p>
          </table:table-cell>
          <table:covered-table-cell table:style-name="ce113"/>
          <table:table-cell table:style-name="ce122" table:formula="of:=INDEX(data;6;MATCH([.B4];[$Data.C1:.NF1];0))" office:value-type="float" office:value="0" table:number-columns-spanned="2" table:number-rows-spanned="2">
            <text:p>0.00</text:p>
          </table:table-cell>
          <table:covered-table-cell table:style-name="ce131"/>
          <table:table-cell table:style-name="ce90"/>
          <table:table-cell table:style-name="ce139" table:number-columns-spanned="1" table:number-rows-spanned="2"/>
          <table:table-cell table:style-name="ce139" table:number-columns-spanned="2" table:number-rows-spanned="2"/>
          <table:covered-table-cell/>
          <table:table-cell table:number-columns-repeated="1003"/>
        </table:table-row>
        <table:table-row table:style-name="ro2">
          <table:table-cell/>
          <table:table-cell table:style-name="ce6"/>
          <table:table-cell/>
          <table:covered-table-cell table:style-name="ce13"/>
          <table:covered-table-cell table:style-name="ce40"/>
          <table:covered-table-cell table:style-name="ce51"/>
          <table:covered-table-cell table:style-name="ce67"/>
          <table:covered-table-cell table:style-name="ce72"/>
          <table:covered-table-cell table:style-name="ce79"/>
          <table:covered-table-cell table:number-columns-repeated="3" table:style-name="ce86"/>
          <table:covered-table-cell table:style-name="ce47"/>
          <table:covered-table-cell table:style-name="ce108"/>
          <table:covered-table-cell table:style-name="ce114"/>
          <table:covered-table-cell table:style-name="ce108"/>
          <table:covered-table-cell table:style-name="ce132"/>
          <table:table-cell table:style-name="ce90"/>
          <table:covered-table-cell table:number-columns-repeated="3"/>
          <table:table-cell table:number-columns-repeated="1003"/>
        </table:table-row>
        <table:table-row table:style-name="ro2">
          <table:table-cell/>
          <table:table-cell table:style-name="ce6"/>
          <table:table-cell/>
          <table:table-cell table:style-name="ce14" office:value-type="string" table:number-columns-spanned="14" table:number-rows-spanned="1">
            <text:p>Comments</text:p>
          </table:table-cell>
          <table:covered-table-cell table:number-columns-repeated="12" table:style-name="ce41"/>
          <table:covered-table-cell table:style-name="ce58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5" table:number-columns-spanned="14" table:number-rows-spanned="1"/>
          <table:covered-table-cell table:number-columns-repeated="12" table:style-name="ce42"/>
          <table:covered-table-cell table:style-name="ce59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6" table:number-columns-spanned="14" table:number-rows-spanned="1"/>
          <table:covered-table-cell table:number-columns-repeated="12" table:style-name="ce43"/>
          <table:covered-table-cell table:style-name="ce60"/>
          <table:table-cell table:number-columns-repeated="1007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6"/>
          <table:table-cell/>
          <table:table-cell table:style-name="ce17" office:value-type="string" table:number-columns-spanned="3" table:number-rows-spanned="2">
            <text:p>Quality</text:p>
          </table:table-cell>
          <table:covered-table-cell table:style-name="ce35"/>
          <table:covered-table-cell table:style-name="ce52"/>
          <table:table-cell table:style-name="ce31"/>
          <table:table-cell table:style-name="ce73" office:value-type="string" table:number-columns-spanned="10" table:number-rows-spanned="2">
            <text:p>Operations</text:p>
          </table:table-cell>
          <table:covered-table-cell table:number-columns-repeated="8" table:style-name="ce35"/>
          <table:covered-table-cell table:style-name="ce52"/>
          <table:table-cell table:number-columns-repeated="1007"/>
        </table:table-row>
        <table:table-row table:style-name="ro2">
          <table:table-cell/>
          <table:table-cell table:style-name="ce6"/>
          <table:table-cell/>
          <table:covered-table-cell table:style-name="ce9"/>
          <table:covered-table-cell table:style-name="ce36"/>
          <table:covered-table-cell table:style-name="ce53"/>
          <table:table-cell table:style-name="ce31"/>
          <table:covered-table-cell table:style-name="ce23"/>
          <table:covered-table-cell table:number-columns-repeated="8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8" office:value-type="string" table:number-columns-spanned="2" table:number-rows-spanned="1">
            <text:p>Errors</text:p>
          </table:table-cell>
          <table:covered-table-cell table:style-name="ce37"/>
          <table:table-cell table:style-name="ce54" office:value-type="string">
            <text:p>PCD Returns</text:p>
          </table:table-cell>
          <table:table-cell/>
          <table:table-cell table:style-name="ce74" office:value-type="string" table:number-columns-spanned="3" table:number-rows-spanned="1">
            <text:p>Jobs on Hold</text:p>
          </table:table-cell>
          <table:covered-table-cell table:style-name="ce65"/>
          <table:covered-table-cell table:style-name="ce37"/>
          <table:table-cell table:style-name="ce91" office:value-type="string" table:number-columns-spanned="2" table:number-rows-spanned="1">
            <text:p>Productivity</text:p>
          </table:table-cell>
          <table:covered-table-cell table:style-name="ce65"/>
          <table:table-cell table:style-name="ce102" office:value-type="string" table:number-columns-spanned="2" table:number-rows-spanned="1">
            <text:p>OTIF</text:p>
          </table:table-cell>
          <table:covered-table-cell table:style-name="ce37"/>
          <table:table-cell table:style-name="ce102" office:value-type="string">
            <text:p>Huddles</text:p>
          </table:table-cell>
          <table:table-cell table:style-name="ce123" office:value-type="string" table:number-columns-spanned="2" table:number-rows-spanned="1">
            <text:p>Truck Fill</text:p>
          </table:table-cell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9" office:value-type="string" table:number-columns-spanned="2" table:number-rows-spanned="1">
            <text:p>Goal: 0</text:p>
          </table:table-cell>
          <table:covered-table-cell table:style-name="ce38"/>
          <table:table-cell table:style-name="ce55" office:value-type="string">
            <text:p>Goal: 0</text:p>
          </table:table-cell>
          <table:table-cell/>
          <table:table-cell table:style-name="ce75" office:value-type="string" table:number-columns-spanned="3" table:number-rows-spanned="1">
            <text:p>Goal: 0</text:p>
          </table:table-cell>
          <table:covered-table-cell/>
          <table:covered-table-cell table:style-name="ce87"/>
          <table:table-cell table:style-name="ce92" office:value-type="string" table:number-columns-spanned="2" table:number-rows-spanned="1">
            <text:p>Goal: 95%</text:p>
          </table:table-cell>
          <table:covered-table-cell table:style-name="ce36"/>
          <table:table-cell table:style-name="ce103" office:value-type="string" table:number-columns-spanned="2" table:number-rows-spanned="1">
            <text:p>Goal: 98%</text:p>
          </table:table-cell>
          <table:covered-table-cell table:style-name="ce38"/>
          <table:table-cell table:style-name="ce115" office:value-type="string">
            <text:p>Goal: 4</text:p>
          </table:table-cell>
          <table:table-cell table:style-name="ce124" office:value-type="string" table:number-columns-spanned="2" table:number-rows-spanned="1">
            <text:p>Goal: 77%</text:p>
          </table:table-cell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0" table:formula="of:=INDEX(data;7;MATCH([.B4];[$Data.C1:.ND1];0))" office:value-type="float" office:value="0" table:number-columns-spanned="2" table:number-rows-spanned="2">
            <text:p>0</text:p>
          </table:table-cell>
          <table:covered-table-cell table:style-name="ce44"/>
          <table:table-cell table:style-name="ce56" table:formula="of:=INDEX(data;8;MATCH([.B4];[$Data.C1:.ND1];0))" office:value-type="float" office:value="0" table:number-columns-spanned="1" table:number-rows-spanned="2">
            <text:p>0</text:p>
          </table:table-cell>
          <table:table-cell table:style-name="ce68"/>
          <table:table-cell table:style-name="ce76" table:formula="of:=INDEX(data;9;MATCH([.B4];[$Data.C1:.ND1];0))" office:value-type="float" office:value="0" table:number-columns-spanned="3" table:number-rows-spanned="2">
            <text:p>0</text:p>
          </table:table-cell>
          <table:covered-table-cell table:style-name="ce80"/>
          <table:covered-table-cell table:style-name="ce88"/>
          <table:table-cell table:style-name="ce93" table:formula="of:=INDEX(data;10;MATCH([.B4];[$Data.C1:.ND1];0))" office:value-type="percentage" office:value="0" table:number-columns-spanned="2" table:number-rows-spanned="2">
            <text:p>0%</text:p>
          </table:table-cell>
          <table:covered-table-cell table:style-name="ce65"/>
          <table:table-cell table:style-name="ce104" table:formula="of:=INDEX(data;11;MATCH([.B4];[$Data.C1:.ND1];0))" office:value-type="percentage" office:value="0" table:number-columns-spanned="2" table:number-rows-spanned="2">
            <text:p>0%</text:p>
          </table:table-cell>
          <table:covered-table-cell table:style-name="ce37"/>
          <table:table-cell table:style-name="ce116" table:formula="of:=INDEX(data;12;MATCH([.B4];[$Data.C1:.ND1];0))" office:value-type="float" office:value="0" table:number-columns-spanned="1" table:number-rows-spanned="2">
            <text:p>0</text:p>
          </table:table-cell>
          <table:table-cell table:style-name="ce125" table:formula="of:=INDEX(data;13;MATCH([.B4];[$Data.C1:.ND1];0))" office:value-type="percentage" office:value="0" table:number-columns-spanned="2" table:number-rows-spanned="2">
            <text:p>0%</text:p>
          </table:table-cell>
          <table:covered-table-cell table:style-name="ce133"/>
          <table:table-cell table:number-columns-repeated="1007"/>
        </table:table-row>
        <table:table-row table:style-name="ro2">
          <table:table-cell/>
          <table:table-cell table:style-name="ce6"/>
          <table:table-cell/>
          <table:covered-table-cell table:style-name="ce21"/>
          <table:covered-table-cell table:style-name="ce45"/>
          <table:covered-table-cell table:style-name="ce57"/>
          <table:table-cell table:style-name="ce68"/>
          <table:covered-table-cell table:style-name="ce77"/>
          <table:covered-table-cell table:style-name="ce81"/>
          <table:covered-table-cell table:style-name="ce89"/>
          <table:covered-table-cell table:style-name="ce94"/>
          <table:covered-table-cell/>
          <table:covered-table-cell table:style-name="ce94"/>
          <table:covered-table-cell table:style-name="ce87"/>
          <table:covered-table-cell table:style-name="ce117"/>
          <table:covered-table-cell table:style-name="ce126"/>
          <table:covered-table-cell table:style-name="ce134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4" office:value-type="string" table:number-columns-spanned="3" table:number-rows-spanned="1">
            <text:p>Comments</text:p>
          </table:table-cell>
          <table:covered-table-cell table:style-name="ce41"/>
          <table:covered-table-cell table:style-name="ce58"/>
          <table:table-cell table:style-name="ce69"/>
          <table:table-cell table:style-name="ce14" office:value-type="string" table:number-columns-spanned="10" table:number-rows-spanned="1">
            <text:p>Comments</text:p>
          </table:table-cell>
          <table:covered-table-cell table:number-columns-repeated="8" table:style-name="ce41"/>
          <table:covered-table-cell table:style-name="ce58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5" office:value-type="string" table:number-columns-spanned="3" table:number-rows-spanned="1">
            <text:p>Sandy jobs flagged for Ft Worth</text:p>
          </table:table-cell>
          <table:covered-table-cell table:style-name="ce42"/>
          <table:covered-table-cell table:style-name="ce59"/>
          <table:table-cell/>
          <table:table-cell table:style-name="ce15" table:number-columns-spanned="10" table:number-rows-spanned="1"/>
          <table:covered-table-cell table:number-columns-repeated="8" table:style-name="ce42"/>
          <table:covered-table-cell table:style-name="ce59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6" table:number-columns-spanned="3" table:number-rows-spanned="1"/>
          <table:covered-table-cell table:style-name="ce43"/>
          <table:covered-table-cell table:style-name="ce60"/>
          <table:table-cell/>
          <table:table-cell table:style-name="ce16" table:number-columns-spanned="10" table:number-rows-spanned="1"/>
          <table:covered-table-cell table:number-columns-repeated="8" table:style-name="ce43"/>
          <table:covered-table-cell table:style-name="ce60"/>
          <table:table-cell table:number-columns-repeated="1007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6"/>
          <table:table-cell/>
          <table:table-cell table:style-name="ce22" office:value-type="string" table:number-columns-spanned="6" table:number-rows-spanned="2">
            <text:p>People</text:p>
          </table:table-cell>
          <table:covered-table-cell table:number-columns-repeated="4" table:style-name="ce35"/>
          <table:covered-table-cell table:style-name="ce52"/>
          <table:table-cell table:style-name="ce31"/>
          <table:table-cell table:style-name="ce2" office:value-type="string" table:number-columns-spanned="7" table:number-rows-spanned="2">
            <text:p>PPI</text:p>
          </table:table-cell>
          <table:covered-table-cell table:number-columns-repeated="5" table:style-name="ce35"/>
          <table:covered-table-cell table:style-name="ce52"/>
          <table:table-cell table:number-columns-repeated="1007"/>
        </table:table-row>
        <table:table-row table:style-name="ro2">
          <table:table-cell/>
          <table:table-cell table:style-name="ce6"/>
          <table:table-cell/>
          <table:covered-table-cell table:style-name="ce23"/>
          <table:covered-table-cell table:number-columns-repeated="4"/>
          <table:covered-table-cell table:style-name="ce82"/>
          <table:table-cell table:style-name="ce31"/>
          <table:covered-table-cell table:style-name="ce23"/>
          <table:covered-table-cell table:number-columns-repeated="5"/>
          <table:covered-table-cell table:style-name="ce82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4" office:value-type="string" table:number-columns-spanned="2" table:number-rows-spanned="1">
            <text:p>Recognitions</text:p>
          </table:table-cell>
          <table:covered-table-cell table:style-name="ce37"/>
          <table:table-cell table:style-name="ce61" office:value-type="string" table:number-columns-spanned="4" table:number-rows-spanned="1">
            <text:p>Master Control Compliance</text:p>
          </table:table-cell>
          <table:covered-table-cell table:number-columns-repeated="2" table:style-name="ce65"/>
          <table:covered-table-cell table:style-name="ce83"/>
          <table:table-cell/>
          <table:table-cell table:style-name="ce95" office:value-type="string" table:number-columns-spanned="3" table:number-rows-spanned="1">
            <text:p>Cost Savings</text:p>
          </table:table-cell>
          <table:covered-table-cell table:style-name="ce65"/>
          <table:covered-table-cell table:style-name="ce37"/>
          <table:table-cell table:style-name="ce109" office:value-type="string" table:number-columns-spanned="2" table:number-rows-spanned="1">
            <text:p>Rever's</text:p>
          </table:table-cell>
          <table:covered-table-cell table:style-name="ce37"/>
          <table:table-cell table:style-name="ce127" office:value-type="string" table:number-columns-spanned="2" table:number-rows-spanned="1">
            <text:p>Project's</text:p>
          </table:table-cell>
          <table:covered-table-cell table:style-name="ce83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5" office:value-type="string" table:number-columns-spanned="2" table:number-rows-spanned="1">
            <text:p>Goal: 3 per week</text:p>
          </table:table-cell>
          <table:covered-table-cell table:style-name="ce38"/>
          <table:table-cell table:style-name="ce62" office:value-type="string" table:number-columns-spanned="4" table:number-rows-spanned="1">
            <text:p>Goal: 98%</text:p>
          </table:table-cell>
          <table:covered-table-cell table:number-columns-repeated="2" table:style-name="ce36"/>
          <table:covered-table-cell table:style-name="ce53"/>
          <table:table-cell/>
          <table:table-cell table:style-name="ce96" office:value-type="string" table:number-columns-spanned="3" table:number-rows-spanned="1">
            <text:p>Goal: &gt;$1.00</text:p>
          </table:table-cell>
          <table:covered-table-cell table:style-name="ce36"/>
          <table:covered-table-cell table:style-name="ce38"/>
          <table:table-cell table:style-name="ce110" office:value-type="string" table:number-columns-spanned="2" table:number-rows-spanned="1">
            <text:p>Goal: 1 per week</text:p>
          </table:table-cell>
          <table:covered-table-cell table:style-name="ce38"/>
          <table:table-cell table:style-name="ce128" office:value-type="string" table:number-columns-spanned="2" table:number-rows-spanned="1">
            <text:p>Goal: 1 per month</text:p>
          </table:table-cell>
          <table:covered-table-cell table:style-name="ce53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6" table:formula="of:=INDEX(data;14;MATCH([.B4];[$Data.C1:.ND1];0))" office:value-type="float" office:value="0" table:number-columns-spanned="2" table:number-rows-spanned="2">
            <text:p>0</text:p>
          </table:table-cell>
          <table:covered-table-cell table:style-name="ce46"/>
          <table:table-cell table:style-name="ce63" table:formula="of:=INDEX(data;15;MATCH([.B4];[$Data.C1:.ND1];0))" office:value-type="percentage" office:value="0" table:number-columns-spanned="4" table:number-rows-spanned="2">
            <text:p>0%</text:p>
          </table:table-cell>
          <table:covered-table-cell table:number-columns-repeated="2" table:style-name="ce70"/>
          <table:covered-table-cell table:style-name="ce84"/>
          <table:table-cell/>
          <table:table-cell table:style-name="ce97" table:formula="of:=INDEX(data;16;MATCH([.B4];[$Data.C1:.ND1];0))" office:value-type="float" office:value="0" table:number-columns-spanned="3" table:number-rows-spanned="2">
            <text:p><text:s/>$- <text:s text:c="2"/></text:p>
          </table:table-cell>
          <table:covered-table-cell table:style-name="ce100"/>
          <table:covered-table-cell table:style-name="ce105"/>
          <table:table-cell table:style-name="ce111" table:formula="of:=INDEX(data;17;MATCH([.B4];[$Data.C1:.ND1];0))" office:value-type="float" office:value="0" table:number-columns-spanned="2" table:number-rows-spanned="2">
            <text:p>0</text:p>
          </table:table-cell>
          <table:covered-table-cell table:style-name="ce118"/>
          <table:table-cell table:style-name="ce129" table:formula="of:=INDEX(data;18;MATCH([.B4];[$Data.C1:.ND1];0))" office:value-type="float" office:value="0" table:number-columns-spanned="2" table:number-rows-spanned="2">
            <text:p>0</text:p>
          </table:table-cell>
          <table:covered-table-cell table:style-name="ce135"/>
          <table:table-cell table:number-columns-repeated="1007"/>
        </table:table-row>
        <table:table-row table:style-name="ro2">
          <table:table-cell/>
          <table:table-cell table:style-name="ce6"/>
          <table:table-cell/>
          <table:covered-table-cell table:style-name="ce27"/>
          <table:covered-table-cell table:style-name="ce47"/>
          <table:covered-table-cell table:style-name="ce64"/>
          <table:covered-table-cell table:number-columns-repeated="2" table:style-name="ce71"/>
          <table:covered-table-cell table:style-name="ce85"/>
          <table:table-cell/>
          <table:covered-table-cell table:style-name="ce98"/>
          <table:covered-table-cell table:style-name="ce101"/>
          <table:covered-table-cell table:style-name="ce106"/>
          <table:covered-table-cell table:style-name="ce112"/>
          <table:covered-table-cell table:style-name="ce119"/>
          <table:covered-table-cell table:style-name="ce130"/>
          <table:covered-table-cell table:style-name="ce136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4" office:value-type="string" table:number-columns-spanned="6" table:number-rows-spanned="1">
            <text:p>Comments</text:p>
          </table:table-cell>
          <table:covered-table-cell table:number-columns-repeated="4" table:style-name="ce41"/>
          <table:covered-table-cell table:style-name="ce58"/>
          <table:table-cell/>
          <table:table-cell table:style-name="ce14" office:value-type="string" table:number-columns-spanned="7" table:number-rows-spanned="1">
            <text:p>Comments</text:p>
          </table:table-cell>
          <table:covered-table-cell table:number-columns-repeated="5" table:style-name="ce41"/>
          <table:covered-table-cell table:style-name="ce58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5" office:value-type="string" table:number-columns-spanned="6" table:number-rows-spanned="1">
            <text:p>A shift team for holding down the fort yesterday!</text:p>
          </table:table-cell>
          <table:covered-table-cell table:number-columns-repeated="4" table:style-name="ce42"/>
          <table:covered-table-cell table:style-name="ce59"/>
          <table:table-cell/>
          <table:table-cell table:style-name="ce15" table:number-columns-spanned="7" table:number-rows-spanned="1"/>
          <table:covered-table-cell table:number-columns-repeated="5" table:style-name="ce42"/>
          <table:covered-table-cell table:style-name="ce59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16" table:number-columns-spanned="6" table:number-rows-spanned="1"/>
          <table:covered-table-cell table:number-columns-repeated="4" table:style-name="ce43"/>
          <table:covered-table-cell table:style-name="ce60"/>
          <table:table-cell/>
          <table:table-cell table:style-name="ce16" office:value-type="string" table:number-columns-spanned="7" table:number-rows-spanned="1">
            <text:p>Telescoping boxes, Cones, Non IRR jobs, Product scanning, extra dock</text:p>
          </table:table-cell>
          <table:covered-table-cell table:number-columns-repeated="5" table:style-name="ce43"/>
          <table:covered-table-cell table:style-name="ce60"/>
          <table:table-cell table:number-columns-repeated="1007"/>
        </table:table-row>
        <table:table-row table:style-name="ro2">
          <table:table-cell/>
          <table:table-cell table:style-name="ce6"/>
          <table:table-cell table:number-columns-repeated="14"/>
          <table:table-cell table:style-name="ce137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8" office:value-type="string" table:number-columns-spanned="14" table:number-rows-spanned="2">
            <text:p>Announcements</text:p>
          </table:table-cell>
          <table:covered-table-cell table:number-columns-repeated="12" table:style-name="ce35"/>
          <table:covered-table-cell table:style-name="ce52"/>
          <table:table-cell table:number-columns-repeated="1007"/>
        </table:table-row>
        <table:table-row table:style-name="ro2">
          <table:table-cell/>
          <table:table-cell table:style-name="ce6"/>
          <table:table-cell/>
          <table:covered-table-cell table:style-name="ce9"/>
          <table:covered-table-cell table:number-columns-repeated="12" table:style-name="ce36"/>
          <table:covered-table-cell table:style-name="ce53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14" table:number-rows-spanned="1">
            <text:p>Incidents or near misses need to be escalated immediately</text:p>
          </table:table-cell>
          <table:covered-table-cell table:number-columns-repeated="12" table:style-name="ce42"/>
          <table:covered-table-cell table:style-name="ce59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14" table:number-rows-spanned="1">
            <text:p>Hawaiian haystack potluck today at 12pm</text:p>
          </table:table-cell>
          <table:covered-table-cell table:number-columns-repeated="12" table:style-name="ce42"/>
          <table:covered-table-cell table:style-name="ce59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14" table:number-rows-spanned="1">
            <text:p>Snow cones tomorrow from Hola BRG!</text:p>
          </table:table-cell>
          <table:covered-table-cell table:number-columns-repeated="12" table:style-name="ce42"/>
          <table:covered-table-cell table:style-name="ce59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14" table:number-rows-spanned="1">
            <text:p>Tacos next week from the company for hitting Q2 goal</text:p>
          </table:table-cell>
          <table:covered-table-cell table:number-columns-repeated="12" table:style-name="ce42"/>
          <table:covered-table-cell table:style-name="ce59"/>
          <table:table-cell table:number-columns-repeated="1007"/>
        </table:table-row>
        <table:table-row table:style-name="ro2">
          <table:table-cell/>
          <table:table-cell table:style-name="ce6"/>
          <table:table-cell/>
          <table:table-cell table:style-name="ce29" office:value-type="string" table:number-columns-spanned="14" table:number-rows-spanned="1">
            <text:p>Chick Fil A the week after for hitting goal</text:p>
          </table:table-cell>
          <table:covered-table-cell table:number-columns-repeated="12" table:style-name="ce42"/>
          <table:covered-table-cell table:style-name="ce59"/>
          <table:table-cell table:style-name="ce31"/>
          <table:table-cell table:style-name="ce99" table:number-columns-repeated="2"/>
          <table:table-cell table:style-name="ce6"/>
          <table:table-cell table:number-columns-repeated="1003"/>
        </table:table-row>
        <table:table-row table:style-name="ro2">
          <table:table-cell/>
          <table:table-cell table:style-name="ce6"/>
          <table:table-cell/>
          <table:table-cell table:style-name="ce29" table:number-columns-spanned="14" table:number-rows-spanned="1"/>
          <table:covered-table-cell table:number-columns-repeated="12" table:style-name="ce42"/>
          <table:covered-table-cell table:style-name="ce59"/>
          <table:table-cell table:style-name="ce31"/>
          <table:table-cell table:style-name="ce99" table:number-columns-repeated="2"/>
          <table:table-cell table:style-name="ce6"/>
          <table:table-cell table:number-columns-repeated="1003"/>
        </table:table-row>
        <table:table-row table:style-name="ro2">
          <table:table-cell table:number-columns-repeated="3"/>
          <table:table-cell table:style-name="ce29" table:number-columns-spanned="14" table:number-rows-spanned="1"/>
          <table:covered-table-cell table:number-columns-repeated="12" table:style-name="ce42"/>
          <table:covered-table-cell table:style-name="ce59"/>
          <table:table-cell table:number-columns-repeated="1007"/>
        </table:table-row>
        <table:table-row table:style-name="ro2">
          <table:table-cell table:number-columns-repeated="3"/>
          <table:table-cell table:style-name="ce29" table:number-columns-spanned="14" table:number-rows-spanned="1"/>
          <table:covered-table-cell table:number-columns-repeated="12" table:style-name="ce42"/>
          <table:covered-table-cell table:style-name="ce59"/>
          <table:table-cell table:number-columns-repeated="1007"/>
        </table:table-row>
        <table:table-row table:style-name="ro2">
          <table:table-cell table:number-columns-repeated="3"/>
          <table:table-cell table:style-name="ce30" table:number-columns-spanned="14" table:number-rows-spanned="1"/>
          <table:covered-table-cell table:number-columns-repeated="12" table:style-name="ce43"/>
          <table:covered-table-cell table:style-name="ce60"/>
          <table:table-cell table:number-columns-repeated="1007"/>
        </table:table-row>
        <table:table-row table:style-name="ro2">
          <table:table-cell table:number-columns-repeated="3"/>
          <table:table-cell table:style-name="ce31" table:number-columns-repeated="6"/>
          <table:table-cell table:style-name="ce90"/>
          <table:table-cell table:style-name="ce99" table:number-columns-repeated="2"/>
          <table:table-cell table:style-name="ce31" table:number-columns-repeated="5"/>
          <table:table-cell table:number-columns-repeated="1007"/>
        </table:table-row>
        <table:table-row table:style-name="ro3">
          <table:table-cell table:number-columns-repeated="3"/>
          <table:table-cell table:style-name="ce31" table:number-columns-repeated="6"/>
          <table:table-cell/>
          <table:table-cell table:style-name="ce99" table:number-columns-repeated="2"/>
          <table:table-cell table:style-name="ce31" table:number-columns-repeated="5"/>
          <table:table-cell table:number-columns-repeated="1007"/>
        </table:table-row>
        <table:table-row table:style-name="ro4">
          <table:table-cell table:number-columns-repeated="3"/>
          <table:table-cell table:style-name="ce32" table:number-columns-spanned="2" table:number-rows-spanned="1"/>
          <table:covered-table-cell/>
          <table:table-cell table:style-name="ce32" table:number-columns-spanned="4" table:number-rows-spanned="1"/>
          <table:covered-table-cell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32" table:number-columns-spanned="2" table:number-rows-spanned="1"/>
          <table:covered-table-cell/>
          <table:table-cell table:style-name="ce32" table:number-columns-spanned="4" table:number-rows-spanned="1"/>
          <table:covered-table-cell table:number-columns-repeated="3"/>
          <table:table-cell table:number-columns-repeated="1015"/>
        </table:table-row>
        <table:table-row table:style-name="ro2">
          <table:table-cell table:number-columns-repeated="3"/>
          <table:table-cell table:style-name="ce33" table:number-columns-spanned="2" table:number-rows-spanned="2"/>
          <table:covered-table-cell/>
          <table:table-cell table:style-name="ce33" table:number-columns-spanned="4" table:number-rows-spanned="2"/>
          <table:covered-table-cell table:number-columns-repeated="3"/>
          <table:table-cell table:number-columns-repeated="8"/>
          <table:table-cell table:style-name="ce6" table:number-columns-repeated="5"/>
          <table:table-cell/>
          <table:table-cell table:style-name="ce31" table:number-columns-repeated="3"/>
          <table:table-cell table:number-columns-repeated="998"/>
        </table:table-row>
        <table:table-row table:style-name="ro2">
          <table:table-cell table:number-columns-repeated="3"/>
          <table:covered-table-cell table:number-columns-repeated="6"/>
          <table:table-cell table:number-columns-repeated="8"/>
          <table:table-cell table:style-name="ce6" table:number-columns-repeated="5"/>
          <table:table-cell/>
          <table:table-cell table:style-name="ce31" table:number-columns-repeated="3"/>
          <table:table-cell table:number-columns-repeated="998"/>
        </table:table-row>
        <table:table-row table:style-name="ro2" table:number-rows-repeated="2">
          <table:table-cell table:number-columns-repeated="23"/>
          <table:table-cell table:style-name="ce7"/>
          <table:table-cell table:number-columns-repeated="1000"/>
        </table:table-row>
        <table:table-row table:style-name="ro2">
          <table:table-cell table:number-columns-repeated="23"/>
          <table:table-cell table:style-name="ce68" table:number-columns-repeated="3"/>
          <table:table-cell table:number-columns-repeated="998"/>
        </table:table-row>
        <table:table-row table:style-name="ro2">
          <table:table-cell table:number-columns-repeated="12"/>
          <table:table-cell table:style-name="ce6" table:number-columns-repeated="5"/>
          <table:table-cell table:number-columns-repeated="6"/>
          <table:table-cell table:style-name="ce34"/>
          <table:table-cell table:style-name="ce68" table:number-columns-repeated="2"/>
          <table:table-cell table:number-columns-repeated="998"/>
        </table:table-row>
        <table:table-row table:style-name="ro2">
          <table:table-cell table:number-columns-repeated="3"/>
          <table:table-cell table:style-name="ce31" table:number-columns-repeated="6"/>
          <table:table-cell table:number-columns-repeated="3"/>
          <table:table-cell table:style-name="ce6" table:number-columns-repeated="5"/>
          <table:table-cell table:number-columns-repeated="1007"/>
        </table:table-row>
        <table:table-row table:style-name="ro3">
          <table:table-cell table:number-columns-repeated="3"/>
          <table:table-cell table:style-name="ce31" table:number-columns-repeated="6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2">
          <table:table-cell table:number-columns-repeated="3"/>
          <table:table-cell table:style-name="ce34" table:number-columns-repeated="6"/>
          <table:table-cell table:number-columns-repeated="1015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Dashboard Rev 2'.$A$1" table:cell-range-address="$'Dashboard Rev 2'.$A$1:.$R$43" table:range-usable-as="print-range"/>
        </table:named-expressions>
      </table:table>
      <table:table table:name="Data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ce1"/>
        <table:table-column table:style-name="co7" table:number-columns-repeated="132" table:default-cell-style-name="Excel_20_Built-in_20_Normal"/>
        <table:table-column table:style-name="co9" table:number-columns-repeated="5" table:default-cell-style-name="ce1"/>
        <table:table-column table:style-name="co7" table:number-columns-repeated="4" table:default-cell-style-name="Excel_20_Built-in_20_Normal"/>
        <table:table-column table:style-name="co9" table:number-columns-repeated="3" table:default-cell-style-name="ce1"/>
        <table:table-column table:style-name="co7" table:number-columns-repeated="2" table:default-cell-style-name="Excel_20_Built-in_20_Normal"/>
        <table:table-column table:style-name="co9" table:number-columns-repeated="4" table:default-cell-style-name="ce1"/>
        <table:table-column table:style-name="co7" table:number-columns-repeated="3" table:default-cell-style-name="Excel_20_Built-in_20_Normal"/>
        <table:table-column table:style-name="co9" table:number-columns-repeated="5" table:default-cell-style-name="ce1"/>
        <table:table-column table:style-name="co7" table:number-columns-repeated="3" table:default-cell-style-name="Excel_20_Built-in_20_Normal"/>
        <table:table-column table:style-name="co9" table:number-columns-repeated="2" table:default-cell-style-name="ce1"/>
        <table:table-column table:style-name="co7" table:default-cell-style-name="Excel_20_Built-in_20_Normal"/>
        <table:table-column table:style-name="co9" table:default-cell-style-name="ce1"/>
        <table:table-column table:style-name="co7" table:number-columns-repeated="3" table:default-cell-style-name="Excel_20_Built-in_20_Normal"/>
        <table:table-column table:style-name="co9" table:default-cell-style-name="ce1"/>
        <table:table-column table:style-name="co7" table:number-columns-repeated="853" table:default-cell-style-name="Excel_20_Built-in_20_Normal"/>
        <table:table-row table:style-name="ro4">
          <table:table-cell table:number-columns-repeated="2"/>
          <table:table-cell table:style-name="ce151" office:value-type="date" office:date-value="2024-01-01">
            <text:p>1-Jan</text:p>
          </table:table-cell>
          <table:table-cell table:style-name="ce151" office:value-type="date" office:date-value="2024-01-02">
            <text:p>2-Jan</text:p>
          </table:table-cell>
          <table:table-cell table:style-name="ce151" office:value-type="date" office:date-value="2024-01-03">
            <text:p>3-Jan</text:p>
          </table:table-cell>
          <table:table-cell table:style-name="ce151" office:value-type="date" office:date-value="2024-01-04">
            <text:p>4-Jan</text:p>
          </table:table-cell>
          <table:table-cell table:style-name="ce151" office:value-type="date" office:date-value="2024-01-05">
            <text:p>5-Jan</text:p>
          </table:table-cell>
          <table:table-cell table:style-name="ce151" office:value-type="date" office:date-value="2024-01-06">
            <text:p>6-Jan</text:p>
          </table:table-cell>
          <table:table-cell table:style-name="ce151" office:value-type="date" office:date-value="2024-01-07">
            <text:p>7-Jan</text:p>
          </table:table-cell>
          <table:table-cell table:style-name="ce151" office:value-type="date" office:date-value="2024-01-08">
            <text:p>8-Jan</text:p>
          </table:table-cell>
          <table:table-cell table:style-name="ce151" office:value-type="date" office:date-value="2024-01-09">
            <text:p>9-Jan</text:p>
          </table:table-cell>
          <table:table-cell table:style-name="ce151" office:value-type="date" office:date-value="2024-01-10">
            <text:p>10-Jan</text:p>
          </table:table-cell>
          <table:table-cell table:style-name="ce151" office:value-type="date" office:date-value="2024-01-11">
            <text:p>11-Jan</text:p>
          </table:table-cell>
          <table:table-cell table:style-name="ce151" office:value-type="date" office:date-value="2024-01-12">
            <text:p>12-Jan</text:p>
          </table:table-cell>
          <table:table-cell table:style-name="ce151" office:value-type="date" office:date-value="2024-01-13">
            <text:p>13-Jan</text:p>
          </table:table-cell>
          <table:table-cell table:style-name="ce151" office:value-type="date" office:date-value="2024-01-14">
            <text:p>14-Jan</text:p>
          </table:table-cell>
          <table:table-cell table:style-name="ce151" office:value-type="date" office:date-value="2024-01-15">
            <text:p>15-Jan</text:p>
          </table:table-cell>
          <table:table-cell table:style-name="ce151" office:value-type="date" office:date-value="2024-01-16">
            <text:p>16-Jan</text:p>
          </table:table-cell>
          <table:table-cell table:style-name="ce151" office:value-type="date" office:date-value="2024-01-17">
            <text:p>17-Jan</text:p>
          </table:table-cell>
          <table:table-cell table:style-name="ce151" office:value-type="date" office:date-value="2024-01-18">
            <text:p>18-Jan</text:p>
          </table:table-cell>
          <table:table-cell table:style-name="ce151" office:value-type="date" office:date-value="2024-01-19">
            <text:p>19-Jan</text:p>
          </table:table-cell>
          <table:table-cell table:style-name="ce151" office:value-type="date" office:date-value="2024-01-20">
            <text:p>20-Jan</text:p>
          </table:table-cell>
          <table:table-cell table:style-name="ce151" office:value-type="date" office:date-value="2024-01-21">
            <text:p>21-Jan</text:p>
          </table:table-cell>
          <table:table-cell table:style-name="ce151" office:value-type="date" office:date-value="2024-01-22">
            <text:p>22-Jan</text:p>
          </table:table-cell>
          <table:table-cell table:style-name="ce151" office:value-type="date" office:date-value="2024-01-23">
            <text:p>23-Jan</text:p>
          </table:table-cell>
          <table:table-cell table:style-name="ce151" office:value-type="date" office:date-value="2024-01-24">
            <text:p>24-Jan</text:p>
          </table:table-cell>
          <table:table-cell table:style-name="ce151" office:value-type="date" office:date-value="2024-01-25">
            <text:p>25-Jan</text:p>
          </table:table-cell>
          <table:table-cell table:style-name="ce151" office:value-type="date" office:date-value="2024-01-26">
            <text:p>26-Jan</text:p>
          </table:table-cell>
          <table:table-cell table:style-name="ce151" office:value-type="date" office:date-value="2024-01-27">
            <text:p>27-Jan</text:p>
          </table:table-cell>
          <table:table-cell table:style-name="ce151" office:value-type="date" office:date-value="2024-01-28">
            <text:p>28-Jan</text:p>
          </table:table-cell>
          <table:table-cell table:style-name="ce151" office:value-type="date" office:date-value="2024-01-29">
            <text:p>29-Jan</text:p>
          </table:table-cell>
          <table:table-cell table:style-name="ce151" office:value-type="date" office:date-value="2024-01-30">
            <text:p>30-Jan</text:p>
          </table:table-cell>
          <table:table-cell table:style-name="ce151" office:value-type="date" office:date-value="2024-01-31">
            <text:p>31-Jan</text:p>
          </table:table-cell>
          <table:table-cell table:style-name="ce151" office:value-type="date" office:date-value="2024-02-01">
            <text:p>1-Feb</text:p>
          </table:table-cell>
          <table:table-cell table:style-name="ce151" office:value-type="date" office:date-value="2024-02-02">
            <text:p>2-Feb</text:p>
          </table:table-cell>
          <table:table-cell table:style-name="ce151" office:value-type="date" office:date-value="2024-02-03">
            <text:p>3-Feb</text:p>
          </table:table-cell>
          <table:table-cell table:style-name="ce151" office:value-type="date" office:date-value="2024-02-04">
            <text:p>4-Feb</text:p>
          </table:table-cell>
          <table:table-cell table:style-name="ce151" office:value-type="date" office:date-value="2024-02-05">
            <text:p>5-Feb</text:p>
          </table:table-cell>
          <table:table-cell table:style-name="ce151" office:value-type="date" office:date-value="2024-02-06">
            <text:p>6-Feb</text:p>
          </table:table-cell>
          <table:table-cell table:style-name="ce151" office:value-type="date" office:date-value="2024-02-07">
            <text:p>7-Feb</text:p>
          </table:table-cell>
          <table:table-cell table:style-name="ce151" office:value-type="date" office:date-value="2024-02-08">
            <text:p>8-Feb</text:p>
          </table:table-cell>
          <table:table-cell table:style-name="ce151" office:value-type="date" office:date-value="2024-02-09">
            <text:p>9-Feb</text:p>
          </table:table-cell>
          <table:table-cell table:style-name="ce151" office:value-type="date" office:date-value="2024-02-10">
            <text:p>10-Feb</text:p>
          </table:table-cell>
          <table:table-cell table:style-name="ce151" office:value-type="date" office:date-value="2024-02-11">
            <text:p>11-Feb</text:p>
          </table:table-cell>
          <table:table-cell table:style-name="ce151" office:value-type="date" office:date-value="2024-02-12">
            <text:p>12-Feb</text:p>
          </table:table-cell>
          <table:table-cell table:style-name="ce151" office:value-type="date" office:date-value="2024-02-13">
            <text:p>13-Feb</text:p>
          </table:table-cell>
          <table:table-cell table:style-name="ce151" office:value-type="date" office:date-value="2024-02-14">
            <text:p>14-Feb</text:p>
          </table:table-cell>
          <table:table-cell table:style-name="ce151" office:value-type="date" office:date-value="2024-02-15">
            <text:p>15-Feb</text:p>
          </table:table-cell>
          <table:table-cell table:style-name="ce151" office:value-type="date" office:date-value="2024-02-16">
            <text:p>16-Feb</text:p>
          </table:table-cell>
          <table:table-cell table:style-name="ce151" office:value-type="date" office:date-value="2024-02-17">
            <text:p>17-Feb</text:p>
          </table:table-cell>
          <table:table-cell table:style-name="ce151" office:value-type="date" office:date-value="2024-02-18">
            <text:p>18-Feb</text:p>
          </table:table-cell>
          <table:table-cell table:style-name="ce151" office:value-type="date" office:date-value="2024-02-19">
            <text:p>19-Feb</text:p>
          </table:table-cell>
          <table:table-cell table:style-name="ce151" office:value-type="date" office:date-value="2024-02-20">
            <text:p>20-Feb</text:p>
          </table:table-cell>
          <table:table-cell table:style-name="ce151" office:value-type="date" office:date-value="2024-02-21">
            <text:p>21-Feb</text:p>
          </table:table-cell>
          <table:table-cell table:style-name="ce151" office:value-type="date" office:date-value="2024-02-22">
            <text:p>22-Feb</text:p>
          </table:table-cell>
          <table:table-cell table:style-name="ce151" office:value-type="date" office:date-value="2024-02-23">
            <text:p>23-Feb</text:p>
          </table:table-cell>
          <table:table-cell table:style-name="ce151" office:value-type="date" office:date-value="2024-02-24">
            <text:p>24-Feb</text:p>
          </table:table-cell>
          <table:table-cell table:style-name="ce151" office:value-type="date" office:date-value="2024-02-25">
            <text:p>25-Feb</text:p>
          </table:table-cell>
          <table:table-cell table:style-name="ce151" office:value-type="date" office:date-value="2024-02-26">
            <text:p>26-Feb</text:p>
          </table:table-cell>
          <table:table-cell table:style-name="ce151" office:value-type="date" office:date-value="2024-02-27">
            <text:p>27-Feb</text:p>
          </table:table-cell>
          <table:table-cell table:style-name="ce151" office:value-type="date" office:date-value="2024-02-28">
            <text:p>28-Feb</text:p>
          </table:table-cell>
          <table:table-cell table:style-name="ce151" office:value-type="date" office:date-value="2024-02-29">
            <text:p>29-Feb</text:p>
          </table:table-cell>
          <table:table-cell table:style-name="ce151" office:value-type="date" office:date-value="2024-03-01">
            <text:p>1-Mar</text:p>
          </table:table-cell>
          <table:table-cell table:style-name="ce151" office:value-type="date" office:date-value="2024-03-02">
            <text:p>2-Mar</text:p>
          </table:table-cell>
          <table:table-cell table:style-name="ce151" office:value-type="date" office:date-value="2024-03-03">
            <text:p>3-Mar</text:p>
          </table:table-cell>
          <table:table-cell table:style-name="ce151" office:value-type="date" office:date-value="2024-03-04">
            <text:p>4-Mar</text:p>
          </table:table-cell>
          <table:table-cell table:style-name="ce151" office:value-type="date" office:date-value="2024-03-05">
            <text:p>5-Mar</text:p>
          </table:table-cell>
          <table:table-cell table:style-name="ce151" office:value-type="date" office:date-value="2024-03-06">
            <text:p>6-Mar</text:p>
          </table:table-cell>
          <table:table-cell table:style-name="ce151" office:value-type="date" office:date-value="2024-03-07">
            <text:p>7-Mar</text:p>
          </table:table-cell>
          <table:table-cell table:style-name="ce151" office:value-type="date" office:date-value="2024-03-08">
            <text:p>8-Mar</text:p>
          </table:table-cell>
          <table:table-cell table:style-name="ce151" office:value-type="date" office:date-value="2024-03-09">
            <text:p>9-Mar</text:p>
          </table:table-cell>
          <table:table-cell table:style-name="ce151" office:value-type="date" office:date-value="2024-03-10">
            <text:p>10-Mar</text:p>
          </table:table-cell>
          <table:table-cell table:style-name="ce151" office:value-type="date" office:date-value="2024-03-11">
            <text:p>11-Mar</text:p>
          </table:table-cell>
          <table:table-cell table:style-name="ce151" office:value-type="date" office:date-value="2024-03-12">
            <text:p>12-Mar</text:p>
          </table:table-cell>
          <table:table-cell table:style-name="ce151" office:value-type="date" office:date-value="2024-03-13">
            <text:p>13-Mar</text:p>
          </table:table-cell>
          <table:table-cell table:style-name="ce151" office:value-type="date" office:date-value="2024-03-14">
            <text:p>14-Mar</text:p>
          </table:table-cell>
          <table:table-cell table:style-name="ce151" office:value-type="date" office:date-value="2024-03-15">
            <text:p>15-Mar</text:p>
          </table:table-cell>
          <table:table-cell table:style-name="ce151" office:value-type="date" office:date-value="2024-03-16">
            <text:p>16-Mar</text:p>
          </table:table-cell>
          <table:table-cell table:style-name="ce151" office:value-type="date" office:date-value="2024-03-17">
            <text:p>17-Mar</text:p>
          </table:table-cell>
          <table:table-cell table:style-name="ce151" office:value-type="date" office:date-value="2024-03-18">
            <text:p>18-Mar</text:p>
          </table:table-cell>
          <table:table-cell table:style-name="ce151" office:value-type="date" office:date-value="2024-03-19">
            <text:p>19-Mar</text:p>
          </table:table-cell>
          <table:table-cell table:style-name="ce151" office:value-type="date" office:date-value="2024-03-20">
            <text:p>20-Mar</text:p>
          </table:table-cell>
          <table:table-cell table:style-name="ce151" office:value-type="date" office:date-value="2024-03-21">
            <text:p>21-Mar</text:p>
          </table:table-cell>
          <table:table-cell table:style-name="ce151" office:value-type="date" office:date-value="2024-03-22">
            <text:p>22-Mar</text:p>
          </table:table-cell>
          <table:table-cell table:style-name="ce151" office:value-type="date" office:date-value="2024-03-23">
            <text:p>23-Mar</text:p>
          </table:table-cell>
          <table:table-cell table:style-name="ce151" office:value-type="date" office:date-value="2024-03-24">
            <text:p>24-Mar</text:p>
          </table:table-cell>
          <table:table-cell table:style-name="ce151" office:value-type="date" office:date-value="2024-03-25">
            <text:p>25-Mar</text:p>
          </table:table-cell>
          <table:table-cell table:style-name="ce151" office:value-type="date" office:date-value="2024-03-26">
            <text:p>26-Mar</text:p>
          </table:table-cell>
          <table:table-cell table:style-name="ce151" office:value-type="date" office:date-value="2024-03-27">
            <text:p>27-Mar</text:p>
          </table:table-cell>
          <table:table-cell table:style-name="ce151" office:value-type="date" office:date-value="2024-03-28">
            <text:p>28-Mar</text:p>
          </table:table-cell>
          <table:table-cell table:style-name="ce151" office:value-type="date" office:date-value="2024-03-29">
            <text:p>29-Mar</text:p>
          </table:table-cell>
          <table:table-cell table:style-name="ce151" office:value-type="date" office:date-value="2024-03-30">
            <text:p>30-Mar</text:p>
          </table:table-cell>
          <table:table-cell table:style-name="ce151" office:value-type="date" office:date-value="2024-03-31">
            <text:p>31-Mar</text:p>
          </table:table-cell>
          <table:table-cell table:style-name="ce151" office:value-type="date" office:date-value="2024-04-01">
            <text:p>1-Apr</text:p>
          </table:table-cell>
          <table:table-cell table:style-name="ce151" office:value-type="date" office:date-value="2024-04-02">
            <text:p>2-Apr</text:p>
          </table:table-cell>
          <table:table-cell table:style-name="ce151" office:value-type="date" office:date-value="2024-04-03">
            <text:p>3-Apr</text:p>
          </table:table-cell>
          <table:table-cell table:style-name="ce151" office:value-type="date" office:date-value="2024-04-04">
            <text:p>4-Apr</text:p>
          </table:table-cell>
          <table:table-cell table:style-name="ce151" office:value-type="date" office:date-value="2024-04-05">
            <text:p>5-Apr</text:p>
          </table:table-cell>
          <table:table-cell table:style-name="ce151" office:value-type="date" office:date-value="2024-04-06">
            <text:p>6-Apr</text:p>
          </table:table-cell>
          <table:table-cell table:style-name="ce151" office:value-type="date" office:date-value="2024-04-07">
            <text:p>7-Apr</text:p>
          </table:table-cell>
          <table:table-cell table:style-name="ce151" office:value-type="date" office:date-value="2024-04-08">
            <text:p>8-Apr</text:p>
          </table:table-cell>
          <table:table-cell table:style-name="ce151" office:value-type="date" office:date-value="2024-04-09">
            <text:p>9-Apr</text:p>
          </table:table-cell>
          <table:table-cell table:style-name="ce151" office:value-type="date" office:date-value="2024-04-10">
            <text:p>10-Apr</text:p>
          </table:table-cell>
          <table:table-cell table:style-name="ce151" office:value-type="date" office:date-value="2024-04-11">
            <text:p>11-Apr</text:p>
          </table:table-cell>
          <table:table-cell table:style-name="ce151" office:value-type="date" office:date-value="2024-04-12">
            <text:p>12-Apr</text:p>
          </table:table-cell>
          <table:table-cell table:style-name="ce151" office:value-type="date" office:date-value="2024-04-13">
            <text:p>13-Apr</text:p>
          </table:table-cell>
          <table:table-cell table:style-name="ce151" office:value-type="date" office:date-value="2024-04-14">
            <text:p>14-Apr</text:p>
          </table:table-cell>
          <table:table-cell table:style-name="ce151" office:value-type="date" office:date-value="2024-04-15">
            <text:p>15-Apr</text:p>
          </table:table-cell>
          <table:table-cell table:style-name="ce151" office:value-type="date" office:date-value="2024-04-16">
            <text:p>16-Apr</text:p>
          </table:table-cell>
          <table:table-cell table:style-name="ce151" office:value-type="date" office:date-value="2024-04-17">
            <text:p>17-Apr</text:p>
          </table:table-cell>
          <table:table-cell table:style-name="ce151" office:value-type="date" office:date-value="2024-04-18">
            <text:p>18-Apr</text:p>
          </table:table-cell>
          <table:table-cell table:style-name="ce151" office:value-type="date" office:date-value="2024-04-19">
            <text:p>19-Apr</text:p>
          </table:table-cell>
          <table:table-cell table:style-name="ce151" office:value-type="date" office:date-value="2024-04-20">
            <text:p>20-Apr</text:p>
          </table:table-cell>
          <table:table-cell table:style-name="ce151" office:value-type="date" office:date-value="2024-04-21">
            <text:p>21-Apr</text:p>
          </table:table-cell>
          <table:table-cell table:style-name="ce151" office:value-type="date" office:date-value="2024-04-22">
            <text:p>22-Apr</text:p>
          </table:table-cell>
          <table:table-cell table:style-name="ce151" office:value-type="date" office:date-value="2024-04-23">
            <text:p>23-Apr</text:p>
          </table:table-cell>
          <table:table-cell table:style-name="ce151" office:value-type="date" office:date-value="2024-04-24">
            <text:p>24-Apr</text:p>
          </table:table-cell>
          <table:table-cell table:style-name="ce151" office:value-type="date" office:date-value="2024-04-25">
            <text:p>25-Apr</text:p>
          </table:table-cell>
          <table:table-cell table:style-name="ce151" office:value-type="date" office:date-value="2024-04-26">
            <text:p>26-Apr</text:p>
          </table:table-cell>
          <table:table-cell table:style-name="ce151" office:value-type="date" office:date-value="2024-04-27">
            <text:p>27-Apr</text:p>
          </table:table-cell>
          <table:table-cell table:style-name="ce151" office:value-type="date" office:date-value="2024-04-28">
            <text:p>28-Apr</text:p>
          </table:table-cell>
          <table:table-cell table:style-name="ce151" office:value-type="date" office:date-value="2024-04-29">
            <text:p>29-Apr</text:p>
          </table:table-cell>
          <table:table-cell table:style-name="ce151" office:value-type="date" office:date-value="2024-04-30">
            <text:p>30-Apr</text:p>
          </table:table-cell>
          <table:table-cell table:style-name="ce151" office:value-type="date" office:date-value="2024-05-01">
            <text:p>1-May</text:p>
          </table:table-cell>
          <table:table-cell table:style-name="ce151" office:value-type="date" office:date-value="2024-05-02">
            <text:p>2-May</text:p>
          </table:table-cell>
          <table:table-cell table:style-name="ce151" office:value-type="date" office:date-value="2024-05-03">
            <text:p>3-May</text:p>
          </table:table-cell>
          <table:table-cell table:style-name="ce151" office:value-type="date" office:date-value="2024-05-04">
            <text:p>4-May</text:p>
          </table:table-cell>
          <table:table-cell table:style-name="ce151" office:value-type="date" office:date-value="2024-05-05">
            <text:p>5-May</text:p>
          </table:table-cell>
          <table:table-cell table:style-name="ce151" office:value-type="date" office:date-value="2024-05-06">
            <text:p>6-May</text:p>
          </table:table-cell>
          <table:table-cell table:style-name="ce151" office:value-type="date" office:date-value="2024-05-07">
            <text:p>7-May</text:p>
          </table:table-cell>
          <table:table-cell table:style-name="ce151" office:value-type="date" office:date-value="2024-05-08">
            <text:p>8-May</text:p>
          </table:table-cell>
          <table:table-cell table:style-name="ce151" office:value-type="date" office:date-value="2024-05-09">
            <text:p>9-May</text:p>
          </table:table-cell>
          <table:table-cell table:style-name="ce151" office:value-type="date" office:date-value="2024-05-10">
            <text:p>10-May</text:p>
          </table:table-cell>
          <table:table-cell table:style-name="ce151" office:value-type="date" office:date-value="2024-05-11">
            <text:p>11-May</text:p>
          </table:table-cell>
          <table:table-cell table:style-name="ce151" office:value-type="date" office:date-value="2024-05-12">
            <text:p>12-May</text:p>
          </table:table-cell>
          <table:table-cell table:style-name="ce151" office:value-type="date" office:date-value="2024-05-13">
            <text:p>13-May</text:p>
          </table:table-cell>
          <table:table-cell table:style-name="ce151" office:value-type="date" office:date-value="2024-05-14">
            <text:p>14-May</text:p>
          </table:table-cell>
          <table:table-cell table:style-name="ce151" office:value-type="date" office:date-value="2024-05-15">
            <text:p>15-May</text:p>
          </table:table-cell>
          <table:table-cell table:style-name="ce151" office:value-type="date" office:date-value="2024-05-16">
            <text:p>16-May</text:p>
          </table:table-cell>
          <table:table-cell table:style-name="ce151" office:value-type="date" office:date-value="2024-05-17">
            <text:p>17-May</text:p>
          </table:table-cell>
          <table:table-cell table:style-name="ce151" office:value-type="date" office:date-value="2024-05-18">
            <text:p>18-May</text:p>
          </table:table-cell>
          <table:table-cell table:style-name="ce151" office:value-type="date" office:date-value="2024-05-19">
            <text:p>19-May</text:p>
          </table:table-cell>
          <table:table-cell table:style-name="ce151" office:value-type="date" office:date-value="2024-05-20">
            <text:p>20-May</text:p>
          </table:table-cell>
          <table:table-cell table:style-name="ce151" office:value-type="date" office:date-value="2024-05-21">
            <text:p>21-May</text:p>
          </table:table-cell>
          <table:table-cell table:style-name="ce151" office:value-type="date" office:date-value="2024-05-22">
            <text:p>22-May</text:p>
          </table:table-cell>
          <table:table-cell table:style-name="ce151" office:value-type="date" office:date-value="2024-05-23">
            <text:p>23-May</text:p>
          </table:table-cell>
          <table:table-cell table:style-name="ce151" office:value-type="date" office:date-value="2024-05-24">
            <text:p>24-May</text:p>
          </table:table-cell>
          <table:table-cell table:style-name="ce151" office:value-type="date" office:date-value="2024-05-25">
            <text:p>25-May</text:p>
          </table:table-cell>
          <table:table-cell table:style-name="ce151" office:value-type="date" office:date-value="2024-05-26">
            <text:p>26-May</text:p>
          </table:table-cell>
          <table:table-cell table:style-name="ce151" office:value-type="date" office:date-value="2024-05-27">
            <text:p>27-May</text:p>
          </table:table-cell>
          <table:table-cell table:style-name="ce151" office:value-type="date" office:date-value="2024-05-28">
            <text:p>28-May</text:p>
          </table:table-cell>
          <table:table-cell table:style-name="ce151" office:value-type="date" office:date-value="2024-05-29">
            <text:p>29-May</text:p>
          </table:table-cell>
          <table:table-cell table:style-name="ce151" office:value-type="date" office:date-value="2024-05-30">
            <text:p>30-May</text:p>
          </table:table-cell>
          <table:table-cell table:style-name="ce151" office:value-type="date" office:date-value="2024-05-31">
            <text:p>31-May</text:p>
          </table:table-cell>
          <table:table-cell table:style-name="ce151" office:value-type="date" office:date-value="2024-06-01">
            <text:p>1-Jun</text:p>
          </table:table-cell>
          <table:table-cell table:style-name="ce151" office:value-type="date" office:date-value="2024-06-02">
            <text:p>2-Jun</text:p>
          </table:table-cell>
          <table:table-cell table:style-name="ce151" office:value-type="date" office:date-value="2024-06-03">
            <text:p>3-Jun</text:p>
          </table:table-cell>
          <table:table-cell table:style-name="ce151" office:value-type="date" office:date-value="2024-06-04">
            <text:p>4-Jun</text:p>
          </table:table-cell>
          <table:table-cell table:style-name="ce151" office:value-type="date" office:date-value="2024-06-05">
            <text:p>5-Jun</text:p>
          </table:table-cell>
          <table:table-cell table:style-name="ce151" office:value-type="date" office:date-value="2024-06-06">
            <text:p>6-Jun</text:p>
          </table:table-cell>
          <table:table-cell table:style-name="ce151" office:value-type="date" office:date-value="2024-06-07">
            <text:p>7-Jun</text:p>
          </table:table-cell>
          <table:table-cell table:style-name="ce151" office:value-type="date" office:date-value="2024-06-08">
            <text:p>8-Jun</text:p>
          </table:table-cell>
          <table:table-cell table:style-name="ce151" office:value-type="date" office:date-value="2024-06-09">
            <text:p>9-Jun</text:p>
          </table:table-cell>
          <table:table-cell table:style-name="ce151" office:value-type="date" office:date-value="2024-06-10">
            <text:p>10-Jun</text:p>
          </table:table-cell>
          <table:table-cell table:style-name="ce151" office:value-type="date" office:date-value="2024-06-11">
            <text:p>11-Jun</text:p>
          </table:table-cell>
          <table:table-cell table:style-name="ce151" office:value-type="date" office:date-value="2024-06-12">
            <text:p>12-Jun</text:p>
          </table:table-cell>
          <table:table-cell table:style-name="ce151" office:value-type="date" office:date-value="2024-06-13">
            <text:p>13-Jun</text:p>
          </table:table-cell>
          <table:table-cell table:style-name="ce151" office:value-type="date" office:date-value="2024-06-14">
            <text:p>14-Jun</text:p>
          </table:table-cell>
          <table:table-cell table:style-name="ce151" office:value-type="date" office:date-value="2024-06-15">
            <text:p>15-Jun</text:p>
          </table:table-cell>
          <table:table-cell table:style-name="ce151" office:value-type="date" office:date-value="2024-06-16">
            <text:p>16-Jun</text:p>
          </table:table-cell>
          <table:table-cell table:style-name="ce151" office:value-type="date" office:date-value="2024-06-17">
            <text:p>17-Jun</text:p>
          </table:table-cell>
          <table:table-cell table:style-name="ce151" office:value-type="date" office:date-value="2024-06-18">
            <text:p>18-Jun</text:p>
          </table:table-cell>
          <table:table-cell table:style-name="ce151" office:value-type="date" office:date-value="2024-06-19">
            <text:p>19-Jun</text:p>
          </table:table-cell>
          <table:table-cell table:style-name="ce151" office:value-type="date" office:date-value="2024-06-20">
            <text:p>20-Jun</text:p>
          </table:table-cell>
          <table:table-cell table:style-name="ce151" office:value-type="date" office:date-value="2024-06-21">
            <text:p>21-Jun</text:p>
          </table:table-cell>
          <table:table-cell table:style-name="ce151" office:value-type="date" office:date-value="2024-06-22">
            <text:p>22-Jun</text:p>
          </table:table-cell>
          <table:table-cell table:style-name="ce151" office:value-type="date" office:date-value="2024-06-23">
            <text:p>23-Jun</text:p>
          </table:table-cell>
          <table:table-cell table:style-name="ce151" office:value-type="date" office:date-value="2024-06-24">
            <text:p>24-Jun</text:p>
          </table:table-cell>
          <table:table-cell table:style-name="ce151" office:value-type="date" office:date-value="2024-06-25">
            <text:p>25-Jun</text:p>
          </table:table-cell>
          <table:table-cell table:style-name="ce151" office:value-type="date" office:date-value="2024-06-26">
            <text:p>26-Jun</text:p>
          </table:table-cell>
          <table:table-cell table:style-name="ce151" office:value-type="date" office:date-value="2024-06-27">
            <text:p>27-Jun</text:p>
          </table:table-cell>
          <table:table-cell table:style-name="ce151" office:value-type="date" office:date-value="2024-06-28">
            <text:p>28-Jun</text:p>
          </table:table-cell>
          <table:table-cell table:style-name="ce151" office:value-type="date" office:date-value="2024-06-29">
            <text:p>29-Jun</text:p>
          </table:table-cell>
          <table:table-cell table:style-name="ce151" office:value-type="date" office:date-value="2024-06-30">
            <text:p>30-Jun</text:p>
          </table:table-cell>
          <table:table-cell table:style-name="ce151" office:value-type="date" office:date-value="2024-07-01">
            <text:p>1-Jul</text:p>
          </table:table-cell>
          <table:table-cell table:style-name="ce151" office:value-type="date" office:date-value="2024-07-02">
            <text:p>2-Jul</text:p>
          </table:table-cell>
          <table:table-cell table:style-name="ce151" office:value-type="date" office:date-value="2024-07-03">
            <text:p>3-Jul</text:p>
          </table:table-cell>
          <table:table-cell table:style-name="ce151" office:value-type="date" office:date-value="2024-07-04">
            <text:p>4-Jul</text:p>
          </table:table-cell>
          <table:table-cell table:style-name="ce151" office:value-type="date" office:date-value="2024-07-05">
            <text:p>5-Jul</text:p>
          </table:table-cell>
          <table:table-cell table:style-name="ce151" office:value-type="date" office:date-value="2024-07-06">
            <text:p>6-Jul</text:p>
          </table:table-cell>
          <table:table-cell table:style-name="ce151" office:value-type="date" office:date-value="2024-07-07">
            <text:p>7-Jul</text:p>
          </table:table-cell>
          <table:table-cell table:style-name="ce151" office:value-type="date" office:date-value="2024-07-08">
            <text:p>8-Jul</text:p>
          </table:table-cell>
          <table:table-cell table:style-name="ce151" office:value-type="date" office:date-value="2024-07-09">
            <text:p>9-Jul</text:p>
          </table:table-cell>
          <table:table-cell table:style-name="ce151" office:value-type="date" office:date-value="2024-07-10">
            <text:p>10-Jul</text:p>
          </table:table-cell>
          <table:table-cell table:style-name="ce151" office:value-type="date" office:date-value="2024-07-11">
            <text:p>11-Jul</text:p>
          </table:table-cell>
          <table:table-cell table:style-name="ce151" office:value-type="date" office:date-value="2024-07-12">
            <text:p>12-Jul</text:p>
          </table:table-cell>
          <table:table-cell table:style-name="ce151" office:value-type="date" office:date-value="2024-07-13">
            <text:p>13-Jul</text:p>
          </table:table-cell>
          <table:table-cell table:style-name="ce151" office:value-type="date" office:date-value="2024-07-14">
            <text:p>14-Jul</text:p>
          </table:table-cell>
          <table:table-cell table:style-name="ce151" office:value-type="date" office:date-value="2024-07-15">
            <text:p>15-Jul</text:p>
          </table:table-cell>
          <table:table-cell table:style-name="ce151" office:value-type="date" office:date-value="2024-07-16">
            <text:p>16-Jul</text:p>
          </table:table-cell>
          <table:table-cell table:style-name="ce151" office:value-type="date" office:date-value="2024-07-17">
            <text:p>17-Jul</text:p>
          </table:table-cell>
          <table:table-cell table:style-name="ce151" office:value-type="date" office:date-value="2024-07-18">
            <text:p>18-Jul</text:p>
          </table:table-cell>
          <table:table-cell table:style-name="ce151" office:value-type="date" office:date-value="2024-07-19">
            <text:p>19-Jul</text:p>
          </table:table-cell>
          <table:table-cell table:style-name="ce151" office:value-type="date" office:date-value="2024-07-20">
            <text:p>20-Jul</text:p>
          </table:table-cell>
          <table:table-cell table:style-name="ce151" office:value-type="date" office:date-value="2024-07-21">
            <text:p>21-Jul</text:p>
          </table:table-cell>
          <table:table-cell table:style-name="ce151" office:value-type="date" office:date-value="2024-07-22">
            <text:p>22-Jul</text:p>
          </table:table-cell>
          <table:table-cell table:style-name="ce151" office:value-type="date" office:date-value="2024-07-23">
            <text:p>23-Jul</text:p>
          </table:table-cell>
          <table:table-cell table:style-name="ce151" office:value-type="date" office:date-value="2024-07-24">
            <text:p>24-Jul</text:p>
          </table:table-cell>
          <table:table-cell table:style-name="ce151" office:value-type="date" office:date-value="2024-07-25">
            <text:p>25-Jul</text:p>
          </table:table-cell>
          <table:table-cell table:style-name="ce151" office:value-type="date" office:date-value="2024-07-26">
            <text:p>26-Jul</text:p>
          </table:table-cell>
          <table:table-cell table:style-name="ce151" office:value-type="date" office:date-value="2024-07-27">
            <text:p>27-Jul</text:p>
          </table:table-cell>
          <table:table-cell table:style-name="ce151" office:value-type="date" office:date-value="2024-07-28">
            <text:p>28-Jul</text:p>
          </table:table-cell>
          <table:table-cell table:style-name="ce151" office:value-type="date" office:date-value="2024-07-29">
            <text:p>29-Jul</text:p>
          </table:table-cell>
          <table:table-cell table:style-name="ce151" office:value-type="date" office:date-value="2024-07-30">
            <text:p>30-Jul</text:p>
          </table:table-cell>
          <table:table-cell table:style-name="ce151" office:value-type="date" office:date-value="2024-07-31">
            <text:p>31-Jul</text:p>
          </table:table-cell>
          <table:table-cell table:style-name="ce151" office:value-type="date" office:date-value="2024-08-01">
            <text:p>1-Aug</text:p>
          </table:table-cell>
          <table:table-cell table:style-name="ce151" office:value-type="date" office:date-value="2024-08-02">
            <text:p>2-Aug</text:p>
          </table:table-cell>
          <table:table-cell table:style-name="ce151" office:value-type="date" office:date-value="2024-08-03">
            <text:p>3-Aug</text:p>
          </table:table-cell>
          <table:table-cell table:style-name="ce151" office:value-type="date" office:date-value="2024-08-04">
            <text:p>4-Aug</text:p>
          </table:table-cell>
          <table:table-cell table:style-name="ce151" office:value-type="date" office:date-value="2024-08-05">
            <text:p>5-Aug</text:p>
          </table:table-cell>
          <table:table-cell table:style-name="ce151" office:value-type="date" office:date-value="2024-08-06">
            <text:p>6-Aug</text:p>
          </table:table-cell>
          <table:table-cell table:style-name="ce151" office:value-type="date" office:date-value="2024-08-07">
            <text:p>7-Aug</text:p>
          </table:table-cell>
          <table:table-cell table:style-name="ce151" office:value-type="date" office:date-value="2024-08-08">
            <text:p>8-Aug</text:p>
          </table:table-cell>
          <table:table-cell table:style-name="ce151" office:value-type="date" office:date-value="2024-08-09">
            <text:p>9-Aug</text:p>
          </table:table-cell>
          <table:table-cell table:style-name="ce151" office:value-type="date" office:date-value="2024-08-10">
            <text:p>10-Aug</text:p>
          </table:table-cell>
          <table:table-cell table:style-name="ce151" office:value-type="date" office:date-value="2024-08-11">
            <text:p>11-Aug</text:p>
          </table:table-cell>
          <table:table-cell table:style-name="ce151" office:value-type="date" office:date-value="2024-08-12">
            <text:p>12-Aug</text:p>
          </table:table-cell>
          <table:table-cell table:style-name="ce151" office:value-type="date" office:date-value="2024-08-13">
            <text:p>13-Aug</text:p>
          </table:table-cell>
          <table:table-cell table:style-name="ce151" office:value-type="date" office:date-value="2024-08-14">
            <text:p>14-Aug</text:p>
          </table:table-cell>
          <table:table-cell table:style-name="ce151" office:value-type="date" office:date-value="2024-08-15">
            <text:p>15-Aug</text:p>
          </table:table-cell>
          <table:table-cell table:style-name="ce151" office:value-type="date" office:date-value="2024-08-16">
            <text:p>16-Aug</text:p>
          </table:table-cell>
          <table:table-cell table:style-name="ce151" office:value-type="date" office:date-value="2024-08-17">
            <text:p>17-Aug</text:p>
          </table:table-cell>
          <table:table-cell table:style-name="ce151" office:value-type="date" office:date-value="2024-08-18">
            <text:p>18-Aug</text:p>
          </table:table-cell>
          <table:table-cell table:style-name="ce151" office:value-type="date" office:date-value="2024-08-19">
            <text:p>19-Aug</text:p>
          </table:table-cell>
          <table:table-cell table:style-name="ce151" office:value-type="date" office:date-value="2024-08-20">
            <text:p>20-Aug</text:p>
          </table:table-cell>
          <table:table-cell table:style-name="ce151" office:value-type="date" office:date-value="2024-08-21">
            <text:p>21-Aug</text:p>
          </table:table-cell>
          <table:table-cell table:style-name="ce151" office:value-type="date" office:date-value="2024-08-22">
            <text:p>22-Aug</text:p>
          </table:table-cell>
          <table:table-cell table:style-name="ce151" office:value-type="date" office:date-value="2024-08-23">
            <text:p>23-Aug</text:p>
          </table:table-cell>
          <table:table-cell table:style-name="ce151" office:value-type="date" office:date-value="2024-08-24">
            <text:p>24-Aug</text:p>
          </table:table-cell>
          <table:table-cell table:style-name="ce151" office:value-type="date" office:date-value="2024-08-25">
            <text:p>25-Aug</text:p>
          </table:table-cell>
          <table:table-cell table:style-name="ce151" office:value-type="date" office:date-value="2024-08-26">
            <text:p>26-Aug</text:p>
          </table:table-cell>
          <table:table-cell table:style-name="ce151" office:value-type="date" office:date-value="2024-08-27">
            <text:p>27-Aug</text:p>
          </table:table-cell>
          <table:table-cell table:style-name="ce151" office:value-type="date" office:date-value="2024-08-28">
            <text:p>28-Aug</text:p>
          </table:table-cell>
          <table:table-cell table:style-name="ce151" office:value-type="date" office:date-value="2024-08-29">
            <text:p>29-Aug</text:p>
          </table:table-cell>
          <table:table-cell table:style-name="ce151" office:value-type="date" office:date-value="2024-08-30">
            <text:p>30-Aug</text:p>
          </table:table-cell>
          <table:table-cell table:style-name="ce151" office:value-type="date" office:date-value="2024-08-31">
            <text:p>31-Aug</text:p>
          </table:table-cell>
          <table:table-cell table:style-name="ce151" office:value-type="date" office:date-value="2024-09-01">
            <text:p>1-Sep</text:p>
          </table:table-cell>
          <table:table-cell table:style-name="ce151" office:value-type="date" office:date-value="2024-09-02">
            <text:p>2-Sep</text:p>
          </table:table-cell>
          <table:table-cell table:style-name="ce151" office:value-type="date" office:date-value="2024-09-03">
            <text:p>3-Sep</text:p>
          </table:table-cell>
          <table:table-cell table:style-name="ce151" office:value-type="date" office:date-value="2024-09-04">
            <text:p>4-Sep</text:p>
          </table:table-cell>
          <table:table-cell table:style-name="ce151" office:value-type="date" office:date-value="2024-09-05">
            <text:p>5-Sep</text:p>
          </table:table-cell>
          <table:table-cell table:style-name="ce151" office:value-type="date" office:date-value="2024-09-06">
            <text:p>6-Sep</text:p>
          </table:table-cell>
          <table:table-cell table:style-name="ce151" office:value-type="date" office:date-value="2024-09-07">
            <text:p>7-Sep</text:p>
          </table:table-cell>
          <table:table-cell table:style-name="ce151" office:value-type="date" office:date-value="2024-09-08">
            <text:p>8-Sep</text:p>
          </table:table-cell>
          <table:table-cell table:style-name="ce151" office:value-type="date" office:date-value="2024-09-09">
            <text:p>9-Sep</text:p>
          </table:table-cell>
          <table:table-cell table:style-name="ce151" office:value-type="date" office:date-value="2024-09-10">
            <text:p>10-Sep</text:p>
          </table:table-cell>
          <table:table-cell table:style-name="ce151" office:value-type="date" office:date-value="2024-09-11">
            <text:p>11-Sep</text:p>
          </table:table-cell>
          <table:table-cell table:style-name="ce151" office:value-type="date" office:date-value="2024-09-12">
            <text:p>12-Sep</text:p>
          </table:table-cell>
          <table:table-cell table:style-name="ce151" office:value-type="date" office:date-value="2024-09-13">
            <text:p>13-Sep</text:p>
          </table:table-cell>
          <table:table-cell table:style-name="ce151" office:value-type="date" office:date-value="2024-09-14">
            <text:p>14-Sep</text:p>
          </table:table-cell>
          <table:table-cell table:style-name="ce151" office:value-type="date" office:date-value="2024-09-15">
            <text:p>15-Sep</text:p>
          </table:table-cell>
          <table:table-cell table:style-name="ce151" office:value-type="date" office:date-value="2024-09-16">
            <text:p>16-Sep</text:p>
          </table:table-cell>
          <table:table-cell table:style-name="ce151" office:value-type="date" office:date-value="2024-09-17">
            <text:p>17-Sep</text:p>
          </table:table-cell>
          <table:table-cell table:style-name="ce151" office:value-type="date" office:date-value="2024-09-18">
            <text:p>18-Sep</text:p>
          </table:table-cell>
          <table:table-cell table:style-name="ce151" office:value-type="date" office:date-value="2024-09-19">
            <text:p>19-Sep</text:p>
          </table:table-cell>
          <table:table-cell table:style-name="ce151" office:value-type="date" office:date-value="2024-09-20">
            <text:p>20-Sep</text:p>
          </table:table-cell>
          <table:table-cell table:style-name="ce151" office:value-type="date" office:date-value="2024-09-21">
            <text:p>21-Sep</text:p>
          </table:table-cell>
          <table:table-cell table:style-name="ce151" office:value-type="date" office:date-value="2024-09-22">
            <text:p>22-Sep</text:p>
          </table:table-cell>
          <table:table-cell table:style-name="ce151" office:value-type="date" office:date-value="2024-09-23">
            <text:p>23-Sep</text:p>
          </table:table-cell>
          <table:table-cell table:style-name="ce151" office:value-type="date" office:date-value="2024-09-24">
            <text:p>24-Sep</text:p>
          </table:table-cell>
          <table:table-cell table:style-name="ce151" office:value-type="date" office:date-value="2024-09-25">
            <text:p>25-Sep</text:p>
          </table:table-cell>
          <table:table-cell table:style-name="ce151" office:value-type="date" office:date-value="2024-09-26">
            <text:p>26-Sep</text:p>
          </table:table-cell>
          <table:table-cell table:style-name="ce151" office:value-type="date" office:date-value="2024-09-27">
            <text:p>27-Sep</text:p>
          </table:table-cell>
          <table:table-cell table:style-name="ce151" office:value-type="date" office:date-value="2024-09-28">
            <text:p>28-Sep</text:p>
          </table:table-cell>
          <table:table-cell table:style-name="ce151" office:value-type="date" office:date-value="2024-09-29">
            <text:p>29-Sep</text:p>
          </table:table-cell>
          <table:table-cell table:style-name="ce151" office:value-type="date" office:date-value="2024-09-30">
            <text:p>30-Sep</text:p>
          </table:table-cell>
          <table:table-cell table:style-name="ce151" office:value-type="date" office:date-value="2024-10-01">
            <text:p>1-Oct</text:p>
          </table:table-cell>
          <table:table-cell table:style-name="ce151" office:value-type="date" office:date-value="2024-10-02">
            <text:p>2-Oct</text:p>
          </table:table-cell>
          <table:table-cell table:style-name="ce151" office:value-type="date" office:date-value="2024-10-03">
            <text:p>3-Oct</text:p>
          </table:table-cell>
          <table:table-cell table:style-name="ce151" office:value-type="date" office:date-value="2024-10-04">
            <text:p>4-Oct</text:p>
          </table:table-cell>
          <table:table-cell table:style-name="ce151" office:value-type="date" office:date-value="2024-10-05">
            <text:p>5-Oct</text:p>
          </table:table-cell>
          <table:table-cell table:style-name="ce151" office:value-type="date" office:date-value="2024-10-06">
            <text:p>6-Oct</text:p>
          </table:table-cell>
          <table:table-cell table:style-name="ce151" office:value-type="date" office:date-value="2024-10-07">
            <text:p>7-Oct</text:p>
          </table:table-cell>
          <table:table-cell table:style-name="ce151" office:value-type="date" office:date-value="2024-10-08">
            <text:p>8-Oct</text:p>
          </table:table-cell>
          <table:table-cell table:style-name="ce151" office:value-type="date" office:date-value="2024-10-09">
            <text:p>9-Oct</text:p>
          </table:table-cell>
          <table:table-cell table:style-name="ce151" office:value-type="date" office:date-value="2024-10-10">
            <text:p>10-Oct</text:p>
          </table:table-cell>
          <table:table-cell table:style-name="ce151" office:value-type="date" office:date-value="2024-10-11">
            <text:p>11-Oct</text:p>
          </table:table-cell>
          <table:table-cell table:style-name="ce151" office:value-type="date" office:date-value="2024-10-12">
            <text:p>12-Oct</text:p>
          </table:table-cell>
          <table:table-cell table:style-name="ce151" office:value-type="date" office:date-value="2024-10-13">
            <text:p>13-Oct</text:p>
          </table:table-cell>
          <table:table-cell table:style-name="ce151" office:value-type="date" office:date-value="2024-10-14">
            <text:p>14-Oct</text:p>
          </table:table-cell>
          <table:table-cell table:style-name="ce151" office:value-type="date" office:date-value="2024-10-15">
            <text:p>15-Oct</text:p>
          </table:table-cell>
          <table:table-cell table:style-name="ce151" office:value-type="date" office:date-value="2024-10-16">
            <text:p>16-Oct</text:p>
          </table:table-cell>
          <table:table-cell table:style-name="ce151" office:value-type="date" office:date-value="2024-10-17">
            <text:p>17-Oct</text:p>
          </table:table-cell>
          <table:table-cell table:style-name="ce151" office:value-type="date" office:date-value="2024-10-18">
            <text:p>18-Oct</text:p>
          </table:table-cell>
          <table:table-cell table:style-name="ce151" office:value-type="date" office:date-value="2024-10-19">
            <text:p>19-Oct</text:p>
          </table:table-cell>
          <table:table-cell table:style-name="ce151" office:value-type="date" office:date-value="2024-10-20">
            <text:p>20-Oct</text:p>
          </table:table-cell>
          <table:table-cell table:style-name="ce151" office:value-type="date" office:date-value="2024-10-21">
            <text:p>21-Oct</text:p>
          </table:table-cell>
          <table:table-cell table:style-name="ce151" office:value-type="date" office:date-value="2024-10-22">
            <text:p>22-Oct</text:p>
          </table:table-cell>
          <table:table-cell table:style-name="ce151" office:value-type="date" office:date-value="2024-10-23">
            <text:p>23-Oct</text:p>
          </table:table-cell>
          <table:table-cell table:style-name="ce151" office:value-type="date" office:date-value="2024-10-24">
            <text:p>24-Oct</text:p>
          </table:table-cell>
          <table:table-cell table:style-name="ce151" office:value-type="date" office:date-value="2024-10-25">
            <text:p>25-Oct</text:p>
          </table:table-cell>
          <table:table-cell table:style-name="ce151" office:value-type="date" office:date-value="2024-10-26">
            <text:p>26-Oct</text:p>
          </table:table-cell>
          <table:table-cell table:style-name="ce151" office:value-type="date" office:date-value="2024-10-27">
            <text:p>27-Oct</text:p>
          </table:table-cell>
          <table:table-cell table:style-name="ce151" office:value-type="date" office:date-value="2024-10-28">
            <text:p>28-Oct</text:p>
          </table:table-cell>
          <table:table-cell table:style-name="ce151" office:value-type="date" office:date-value="2024-10-29">
            <text:p>29-Oct</text:p>
          </table:table-cell>
          <table:table-cell table:style-name="ce151" office:value-type="date" office:date-value="2024-10-30">
            <text:p>30-Oct</text:p>
          </table:table-cell>
          <table:table-cell table:style-name="ce151" office:value-type="date" office:date-value="2024-10-31">
            <text:p>31-Oct</text:p>
          </table:table-cell>
          <table:table-cell table:style-name="ce151" office:value-type="date" office:date-value="2024-11-01">
            <text:p>1-Nov</text:p>
          </table:table-cell>
          <table:table-cell table:style-name="ce151" office:value-type="date" office:date-value="2024-11-02">
            <text:p>2-Nov</text:p>
          </table:table-cell>
          <table:table-cell table:style-name="ce151" office:value-type="date" office:date-value="2024-11-03">
            <text:p>3-Nov</text:p>
          </table:table-cell>
          <table:table-cell table:style-name="ce151" office:value-type="date" office:date-value="2024-11-04">
            <text:p>4-Nov</text:p>
          </table:table-cell>
          <table:table-cell table:style-name="ce151" office:value-type="date" office:date-value="2024-11-05">
            <text:p>5-Nov</text:p>
          </table:table-cell>
          <table:table-cell table:style-name="ce151" office:value-type="date" office:date-value="2024-11-06">
            <text:p>6-Nov</text:p>
          </table:table-cell>
          <table:table-cell table:style-name="ce151" office:value-type="date" office:date-value="2024-11-07">
            <text:p>7-Nov</text:p>
          </table:table-cell>
          <table:table-cell table:style-name="ce151" office:value-type="date" office:date-value="2024-11-08">
            <text:p>8-Nov</text:p>
          </table:table-cell>
          <table:table-cell table:style-name="ce151" office:value-type="date" office:date-value="2024-11-09">
            <text:p>9-Nov</text:p>
          </table:table-cell>
          <table:table-cell table:style-name="ce151" office:value-type="date" office:date-value="2024-11-10">
            <text:p>10-Nov</text:p>
          </table:table-cell>
          <table:table-cell table:style-name="ce151" office:value-type="date" office:date-value="2024-11-11">
            <text:p>11-Nov</text:p>
          </table:table-cell>
          <table:table-cell table:style-name="ce151" office:value-type="date" office:date-value="2024-11-12">
            <text:p>12-Nov</text:p>
          </table:table-cell>
          <table:table-cell table:style-name="ce151" office:value-type="date" office:date-value="2024-11-13">
            <text:p>13-Nov</text:p>
          </table:table-cell>
          <table:table-cell table:style-name="ce151" office:value-type="date" office:date-value="2024-11-14">
            <text:p>14-Nov</text:p>
          </table:table-cell>
          <table:table-cell table:style-name="ce151" office:value-type="date" office:date-value="2024-11-15">
            <text:p>15-Nov</text:p>
          </table:table-cell>
          <table:table-cell table:style-name="ce151" office:value-type="date" office:date-value="2024-11-16">
            <text:p>16-Nov</text:p>
          </table:table-cell>
          <table:table-cell table:style-name="ce151" office:value-type="date" office:date-value="2024-11-17">
            <text:p>17-Nov</text:p>
          </table:table-cell>
          <table:table-cell table:style-name="ce151" office:value-type="date" office:date-value="2024-11-18">
            <text:p>18-Nov</text:p>
          </table:table-cell>
          <table:table-cell table:style-name="ce151" office:value-type="date" office:date-value="2024-11-19">
            <text:p>19-Nov</text:p>
          </table:table-cell>
          <table:table-cell table:style-name="ce151" office:value-type="date" office:date-value="2024-11-20">
            <text:p>20-Nov</text:p>
          </table:table-cell>
          <table:table-cell table:style-name="ce151" office:value-type="date" office:date-value="2024-11-21">
            <text:p>21-Nov</text:p>
          </table:table-cell>
          <table:table-cell table:style-name="ce151" office:value-type="date" office:date-value="2024-11-22">
            <text:p>22-Nov</text:p>
          </table:table-cell>
          <table:table-cell table:style-name="ce151" office:value-type="date" office:date-value="2024-11-23">
            <text:p>23-Nov</text:p>
          </table:table-cell>
          <table:table-cell table:style-name="ce151" office:value-type="date" office:date-value="2024-11-24">
            <text:p>24-Nov</text:p>
          </table:table-cell>
          <table:table-cell table:style-name="ce151" office:value-type="date" office:date-value="2024-11-25">
            <text:p>25-Nov</text:p>
          </table:table-cell>
          <table:table-cell table:style-name="ce151" office:value-type="date" office:date-value="2024-11-26">
            <text:p>26-Nov</text:p>
          </table:table-cell>
          <table:table-cell table:style-name="ce151" office:value-type="date" office:date-value="2024-11-27">
            <text:p>27-Nov</text:p>
          </table:table-cell>
          <table:table-cell table:style-name="ce151" office:value-type="date" office:date-value="2024-11-28">
            <text:p>28-Nov</text:p>
          </table:table-cell>
          <table:table-cell table:style-name="ce151" office:value-type="date" office:date-value="2024-11-29">
            <text:p>29-Nov</text:p>
          </table:table-cell>
          <table:table-cell table:style-name="ce151" office:value-type="date" office:date-value="2024-11-30">
            <text:p>30-Nov</text:p>
          </table:table-cell>
          <table:table-cell table:style-name="ce151" office:value-type="date" office:date-value="2024-12-01">
            <text:p>1-Dec</text:p>
          </table:table-cell>
          <table:table-cell table:style-name="ce151" office:value-type="date" office:date-value="2024-12-02">
            <text:p>2-Dec</text:p>
          </table:table-cell>
          <table:table-cell table:style-name="ce151" office:value-type="date" office:date-value="2024-12-03">
            <text:p>3-Dec</text:p>
          </table:table-cell>
          <table:table-cell table:style-name="ce151" office:value-type="date" office:date-value="2024-12-04">
            <text:p>4-Dec</text:p>
          </table:table-cell>
          <table:table-cell table:style-name="ce151" office:value-type="date" office:date-value="2024-12-05">
            <text:p>5-Dec</text:p>
          </table:table-cell>
          <table:table-cell table:style-name="ce151" office:value-type="date" office:date-value="2024-12-06">
            <text:p>6-Dec</text:p>
          </table:table-cell>
          <table:table-cell table:style-name="ce151" office:value-type="date" office:date-value="2024-12-07">
            <text:p>7-Dec</text:p>
          </table:table-cell>
          <table:table-cell table:style-name="ce151" office:value-type="date" office:date-value="2024-12-08">
            <text:p>8-Dec</text:p>
          </table:table-cell>
          <table:table-cell table:style-name="ce151" office:value-type="date" office:date-value="2024-12-09">
            <text:p>9-Dec</text:p>
          </table:table-cell>
          <table:table-cell table:style-name="ce151" office:value-type="date" office:date-value="2024-12-10">
            <text:p>10-Dec</text:p>
          </table:table-cell>
          <table:table-cell table:style-name="ce151" office:value-type="date" office:date-value="2024-12-11">
            <text:p>11-Dec</text:p>
          </table:table-cell>
          <table:table-cell table:style-name="ce151" office:value-type="date" office:date-value="2024-12-12">
            <text:p>12-Dec</text:p>
          </table:table-cell>
          <table:table-cell table:style-name="ce151" office:value-type="date" office:date-value="2024-12-13">
            <text:p>13-Dec</text:p>
          </table:table-cell>
          <table:table-cell table:style-name="ce151" office:value-type="date" office:date-value="2024-12-14">
            <text:p>14-Dec</text:p>
          </table:table-cell>
          <table:table-cell table:style-name="ce151" office:value-type="date" office:date-value="2024-12-15">
            <text:p>15-Dec</text:p>
          </table:table-cell>
          <table:table-cell table:style-name="ce151" office:value-type="date" office:date-value="2024-12-16">
            <text:p>16-Dec</text:p>
          </table:table-cell>
          <table:table-cell table:style-name="ce151" office:value-type="date" office:date-value="2024-12-17">
            <text:p>17-Dec</text:p>
          </table:table-cell>
          <table:table-cell table:style-name="ce151" office:value-type="date" office:date-value="2024-12-18">
            <text:p>18-Dec</text:p>
          </table:table-cell>
          <table:table-cell table:style-name="ce151" office:value-type="date" office:date-value="2024-12-19">
            <text:p>19-Dec</text:p>
          </table:table-cell>
          <table:table-cell table:style-name="ce151" office:value-type="date" office:date-value="2024-12-20">
            <text:p>20-Dec</text:p>
          </table:table-cell>
          <table:table-cell table:style-name="ce151" office:value-type="date" office:date-value="2024-12-21">
            <text:p>21-Dec</text:p>
          </table:table-cell>
          <table:table-cell table:style-name="ce151" office:value-type="date" office:date-value="2024-12-22">
            <text:p>22-Dec</text:p>
          </table:table-cell>
          <table:table-cell table:style-name="ce151" office:value-type="date" office:date-value="2024-12-23">
            <text:p>23-Dec</text:p>
          </table:table-cell>
          <table:table-cell table:style-name="ce151" office:value-type="date" office:date-value="2024-12-24">
            <text:p>24-Dec</text:p>
          </table:table-cell>
          <table:table-cell table:style-name="ce151" office:value-type="date" office:date-value="2024-12-25">
            <text:p>25-Dec</text:p>
          </table:table-cell>
          <table:table-cell table:style-name="ce151" office:value-type="date" office:date-value="2024-12-26">
            <text:p>26-Dec</text:p>
          </table:table-cell>
          <table:table-cell table:style-name="ce151" office:value-type="date" office:date-value="2024-12-27">
            <text:p>27-Dec</text:p>
          </table:table-cell>
          <table:table-cell table:style-name="ce151" office:value-type="date" office:date-value="2024-12-28">
            <text:p>28-Dec</text:p>
          </table:table-cell>
          <table:table-cell table:style-name="ce151" office:value-type="date" office:date-value="2024-12-29">
            <text:p>29-Dec</text:p>
          </table:table-cell>
          <table:table-cell table:style-name="ce151" office:value-type="date" office:date-value="2024-12-30">
            <text:p>30-Dec</text:p>
          </table:table-cell>
          <table:table-cell table:style-name="ce151" office:value-type="date" office:date-value="2024-12-31">
            <text:p>31-Dec</text:p>
          </table:table-cell>
          <table:table-cell table:number-columns-repeated="656"/>
        </table:table-row>
        <table:table-row table:style-name="ro4">
          <table:table-cell table:style-name="ce1"/>
          <table:table-cell table:style-name="ce141" office:value-type="string">
            <text:p>Days without Incident</text:p>
          </table:table-cell>
          <table:table-cell table:style-name="ce1" table:number-columns-repeated="27"/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21"/>
          <table:table-cell table:style-name="ce1" office:value-type="float" office:value="42">
            <text:p>42</text:p>
          </table:table-cell>
          <table:table-cell table:style-name="ce1" table:number-columns-repeated="2"/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float" office:value="48">
            <text:p>48</text:p>
          </table:table-cell>
          <table:table-cell table:style-name="ce1" table:number-columns-repeated="2"/>
          <table:table-cell table:style-name="ce1" office:value-type="float" office:value="51">
            <text:p>51</text:p>
          </table:table-cell>
          <table:table-cell table:style-name="ce1" table:number-columns-repeated="2"/>
          <table:table-cell table:style-name="ce1" office:value-type="float" office:value="54">
            <text:p>54</text:p>
          </table:table-cell>
          <table:table-cell table:style-name="ce1" table:number-columns-repeated="2"/>
          <table:table-cell table:style-name="ce1" office:value-type="float" office:value="57">
            <text:p>57</text:p>
          </table:table-cell>
          <table:table-cell table:style-name="ce1" table:number-columns-repeated="2"/>
          <table:table-cell table:style-name="ce1" office:value-type="float" office:value="60">
            <text:p>6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0">
            <text:p>60</text:p>
          </table:table-cell>
          <table:table-cell table:style-name="ce1" table:number-columns-repeated="4"/>
          <table:table-cell table:style-name="ce1" office:value-type="string">
            <text:p>jhkv</text:p>
          </table:table-cell>
          <table:table-cell table:style-name="ce1" office:value-type="string">
            <text:p>h</text:p>
          </table:table-cell>
          <table:table-cell table:style-name="ce1" table:number-columns-repeated="117"/>
          <table:table-cell table:style-name="ce1" office:value-type="float" office:value="1">
            <text:p>1</text:p>
          </table:table-cell>
          <table:table-cell table:style-name="ce1" table:number-columns-repeated="64"/>
          <table:table-cell table:number-columns-repeated="656"/>
        </table:table-row>
        <table:table-row table:style-name="ro4">
          <table:table-cell table:style-name="ce1"/>
          <table:table-cell table:style-name="ce141" office:value-type="string">
            <text:p>Haz ID's</text:p>
          </table:table-cell>
          <table:table-cell table:style-name="ce1" table:number-columns-repeated="28"/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3" table:style-name="ce1" office:value-type="float" office:value="0">
            <text:p>0</text:p>
          </table:table-cell>
          <table:table-cell table:style-name="ce1" office:value-type="float" office:value="1">
            <office:annotation draw:style-name="gr1" draw:text-style-name="P1" svg:width="1.5004in" svg:height="0.8232in" svg:x="0.8228in" svg:y="0.0209in" draw:caption-point-x="35.0988in" draw:caption-point-y="0.398in">
              <dc:creator>TS</dc:creator>
              <dc:date>2024-10-28T00:00:00</dc:date>
              <text:p text:style-name="P1">Worley, Jordan:</text:p>
              <text:p text:style-name="P1">Face shield broken in mop closet</text:p>
            </office:annotation>
            <text:p>1</text:p>
          </table:table-cell>
          <table:table-cell table:number-columns-repeated="7"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 table:number-columns-repeated="6"/>
          <table:table-cell table:number-columns-repeated="4" table:style-name="ce1" office:value-type="float" office:value="0">
            <text:p>0</text:p>
          </table:table-cell>
          <table:table-cell table:style-name="ce1" table:number-columns-repeated="3"/>
          <table:table-cell table:number-columns-repeated="4"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table:number-columns-repeated="2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5" table:style-name="ce1" office:value-type="float" office:value="0">
            <text:p>0</text:p>
          </table:table-cell>
          <table:table-cell table:style-name="ce1" table:number-columns-repeated="2"/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number-columns-repeated="2"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table:number-columns-repeated="3"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" table:number-columns-repeated="4"/>
          <table:table-cell table:number-columns-repeated="3" office:value-type="float" office:value="1">
            <text:p>1</text:p>
          </table:table-cell>
          <table:table-cell table:style-name="ce1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"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table:number-columns-repeated="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" table:number-columns-repeated="3"/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vgy</text:p>
          </table:table-cell>
          <table:table-cell table:style-name="ce1" office:value-type="string">
            <text:p>h</text:p>
          </table:table-cell>
          <table:table-cell table:style-name="ce1" table:number-columns-repeated="117"/>
          <table:table-cell table:style-name="ce1" office:value-type="float" office:value="2">
            <text:p>2</text:p>
          </table:table-cell>
          <table:table-cell table:style-name="ce1" table:number-columns-repeated="64"/>
          <table:table-cell table:number-columns-repeated="656"/>
        </table:table-row>
        <table:table-row table:style-name="ro4">
          <table:table-cell table:style-name="ce1"/>
          <table:table-cell table:style-name="ce141" office:value-type="string">
            <text:p>Safety Gemba Walk</text:p>
          </table:table-cell>
          <table:table-cell table:style-name="ce1" table:number-columns-repeated="30"/>
          <table:table-cell table:style-name="ce1" office:value-type="float" office:value="1">
            <text:p>1</text:p>
          </table:table-cell>
          <table:table-cell table:number-columns-repeated="19" table:style-name="ce1" office:value-type="float" office:value="0">
            <text:p>0</text:p>
          </table:table-cell>
          <table:table-cell table:number-columns-repeated="8" table:style-name="ce1" office:value-type="float" office:value="1">
            <text:p>1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4" table:style-name="ce1" office:value-type="float" office:value="0">
            <text:p>0</text:p>
          </table:table-cell>
          <table:table-cell table:style-name="ce1" table:number-columns-repeated="3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/>
          <table:table-cell table:number-columns-repeated="3" table:style-name="ce1" office:value-type="float" office:value="1">
            <text:p>1</text:p>
          </table:table-cell>
          <table:table-cell table:style-name="ce1" table:number-columns-repeated="2"/>
          <table:table-cell table:number-columns-repeated="5" table:style-name="ce1" office:value-type="float" office:value="0">
            <text:p>0</text:p>
          </table:table-cell>
          <table:table-cell table:style-name="ce1" table:number-columns-repeated="2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number-columns-repeated="2"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table:number-columns-repeated="4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table:number-columns-repeated="2"/>
          <table:table-cell table:number-columns-repeated="4" office:value-type="float" office:value="2">
            <text:p>2</text:p>
          </table:table-cell>
          <table:table-cell table:style-name="ce1" table:number-columns-repeated="3"/>
          <table:table-cell table:number-columns-repeated="5" office:value-type="float" office:value="0">
            <text:p>0</text:p>
          </table:table-cell>
          <table:table-cell table:style-name="ce1"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" table:number-columns-repeated="3"/>
          <table:table-cell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y</text:p>
          </table:table-cell>
          <table:table-cell table:style-name="ce1" office:value-type="string">
            <text:p>h</text:p>
          </table:table-cell>
          <table:table-cell table:style-name="ce1" table:number-columns-repeated="117"/>
          <table:table-cell table:style-name="ce1" office:value-type="float" office:value="3">
            <text:p>3</text:p>
          </table:table-cell>
          <table:table-cell table:style-name="ce1" table:number-columns-repeated="64"/>
          <table:table-cell table:number-columns-repeated="656"/>
        </table:table-row>
        <table:table-row table:style-name="ro4">
          <table:table-cell table:style-name="ce1"/>
          <table:table-cell table:style-name="ce142" office:value-type="string">
            <office:annotation draw:style-name="gr1" draw:text-style-name="P1" svg:width="1.5004in" svg:height="2.5673in" svg:x="0.8228in" svg:y="0.0209in" draw:caption-point-x="1.7902in" draw:caption-point-y="0.813in">
              <dc:creator>TS</dc:creator>
              <dc:date>2024-10-28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Q1, Q2, Q3, Q4</text:p>
            </office:annotation>
            <text:p>7S (Zone 26)</text:p>
          </table:table-cell>
          <table:table-cell table:style-name="ce1" table:number-columns-repeated="28"/>
          <table:table-cell table:number-columns-repeated="2" table:style-name="ce152" office:value-type="float" office:value="0">
            <text:p>0.00</text:p>
          </table:table-cell>
          <table:table-cell table:number-columns-repeated="5" table:style-name="ce152" office:value-type="float" office:value="0.61">
            <text:p>0.61</text:p>
          </table:table-cell>
          <table:table-cell table:number-columns-repeated="2" table:style-name="ce152" office:value-type="float" office:value="2.79">
            <text:p>2.79</text:p>
          </table:table-cell>
          <table:table-cell table:number-columns-repeated="5" table:style-name="ce152" office:value-type="float" office:value="3.1">
            <text:p>3.10</text:p>
          </table:table-cell>
          <table:table-cell table:style-name="ce152" office:value-type="float" office:value="1.55">
            <office:annotation draw:style-name="gr1" draw:text-style-name="P1" svg:width="1.5004in" svg:height="2.8783in" svg:x="0.8228in" svg:y="0.0209in" draw:caption-point-x="29.874in" draw:caption-point-y="0.813in">
              <dc:creator>TS</dc:creator>
              <dc:date>2024-10-28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Need to look into more ergonomic ways to do tasks</text:p>
            </office:annotation>
            <text:p>1.55</text:p>
          </table:table-cell>
          <table:table-cell table:number-columns-repeated="2" table:style-name="ce152" office:value-type="float" office:value="1.55">
            <text:p>1.55</text:p>
          </table:table-cell>
          <table:table-cell table:number-columns-repeated="4" table:style-name="ce152" office:value-type="float" office:value="3.1">
            <text:p>3.10</text:p>
          </table:table-cell>
          <table:table-cell table:style-name="ce152" office:value-type="float" office:value="3.1">
            <office:annotation draw:style-name="gr1" draw:text-style-name="P1" svg:width="1.5004in" svg:height="0.8232in" svg:x="0.8228in" svg:y="0.0209in" draw:caption-point-x="34.4457in" draw:caption-point-y="0.813in">
              <dc:creator>TS</dc:creator>
              <dc:date>2024-10-28T00:00:00</dc:date>
              <text:p text:style-name="P1">Worley, Jordan:</text:p>
              <text:p text:style-name="P1">Signage for raw material</text:p>
            </office:annotation>
            <text:p>3.10</text:p>
          </table:table-cell>
          <table:table-cell table:style-name="ce152" office:value-type="float" office:value="1.86">
            <office:annotation draw:style-name="gr1" draw:text-style-name="P1" svg:width="1.5004in" svg:height="0.8232in" svg:x="0.8228in" svg:y="0.0209in" draw:caption-point-x="35.0988in" draw:caption-point-y="0.813in">
              <dc:creator>TS</dc:creator>
              <dc:date>2024-10-28T00:00:00</dc:date>
              <text:p text:style-name="P1">Worley, Jordan:</text:p>
              <text:p text:style-name="P1">tools left out, hand wrapper, paper towels</text:p>
              <text:p text:style-name="P1"/>
            </office:annotation>
            <text:p>1.86</text:p>
          </table:table-cell>
          <table:table-cell table:number-columns-repeated="5" table:style-name="ce152" office:value-type="float" office:value="1.86">
            <text:p>1.86</text:p>
          </table:table-cell>
          <table:table-cell table:style-name="ce152" office:value-type="float" office:value="1.24">
            <office:annotation draw:style-name="gr1" draw:text-style-name="P1" svg:width="1.5004in" svg:height="0.8232in" svg:x="0.8228in" svg:y="0.0209in" draw:caption-point-x="39.0173in" draw:caption-point-y="0.813in">
              <dc:creator>TS</dc:creator>
              <dc:date>2024-10-28T00:00:00</dc:date>
              <text:p text:style-name="P1">Worley, Jordan:</text:p>
              <text:p text:style-name="P1">Cleaning supplies unorganized</text:p>
            </office:annotation>
            <text:p>1.24</text:p>
          </table:table-cell>
          <table:table-cell table:style-name="ce152" office:value-type="float" office:value="3.1">
            <office:annotation draw:style-name="gr1" draw:text-style-name="P1" svg:width="1.5004in" svg:height="0.8567in" svg:x="0.8228in" svg:y="0.0209in" draw:caption-point-x="39.6705in" draw:caption-point-y="0.813in">
              <dc:creator>TS</dc:creator>
              <dc:date>2024-10-28T00:00:00</dc:date>
              <text:p text:style-name="P1">Worley, Jordan:</text:p>
              <text:p text:style-name="P1">Bins need a home or designated area when not in use or in use</text:p>
              <text:p text:style-name="P1"/>
            </office:annotation>
            <text:p>3.10</text:p>
          </table:table-cell>
          <table:table-cell table:style-name="ce1" table:number-columns-repeated="4"/>
          <table:table-cell table:style-name="ce152" office:value-type="float" office:value="2.17">
            <text:p>2.17</text:p>
          </table:table-cell>
          <table:table-cell table:style-name="ce1" table:number-columns-repeated="6"/>
          <table:table-cell table:style-name="ce152" office:value-type="float" office:value="1.86">
            <text:p>1.86</text:p>
          </table:table-cell>
          <table:table-cell table:style-name="ce152"/>
          <table:table-cell table:style-name="ce152" office:value-type="float" office:value="1.83">
            <text:p>1.83</text:p>
          </table:table-cell>
          <table:table-cell table:style-name="ce152" office:value-type="float" office:value="3.1">
            <text:p>3.10</text:p>
          </table:table-cell>
          <table:table-cell table:style-name="ce1" table:number-columns-repeated="3"/>
          <table:table-cell table:number-columns-repeated="3" table:style-name="ce152" office:value-type="float" office:value="3.1">
            <text:p>3.10</text:p>
          </table:table-cell>
          <table:table-cell table:style-name="ce152" office:value-type="float" office:value="5">
            <text:p>5.00</text:p>
          </table:table-cell>
          <table:table-cell table:style-name="ce1" table:number-columns-repeated="3"/>
          <table:table-cell table:style-name="ce152" office:value-type="float" office:value="1.24">
            <text:p>1.24</text:p>
          </table:table-cell>
          <table:table-cell table:style-name="ce1"/>
          <table:table-cell table:style-name="ce152" office:value-type="float" office:value="1.83">
            <text:p>1.83</text:p>
          </table:table-cell>
          <table:table-cell table:style-name="ce152" office:value-type="float" office:value="2.17">
            <text:p>2.17</text:p>
          </table:table-cell>
          <table:table-cell table:style-name="ce152" office:value-type="float" office:value="3.1">
            <text:p>3.10</text:p>
          </table:table-cell>
          <table:table-cell table:style-name="ce1" table:number-columns-repeated="2"/>
          <table:table-cell table:style-name="ce152" office:value-type="float" office:value="3.1">
            <text:p>3.10</text:p>
          </table:table-cell>
          <table:table-cell table:style-name="ce152" office:value-type="float" office:value="0.31">
            <text:p>0.31</text:p>
          </table:table-cell>
          <table:table-cell table:style-name="ce152" office:value-type="float" office:value="1.86">
            <text:p>1.86</text:p>
          </table:table-cell>
          <table:table-cell table:number-columns-repeated="2" table:style-name="ce152" office:value-type="float" office:value="1.24">
            <text:p>1.24</text:p>
          </table:table-cell>
          <table:table-cell table:style-name="ce1" table:number-columns-repeated="2"/>
          <table:table-cell table:style-name="ce152" office:value-type="float" office:value="1.24">
            <text:p>1.24</text:p>
          </table:table-cell>
          <table:table-cell table:style-name="ce152" office:value-type="float" office:value="3.1">
            <text:p>3.10</text:p>
          </table:table-cell>
          <table:table-cell table:number-columns-repeated="2" table:style-name="ce152" office:value-type="float" office:value="2.17">
            <text:p>2.17</text:p>
          </table:table-cell>
          <table:table-cell table:style-name="ce152" office:value-type="float" office:value="3.1">
            <text:p>3.10</text:p>
          </table:table-cell>
          <table:table-cell table:style-name="ce1" table:number-columns-repeated="2"/>
          <table:table-cell table:style-name="ce152"/>
          <table:table-cell table:number-columns-repeated="2" table:style-name="ce152" office:value-type="float" office:value="3.1">
            <text:p>3.10</text:p>
          </table:table-cell>
          <table:table-cell table:style-name="ce152" office:value-type="float" office:value="1.86">
            <text:p>1.86</text:p>
          </table:table-cell>
          <table:table-cell table:style-name="ce152" office:value-type="float" office:value="3.1">
            <text:p>3.10</text:p>
          </table:table-cell>
          <table:table-cell table:style-name="ce1" table:number-columns-repeated="2"/>
          <table:table-cell table:style-name="ce152"/>
          <table:table-cell table:style-name="ce1" table:number-columns-repeated="2"/>
          <table:table-cell table:style-name="ce152"/>
          <table:table-cell table:style-name="ce152" office:value-type="float" office:value="2.17">
            <text:p>2.17</text:p>
          </table:table-cell>
          <table:table-cell table:style-name="ce1" table:number-columns-repeated="3"/>
          <table:table-cell table:number-columns-repeated="2" table:style-name="ce152" office:value-type="float" office:value="2.17">
            <text:p>2.17</text:p>
          </table:table-cell>
          <table:table-cell table:style-name="ce1" table:number-columns-repeated="6"/>
          <table:table-cell table:style-name="ce152" office:value-type="float" office:value="0.93">
            <text:p>0.93</text:p>
          </table:table-cell>
          <table:table-cell table:style-name="ce152" office:value-type="float" office:value="3.1">
            <text:p>3.10</text:p>
          </table:table-cell>
          <table:table-cell table:style-name="ce1" table:number-columns-repeated="3"/>
          <table:table-cell table:style-name="ce152"/>
          <table:table-cell table:style-name="ce152" office:value-type="float" office:value="3.1">
            <text:p>3.10</text:p>
          </table:table-cell>
          <table:table-cell table:style-name="ce152" office:value-type="float" office:value="2.48">
            <text:p>2.48</text:p>
          </table:table-cell>
          <table:table-cell table:style-name="ce152" office:value-type="float" office:value="2.17">
            <text:p>2.17</text:p>
          </table:table-cell>
          <table:table-cell table:style-name="ce152" office:value-type="float" office:value="1.86">
            <text:p>1.86</text:p>
          </table:table-cell>
          <table:table-cell table:style-name="ce1" table:number-columns-repeated="4"/>
          <table:table-cell table:style-name="ce152" office:value-type="float" office:value="4.03">
            <text:p>4.03</text:p>
          </table:table-cell>
          <table:table-cell table:number-columns-repeated="2" table:style-name="ce152" office:value-type="float" office:value="2.17">
            <text:p>2.17</text:p>
          </table:table-cell>
          <table:table-cell table:style-name="ce1" table:number-columns-repeated="2"/>
          <table:table-cell table:style-name="ce152" table:number-columns-repeated="2"/>
          <table:table-cell table:number-columns-repeated="2" table:style-name="ce152" office:value-type="float" office:value="3.1">
            <text:p>3.10</text:p>
          </table:table-cell>
          <table:table-cell table:style-name="ce1" table:number-columns-repeated="3"/>
          <table:table-cell table:style-name="ce152"/>
          <table:table-cell table:style-name="ce152" office:value-type="float" office:value="2.17">
            <text:p>2.17</text:p>
          </table:table-cell>
          <table:table-cell table:number-columns-repeated="3" table:style-name="ce152" office:value-type="float" office:value="1.86">
            <text:p>1.86</text:p>
          </table:table-cell>
          <table:table-cell table:style-name="ce1" table:number-columns-repeated="3"/>
          <table:table-cell table:style-name="ce152" office:value-type="float" office:value="4.03">
            <text:p>4.03</text:p>
          </table:table-cell>
          <table:table-cell table:style-name="ce152" office:value-type="float" office:value="5">
            <text:p>5.00</text:p>
          </table:table-cell>
          <table:table-cell table:style-name="ce1"/>
          <table:table-cell table:style-name="ce152" office:value-type="float" office:value="1.86">
            <text:p>1.86</text:p>
          </table:table-cell>
          <table:table-cell table:style-name="ce1" table:number-columns-repeated="3"/>
          <table:table-cell table:style-name="ce152" office:value-type="float" office:value="4.03">
            <text:p>4.03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uygvy</text:p>
          </table:table-cell>
          <table:table-cell table:style-name="ce1" office:value-type="string">
            <text:p>h</text:p>
          </table:table-cell>
          <table:table-cell table:style-name="ce1" table:number-columns-repeated="117"/>
          <table:table-cell table:style-name="ce1" office:value-type="float" office:value="3">
            <text:p>3</text:p>
          </table:table-cell>
          <table:table-cell table:style-name="ce1" table:number-columns-repeated="64"/>
          <table:table-cell table:style-name="ce152" table:number-columns-repeated="656"/>
        </table:table-row>
        <table:table-row table:style-name="ro4">
          <table:table-cell table:style-name="ce1"/>
          <table:table-cell table:style-name="ce142" office:value-type="string">
            <text:p>7S (Zone 51)</text:p>
          </table:table-cell>
          <table:table-cell table:style-name="ce1" table:number-columns-repeated="31"/>
          <table:table-cell table:number-columns-repeated="4" table:style-name="ce152" office:value-type="float" office:value="0.31">
            <text:p>0.31</text:p>
          </table:table-cell>
          <table:table-cell table:number-columns-repeated="2" table:style-name="ce152" office:value-type="float" office:value="0.93">
            <text:p>0.93</text:p>
          </table:table-cell>
          <table:table-cell table:number-columns-repeated="5" table:style-name="ce152" office:value-type="float" office:value="1.86">
            <text:p>1.86</text:p>
          </table:table-cell>
          <table:table-cell table:style-name="ce152" office:value-type="float" office:value="0.62">
            <office:annotation draw:style-name="gr1" draw:text-style-name="P1" svg:width="1.5004in" svg:height="2.7228in" svg:x="0.8228in" svg:y="0.0209in" draw:caption-point-x="29.874in" draw:caption-point-y="1.0205in">
              <dc:creator>TS</dc:creator>
              <dc:date>2024-10-28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Unused ladder in the area</text:p>
            </office:annotation>
            <text:p>0.62</text:p>
          </table:table-cell>
          <table:table-cell table:number-columns-repeated="2" table:style-name="ce152" office:value-type="float" office:value="0.62">
            <text:p>0.62</text:p>
          </table:table-cell>
          <table:table-cell table:number-columns-repeated="4" table:style-name="ce152" office:value-type="float" office:value="1.24">
            <text:p>1.24</text:p>
          </table:table-cell>
          <table:table-cell table:style-name="ce152" office:value-type="float" office:value="0.93">
            <office:annotation draw:style-name="gr1" draw:text-style-name="P1" svg:width="1.5004in" svg:height="0.8232in" svg:x="0.8228in" svg:y="0.0209in" draw:caption-point-x="34.4457in" draw:caption-point-y="1.0205in">
              <dc:creator>TS</dc:creator>
              <dc:date>2024-10-28T00:00:00</dc:date>
              <text:p text:style-name="P1">Worley, Jordan:</text:p>
              <text:p text:style-name="P1">Unused IT equipment needs to be returned</text:p>
              <text:p text:style-name="P1"/>
            </office:annotation>
            <text:p>0.93</text:p>
          </table:table-cell>
          <table:table-cell table:number-columns-repeated="6" table:style-name="ce152" office:value-type="float" office:value="1.86">
            <text:p>1.86</text:p>
          </table:table-cell>
          <table:table-cell table:style-name="ce152" office:value-type="float" office:value="1.86">
            <office:annotation draw:style-name="gr1" draw:text-style-name="P1" svg:width="1.5004in" svg:height="0.8232in" svg:x="0.8228in" svg:y="0.0209in" draw:caption-point-x="39.0173in" draw:caption-point-y="1.0205in">
              <dc:creator>TS</dc:creator>
              <dc:date>2024-10-28T00:00:00</dc:date>
              <text:p text:style-name="P1">Worley, Jordan:</text:p>
              <text:p text:style-name="P1">Misc items on cabinents/desk</text:p>
              <text:p text:style-name="P1"/>
            </office:annotation>
            <text:p>1.86</text:p>
          </table:table-cell>
          <table:table-cell table:style-name="ce152" office:value-type="float" office:value="3.1">
            <text:p>3.10</text:p>
          </table:table-cell>
          <table:table-cell table:style-name="ce1" table:number-columns-repeated="4"/>
          <table:table-cell table:style-name="ce152" office:value-type="float" office:value="2.17">
            <text:p>2.17</text:p>
          </table:table-cell>
          <table:table-cell table:style-name="ce1" table:number-columns-repeated="6"/>
          <table:table-cell table:style-name="ce152" office:value-type="float" office:value="1.86">
            <text:p>1.86</text:p>
          </table:table-cell>
          <table:table-cell table:style-name="ce152"/>
          <table:table-cell table:style-name="ce152" office:value-type="float" office:value="0.93">
            <text:p>0.93</text:p>
          </table:table-cell>
          <table:table-cell table:style-name="ce152" office:value-type="float" office:value="3.1">
            <text:p>3.10</text:p>
          </table:table-cell>
          <table:table-cell table:style-name="ce1" table:number-columns-repeated="3"/>
          <table:table-cell table:number-columns-repeated="4" table:style-name="ce152" office:value-type="float" office:value="3.1">
            <text:p>3.10</text:p>
          </table:table-cell>
          <table:table-cell table:style-name="ce1" table:number-columns-repeated="3"/>
          <table:table-cell table:style-name="ce152" office:value-type="float" office:value="3.1">
            <text:p>3.10</text:p>
          </table:table-cell>
          <table:table-cell table:style-name="ce1"/>
          <table:table-cell table:style-name="ce152" office:value-type="float" office:value="1.83">
            <text:p>1.83</text:p>
          </table:table-cell>
          <table:table-cell table:style-name="ce152" office:value-type="float" office:value="0.31">
            <text:p>0.31</text:p>
          </table:table-cell>
          <table:table-cell table:style-name="ce152" office:value-type="float" office:value="3.1">
            <text:p>3.10</text:p>
          </table:table-cell>
          <table:table-cell table:style-name="ce1" table:number-columns-repeated="2"/>
          <table:table-cell table:style-name="ce152" office:value-type="float" office:value="3.1">
            <text:p>3.10</text:p>
          </table:table-cell>
          <table:table-cell table:style-name="ce152" office:value-type="float" office:value="2.17">
            <text:p>2.17</text:p>
          </table:table-cell>
          <table:table-cell table:style-name="ce152" office:value-type="float" office:value="3.1">
            <text:p>3.10</text:p>
          </table:table-cell>
          <table:table-cell table:style-name="ce152" office:value-type="float" office:value="2.17">
            <text:p>2.17</text:p>
          </table:table-cell>
          <table:table-cell table:style-name="ce152" office:value-type="float" office:value="2.48">
            <text:p>2.48</text:p>
          </table:table-cell>
          <table:table-cell table:style-name="ce1" table:number-columns-repeated="2"/>
          <table:table-cell table:style-name="ce152" office:value-type="float" office:value="2.48">
            <text:p>2.48</text:p>
          </table:table-cell>
          <table:table-cell table:number-columns-repeated="3" table:style-name="ce152" office:value-type="float" office:value="3.1">
            <text:p>3.10</text:p>
          </table:table-cell>
          <table:table-cell table:style-name="ce152" office:value-type="float" office:value="2.17">
            <text:p>2.17</text:p>
          </table:table-cell>
          <table:table-cell table:style-name="ce1" table:number-columns-repeated="2"/>
          <table:table-cell table:style-name="ce152"/>
          <table:table-cell table:style-name="ce152" office:value-type="float" office:value="3.1">
            <text:p>3.10</text:p>
          </table:table-cell>
          <table:table-cell table:number-columns-repeated="2" table:style-name="ce152" office:value-type="float" office:value="1.24">
            <text:p>1.24</text:p>
          </table:table-cell>
          <table:table-cell table:style-name="ce152" office:value-type="float" office:value="3.1">
            <text:p>3.10</text:p>
          </table:table-cell>
          <table:table-cell table:style-name="ce1" table:number-columns-repeated="2"/>
          <table:table-cell table:style-name="ce152"/>
          <table:table-cell table:style-name="ce1" table:number-columns-repeated="2"/>
          <table:table-cell table:style-name="ce152"/>
          <table:table-cell table:style-name="ce152" office:value-type="float" office:value="2.17">
            <text:p>2.17</text:p>
          </table:table-cell>
          <table:table-cell table:style-name="ce1" table:number-columns-repeated="3"/>
          <table:table-cell table:style-name="ce152" office:value-type="float" office:value="2.17">
            <text:p>2.17</text:p>
          </table:table-cell>
          <table:table-cell table:style-name="ce152" office:value-type="float" office:value="0.31">
            <text:p>0.31</text:p>
          </table:table-cell>
          <table:table-cell table:style-name="ce1" table:number-columns-repeated="6"/>
          <table:table-cell table:number-columns-repeated="2" table:style-name="ce152" office:value-type="float" office:value="2.17">
            <text:p>2.17</text:p>
          </table:table-cell>
          <table:table-cell table:style-name="ce1" table:number-columns-repeated="3"/>
          <table:table-cell table:style-name="ce152"/>
          <table:table-cell table:style-name="ce152" office:value-type="float" office:value="2.17">
            <text:p>2.17</text:p>
          </table:table-cell>
          <table:table-cell table:style-name="ce152" office:value-type="float" office:value="1.86">
            <text:p>1.86</text:p>
          </table:table-cell>
          <table:table-cell table:number-columns-repeated="2" table:style-name="ce152" office:value-type="float" office:value="0.93">
            <text:p>0.93</text:p>
          </table:table-cell>
          <table:table-cell table:style-name="ce1" table:number-columns-repeated="4"/>
          <table:table-cell table:number-columns-repeated="3" table:style-name="ce152" office:value-type="float" office:value="3.1">
            <text:p>3.10</text:p>
          </table:table-cell>
          <table:table-cell table:style-name="ce1" table:number-columns-repeated="2"/>
          <table:table-cell table:style-name="ce152" table:number-columns-repeated="2"/>
          <table:table-cell table:style-name="ce152" office:value-type="float" office:value="0.93">
            <text:p>0.93</text:p>
          </table:table-cell>
          <table:table-cell table:style-name="ce152" office:value-type="float" office:value="4.03">
            <text:p>4.03</text:p>
          </table:table-cell>
          <table:table-cell table:style-name="ce1" table:number-columns-repeated="3"/>
          <table:table-cell table:style-name="ce152"/>
          <table:table-cell table:style-name="ce152" office:value-type="float" office:value="0">
            <text:p>0.00</text:p>
          </table:table-cell>
          <table:table-cell table:style-name="ce152" office:value-type="float" office:value="4.03">
            <text:p>4.03</text:p>
          </table:table-cell>
          <table:table-cell table:style-name="ce152" office:value-type="float" office:value="3.1">
            <text:p>3.10</text:p>
          </table:table-cell>
          <table:table-cell table:style-name="ce152" office:value-type="float" office:value="0.93">
            <text:p>0.93</text:p>
          </table:table-cell>
          <table:table-cell table:style-name="ce1" table:number-columns-repeated="3"/>
          <table:table-cell table:number-columns-repeated="2" table:style-name="ce152" office:value-type="float" office:value="3.1">
            <text:p>3.10</text:p>
          </table:table-cell>
          <table:table-cell table:style-name="ce1"/>
          <table:table-cell table:style-name="ce152" office:value-type="float" office:value="2.48">
            <text:p>2.48</text:p>
          </table:table-cell>
          <table:table-cell table:style-name="ce1" table:number-columns-repeated="3"/>
          <table:table-cell table:style-name="ce152" office:value-type="float" office:value="3.1">
            <text:p>3.10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hi</text:p>
          </table:table-cell>
          <table:table-cell table:style-name="ce1" office:value-type="string">
            <text:p>h</text:p>
          </table:table-cell>
          <table:table-cell table:style-name="ce1" table:number-columns-repeated="117"/>
          <table:table-cell table:style-name="ce1" office:value-type="float" office:value="3">
            <text:p>3</text:p>
          </table:table-cell>
          <table:table-cell table:style-name="ce1" table:number-columns-repeated="64"/>
          <table:table-cell table:style-name="ce152" table:number-columns-repeated="656"/>
        </table:table-row>
        <table:table-row table:style-name="ro4">
          <table:table-cell table:style-name="ce140"/>
          <table:table-cell table:style-name="ce143" office:value-type="string">
            <text:p>Errors</text:p>
          </table:table-cell>
          <table:table-cell table:style-name="ce140" table:number-columns-repeated="28"/>
          <table:table-cell table:style-name="ce140" office:value-type="percentage" office:value="1">
            <text:p>100%</text:p>
          </table:table-cell>
          <table:table-cell table:style-name="ce140" office:value-type="percentage" office:value="0.9677">
            <text:p>97%</text:p>
          </table:table-cell>
          <table:table-cell table:number-columns-repeated="6" table:style-name="ce140" office:value-type="percentage" office:value="1">
            <text:p>100%</text:p>
          </table:table-cell>
          <table:table-cell table:style-name="ce140" office:value-type="percentage" office:value="0.8">
            <text:p>80%</text:p>
          </table:table-cell>
          <table:table-cell table:number-columns-repeated="7" table:style-name="ce140" office:value-type="percentage" office:value="1">
            <text:p>100%</text:p>
          </table:table-cell>
          <table:table-cell table:style-name="ce140" office:value-type="percentage" office:value="0.86">
            <text:p>86%</text:p>
          </table:table-cell>
          <table:table-cell table:number-columns-repeated="8" table:style-name="ce140" office:value-type="percentage" office:value="1">
            <text:p>100%</text:p>
          </table:table-cell>
          <table:table-cell table:style-name="ce140" office:value-type="percentage" office:value="0.765">
            <text:p>77%</text:p>
          </table:table-cell>
          <table:table-cell table:number-columns-repeated="4" table:style-name="ce140" office:value-type="percentage" office:value="1">
            <text:p>100%</text:p>
          </table:table-cell>
          <table:table-cell table:style-name="ce140" table:number-columns-repeated="4"/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5"/>
          <table:table-cell table:number-columns-repeated="4"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1">
            <text:p>100%</text:p>
          </table:table-cell>
          <table:table-cell table:style-name="ce140" office:value-type="percentage" office:value="0.91">
            <text:p>91%</text:p>
          </table:table-cell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1">
            <text:p>100%</text:p>
          </table:table-cell>
          <table:table-cell table:style-name="ce140"/>
          <table:table-cell table:number-columns-repeated="2" table:style-name="ce140" office:value-type="percentage" office:value="1">
            <text:p>100%</text:p>
          </table:table-cell>
          <table:table-cell table:style-name="ce1" office:value-type="float" office:value="0">
            <office:annotation draw:style-name="gr1" draw:text-style-name="P1" svg:width="1.5004in" svg:height="2.5673in" svg:x="0.8228in" svg:y="0.0209in" draw:caption-point-x="59.2638in" draw:caption-point-y="1.2283in">
              <dc:creator>TS</dc:creator>
              <dc:date>2024-10-28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Changed to count</text:p>
            </office:annotation>
            <text:p>0</text:p>
          </table:table-cell>
          <table:table-cell table:style-name="ce140" table:number-columns-repeated="2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2"/>
          <table:table-cell table:number-columns-repeated="5" table:style-name="ce1" office:value-type="float" office:value="0">
            <text:p>0</text:p>
          </table:table-cell>
          <table:table-cell table:style-name="ce1" table:number-columns-repeated="2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table:number-columns-repeated="4"/>
          <table:table-cell/>
          <table:table-cell table:number-columns-repeated="2" office:value-type="float" office:value="0">
            <text:p>0</text:p>
          </table:table-cell>
          <table:table-cell table:style-name="ce1" table:number-columns-repeated="2"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table:style-name="ce1" table:number-columns-repeated="3"/>
          <table:table-cell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bii</text:p>
          </table:table-cell>
          <table:table-cell table:style-name="ce1" table:number-columns-repeated="118"/>
          <table:table-cell table:style-name="ce1" office:value-type="float" office:value="3">
            <text:p>3</text:p>
          </table:table-cell>
          <table:table-cell table:style-name="ce1" table:number-columns-repeated="720"/>
        </table:table-row>
        <table:table-row table:style-name="ro4">
          <table:table-cell table:style-name="ce1"/>
          <table:table-cell table:style-name="ce144" office:value-type="string">
            <text:p>PCD Returns</text:p>
          </table:table-cell>
          <table:table-cell table:style-name="ce1" table:number-columns-repeated="28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number-columns-repeated="5"/>
          <table:table-cell table:number-columns-repeated="4"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number-columns-repeated="5" office:value-type="float" office:value="0">
            <text:p>0</text:p>
          </table:table-cell>
          <table:table-cell table:style-name="ce1" table:number-columns-repeated="4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table:number-columns-repeated="2"/>
          <table:table-cell table:number-columns-repeated="4" office:value-type="float" office:value="0">
            <text:p>0</text:p>
          </table:table-cell>
          <table:table-cell table:style-name="ce1"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table:style-name="ce1" table:number-columns-repeated="3"/>
          <table:table-cell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ubdiuj</text:p>
          </table:table-cell>
          <table:table-cell table:style-name="ce1" office:value-type="string">
            <text:p>hh</text:p>
          </table:table-cell>
          <table:table-cell table:style-name="ce1" table:number-columns-repeated="117"/>
          <table:table-cell table:style-name="ce1" office:value-type="float" office:value="3">
            <text:p>3</text:p>
          </table:table-cell>
          <table:table-cell table:style-name="ce1" table:number-columns-repeated="64"/>
          <table:table-cell table:number-columns-repeated="656"/>
        </table:table-row>
        <table:table-row table:style-name="ro4">
          <table:table-cell table:style-name="ce1"/>
          <table:table-cell table:style-name="ce145" office:value-type="string">
            <text:p>Jobs on Hold</text:p>
          </table:table-cell>
          <table:table-cell table:style-name="ce1" table:number-columns-repeated="104"/>
          <table:table-cell table:number-columns-repeated="5"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table:number-columns-repeated="6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number-columns-repeated="2"/>
          <table:table-cell table:number-columns-repeated="4" office:value-type="float" office:value="1">
            <text:p>1</text:p>
          </table:table-cell>
          <table:table-cell table:style-name="ce1" table:number-columns-repeated="3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table:number-columns-repeated="3"/>
          <table:table-cell/>
          <table:table-cell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table:style-name="ce1" table:number-columns-repeated="3"/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dnii</text:p>
          </table:table-cell>
          <table:table-cell table:style-name="ce1" office:value-type="string">
            <text:p>h</text:p>
          </table:table-cell>
          <table:table-cell table:style-name="ce1" table:number-columns-repeated="838"/>
        </table:table-row>
        <table:table-row table:style-name="ro4">
          <table:table-cell table:style-name="ce140"/>
          <table:table-cell table:style-name="ce146" office:value-type="string">
            <office:annotation draw:style-name="gr1" draw:text-style-name="P1" svg:width="1.5004in" svg:height="3.3449in" svg:x="0.8228in" svg:y="0.0209in" draw:caption-point-x="1.7902in" draw:caption-point-y="1.8508in">
              <dc:creator>TS</dc:creator>
              <dc:date>2024-10-28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Boxing completed within 1 day</text:p>
              <text:p text:style-name="P1">Reply:</text:p>
              <text:p text:style-name="P1"><text:s text:c="4"/>Boxing date of/production 1 day prior</text:p>
            </office:annotation>
            <text:p>Productivity</text:p>
          </table:table-cell>
          <table:table-cell table:style-name="ce140" table:number-columns-repeated="30"/>
          <table:table-cell table:style-name="ce140" office:value-type="percentage" office:value="0.66">
            <text:p>66%</text:p>
          </table:table-cell>
          <table:table-cell table:style-name="ce140" office:value-type="percentage" office:value="0.91">
            <text:p>91%</text:p>
          </table:table-cell>
          <table:table-cell table:style-name="ce140" office:value-type="percentage" office:value="0.53">
            <text:p>53%</text:p>
          </table:table-cell>
          <table:table-cell table:style-name="ce140" office:value-type="percentage" office:value="0.88">
            <text:p>88%</text:p>
          </table:table-cell>
          <table:table-cell table:style-name="ce140" office:value-type="percentage" office:value="2.25">
            <text:p>225%</text:p>
          </table:table-cell>
          <table:table-cell table:style-name="ce140" office:value-type="percentage" office:value="0.67">
            <text:p>67%</text:p>
          </table:table-cell>
          <table:table-cell table:style-name="ce140" office:value-type="percentage" office:value="0.71">
            <text:p>71%</text:p>
          </table:table-cell>
          <table:table-cell table:style-name="ce140" office:value-type="percentage" office:value="0.93">
            <text:p>93%</text:p>
          </table:table-cell>
          <table:table-cell table:style-name="ce140" office:value-type="percentage" office:value="0.83">
            <text:p>83%</text:p>
          </table:table-cell>
          <table:table-cell table:style-name="ce140" office:value-type="percentage" office:value="0.76">
            <text:p>76%</text:p>
          </table:table-cell>
          <table:table-cell table:number-columns-repeated="2" table:style-name="ce140" office:value-type="percentage" office:value="0.57">
            <text:p>57%</text:p>
          </table:table-cell>
          <table:table-cell table:style-name="ce140" office:value-type="percentage" office:value="0.67">
            <office:annotation draw:style-name="gr1" draw:text-style-name="P1" svg:width="1.5004in" svg:height="0.8232in" svg:x="0.8228in" svg:y="0.0209in" draw:caption-point-x="29.874in" draw:caption-point-y="1.8508in">
              <dc:creator>TS</dc:creator>
              <dc:date>2024-10-28T00:00:00</dc:date>
              <text:p text:style-name="P1">Worley, Jordan:</text:p>
              <text:p text:style-name="P1">New tracking</text:p>
            </office:annotation>
            <text:p>67%</text:p>
          </table:table-cell>
          <table:table-cell table:style-name="ce140" office:value-type="percentage" office:value="0.91">
            <text:p>91%</text:p>
          </table:table-cell>
          <table:table-cell table:style-name="ce140" office:value-type="percentage" office:value="0.81">
            <text:p>81%</text:p>
          </table:table-cell>
          <table:table-cell table:style-name="ce140" office:value-type="percentage" office:value="0.9">
            <text:p>90%</text:p>
          </table:table-cell>
          <table:table-cell table:style-name="ce140" office:value-type="percentage" office:value="0.67">
            <text:p>67%</text:p>
          </table:table-cell>
          <table:table-cell table:style-name="ce140" office:value-type="percentage" office:value="0.15">
            <text:p>15%</text:p>
          </table:table-cell>
          <table:table-cell table:style-name="ce140" office:value-type="percentage" office:value="0.71">
            <text:p>71%</text:p>
          </table:table-cell>
          <table:table-cell table:style-name="ce140" office:value-type="percentage" office:value="0.67">
            <text:p>67%</text:p>
          </table:table-cell>
          <table:table-cell table:style-name="ce140" table:number-columns-repeated="6"/>
          <table:table-cell table:style-name="ce140" office:value-type="percentage" office:value="0.62">
            <text:p>62%</text:p>
          </table:table-cell>
          <table:table-cell table:style-name="ce140" office:value-type="percentage" office:value="0.9">
            <text:p>90%</text:p>
          </table:table-cell>
          <table:table-cell table:style-name="ce140" table:number-columns-repeated="4"/>
          <table:table-cell table:style-name="ce140" office:value-type="percentage" office:value="0.8">
            <text:p>80%</text:p>
          </table:table-cell>
          <table:table-cell table:style-name="ce140" table:number-columns-repeated="106"/>
          <table:table-cell table:style-name="ce140" office:value-type="string">
            <text:p>x</text:p>
          </table:table-cell>
          <table:table-cell table:style-name="ce140" table:number-columns-repeated="12"/>
          <table:table-cell table:style-name="ce140" office:value-type="string">
            <text:p>udj</text:p>
          </table:table-cell>
          <table:table-cell table:style-name="ce140" office:value-type="string">
            <text:p>h</text:p>
          </table:table-cell>
          <table:table-cell table:style-name="ce140" table:number-columns-repeated="182"/>
          <table:table-cell table:number-columns-repeated="656"/>
        </table:table-row>
        <table:table-row table:style-name="ro4">
          <table:table-cell table:style-name="ce140"/>
          <table:table-cell table:style-name="ce146" office:value-type="string">
            <office:annotation draw:style-name="gr1" draw:text-style-name="P1" svg:width="1.5004in" svg:height="3.5004in" svg:x="0.8228in" svg:y="0.0209in" draw:caption-point-x="1.7902in" draw:caption-point-y="2.0583in">
              <dc:creator>TS</dc:creator>
              <dc:date>2024-10-28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Shipped within 36 hours</text:p>
              <text:p text:style-name="P1">Reply:</text:p>
              <text:p text:style-name="P1"><text:s text:c="4"/>Boxing log (day of) get rid of all non IRR </text:p>
              <text:p text:style-name="P1"/>
              <text:p text:style-name="P1">Check blanks</text:p>
            </office:annotation>
            <text:p>OTIF %</text:p>
          </table:table-cell>
          <table:table-cell table:style-name="ce140" table:number-columns-repeated="30"/>
          <table:table-cell table:style-name="ce140" office:value-type="percentage" office:value="1">
            <text:p>100%</text:p>
          </table:table-cell>
          <table:table-cell table:style-name="ce140" office:value-type="percentage" office:value="0.66">
            <text:p>66%</text:p>
          </table:table-cell>
          <table:table-cell table:style-name="ce140" office:value-type="percentage" office:value="0.74">
            <text:p>74%</text:p>
          </table:table-cell>
          <table:table-cell table:style-name="ce140" office:value-type="percentage" office:value="0.33">
            <text:p>33%</text:p>
          </table:table-cell>
          <table:table-cell table:style-name="ce140" office:value-type="percentage" office:value="0.33">
            <office:annotation draw:style-name="gr1" draw:text-style-name="P1" svg:width="1.5004in" svg:height="0.8232in" svg:x="0.8228in" svg:y="0.0209in" draw:caption-point-x="24.6492in" draw:caption-point-y="2.0583in">
              <dc:creator>TS</dc:creator>
              <dc:date>2024-10-28T00:00:00</dc:date>
              <text:p text:style-name="P1">Worley, Jordan:</text:p>
              <text:p text:style-name="P1">10 day</text:p>
              <text:p text:style-name="P1"/>
            </office:annotation>
            <text:p>33%</text:p>
          </table:table-cell>
          <table:table-cell table:style-name="ce140" office:value-type="percentage" office:value="0.09">
            <text:p>9%</text:p>
          </table:table-cell>
          <table:table-cell table:style-name="ce140" office:value-type="percentage" office:value="1">
            <text:p>100%</text:p>
          </table:table-cell>
          <table:table-cell table:style-name="ce140" office:value-type="percentage" office:value="0.96">
            <text:p>96%</text:p>
          </table:table-cell>
          <table:table-cell table:style-name="ce140" office:value-type="percentage" office:value="1">
            <text:p>100%</text:p>
          </table:table-cell>
          <table:table-cell table:style-name="ce140" office:value-type="percentage" office:value="0.95">
            <text:p>95%</text:p>
          </table:table-cell>
          <table:table-cell table:style-name="ce140"/>
          <table:table-cell table:style-name="ce140" office:value-type="percentage" office:value="0.86">
            <text:p>86%</text:p>
          </table:table-cell>
          <table:table-cell table:style-name="ce140" office:value-type="percentage" office:value="1">
            <office:annotation draw:style-name="gr1" draw:text-style-name="P1" svg:width="1.5004in" svg:height="0.8232in" svg:x="0.8228in" svg:y="0.0209in" draw:caption-point-x="29.874in" draw:caption-point-y="2.0583in">
              <dc:creator>TS</dc:creator>
              <dc:date>2024-10-28T00:00:00</dc:date>
              <text:p text:style-name="P1">Worley, Jordan:</text:p>
              <text:p text:style-name="P1">New Tracking</text:p>
              <text:p text:style-name="P1"/>
            </office:annotation>
            <text:p>100%</text:p>
          </table:table-cell>
          <table:table-cell table:style-name="ce140" office:value-type="percentage" office:value="1">
            <text:p>100%</text:p>
          </table:table-cell>
          <table:table-cell table:style-name="ce140" office:value-type="percentage" office:value="0.91">
            <text:p>91%</text:p>
          </table:table-cell>
          <table:table-cell table:style-name="ce140" office:value-type="percentage" office:value="1">
            <text:p>100%</text:p>
          </table:table-cell>
          <table:table-cell table:style-name="ce140" office:value-type="percentage" office:value="0.63">
            <text:p>63%</text:p>
          </table:table-cell>
          <table:table-cell table:style-name="ce140"/>
          <table:table-cell table:style-name="ce140" office:value-type="percentage" office:value="0.98">
            <text:p>98%</text:p>
          </table:table-cell>
          <table:table-cell table:style-name="ce140" office:value-type="percentage" office:value="0.88">
            <text:p>88%</text:p>
          </table:table-cell>
          <table:table-cell table:style-name="ce140" table:number-columns-repeated="6"/>
          <table:table-cell table:style-name="ce140" office:value-type="percentage" office:value="0.92">
            <text:p>92%</text:p>
          </table:table-cell>
          <table:table-cell table:style-name="ce140" office:value-type="percentage" office:value="0.89">
            <text:p>89%</text:p>
          </table:table-cell>
          <table:table-cell table:style-name="ce140" table:number-columns-repeated="4"/>
          <table:table-cell table:style-name="ce140" office:value-type="percentage" office:value="0.38">
            <text:p>38%</text:p>
          </table:table-cell>
          <table:table-cell table:style-name="ce140" table:number-columns-repeated="6"/>
          <table:table-cell table:style-name="ce140" office:value-type="percentage" office:value="0.55">
            <text:p>55%</text:p>
          </table:table-cell>
          <table:table-cell table:style-name="ce140" office:value-type="percentage" office:value="0.94">
            <text:p>94%</text:p>
          </table:table-cell>
          <table:table-cell table:style-name="ce140" office:value-type="percentage" office:value="0.93">
            <text:p>93%</text:p>
          </table:table-cell>
          <table:table-cell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1">
            <text:p>100%</text:p>
          </table:table-cell>
          <table:table-cell table:style-name="ce140" office:value-type="percentage" office:value="0.88">
            <text:p>88%</text:p>
          </table:table-cell>
          <table:table-cell table:style-name="ce140" office:value-type="percentage" office:value="0.94">
            <text:p>94%</text:p>
          </table:table-cell>
          <table:table-cell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1">
            <text:p>100%</text:p>
          </table:table-cell>
          <table:table-cell table:style-name="ce140"/>
          <table:table-cell table:style-name="ce140" office:value-type="percentage" office:value="0.72">
            <text:p>72%</text:p>
          </table:table-cell>
          <table:table-cell table:style-name="ce140" office:value-type="percentage" office:value="0.52">
            <text:p>52%</text:p>
          </table:table-cell>
          <table:table-cell table:style-name="ce140" table:number-columns-repeated="3"/>
          <table:table-cell table:style-name="ce140" office:value-type="percentage" office:value="0.59">
            <text:p>59%</text:p>
          </table:table-cell>
          <table:table-cell table:style-name="ce140" office:value-type="percentage" office:value="0.77">
            <text:p>77%</text:p>
          </table:table-cell>
          <table:table-cell table:style-name="ce140" office:value-type="percentage" office:value="0.98">
            <text:p>98%</text:p>
          </table:table-cell>
          <table:table-cell table:style-name="ce140" office:value-type="percentage" office:value="0.88">
            <text:p>88%</text:p>
          </table:table-cell>
          <table:table-cell table:style-name="ce140" office:value-type="percentage" office:value="0.75">
            <text:p>75%</text:p>
          </table:table-cell>
          <table:table-cell table:style-name="ce140" table:number-columns-repeated="2"/>
          <table:table-cell table:style-name="ce140" office:value-type="percentage" office:value="0.67">
            <text:p>67%</text:p>
          </table:table-cell>
          <table:table-cell table:style-name="ce140" office:value-type="percentage" office:value="0.83">
            <text:p>83%</text:p>
          </table:table-cell>
          <table:table-cell table:style-name="ce140" office:value-type="percentage" office:value="1">
            <text:p>100%</text:p>
          </table:table-cell>
          <table:table-cell table:style-name="ce140" office:value-type="percentage" office:value="0.68">
            <text:p>68%</text:p>
          </table:table-cell>
          <table:table-cell table:style-name="ce140" office:value-type="percentage" office:value="0.71">
            <text:p>71%</text:p>
          </table:table-cell>
          <table:table-cell table:style-name="ce140" table:number-columns-repeated="2"/>
          <table:table-cell table:style-name="ce140" office:value-type="percentage" office:value="0.69">
            <text:p>69%</text:p>
          </table:table-cell>
          <table:table-cell table:style-name="ce140" office:value-type="percentage" office:value="0.92">
            <text:p>92%</text:p>
          </table:table-cell>
          <table:table-cell table:style-name="ce140" office:value-type="percentage" office:value="0.86">
            <text:p>86%</text:p>
          </table:table-cell>
          <table:table-cell table:style-name="ce140" office:value-type="percentage" office:value="0.94">
            <text:p>94%</text:p>
          </table:table-cell>
          <table:table-cell table:style-name="ce140" table:number-columns-repeated="3"/>
          <table:table-cell table:style-name="ce140" office:value-type="percentage" office:value="0.96">
            <text:p>96%</text:p>
          </table:table-cell>
          <table:table-cell table:style-name="ce140" table:number-columns-repeated="3"/>
          <table:table-cell table:style-name="ce140" office:value-type="percentage" office:value="0.6">
            <text:p>60%</text:p>
          </table:table-cell>
          <table:table-cell table:style-name="ce140" table:number-columns-repeated="3"/>
          <table:table-cell table:style-name="ce140" office:value-type="percentage" office:value="0.89">
            <text:p>89%</text:p>
          </table:table-cell>
          <table:table-cell table:style-name="ce140" office:value-type="percentage" office:value="0.98">
            <text:p>98%</text:p>
          </table:table-cell>
          <table:table-cell table:style-name="ce140" table:number-columns-repeated="6"/>
          <table:table-cell table:style-name="ce140" office:value-type="percentage" office:value="0.94">
            <text:p>94%</text:p>
          </table:table-cell>
          <table:table-cell table:style-name="ce140" office:value-type="percentage" office:value="0.88">
            <text:p>88%</text:p>
          </table:table-cell>
          <table:table-cell table:style-name="ce140" table:number-columns-repeated="3"/>
          <table:table-cell table:style-name="ce140" office:value-type="percentage" office:value="0.92">
            <text:p>92%</text:p>
          </table:table-cell>
          <table:table-cell table:style-name="ce140"/>
          <table:table-cell table:style-name="ce140" office:value-type="percentage" office:value="1">
            <text:p>100%</text:p>
          </table:table-cell>
          <table:table-cell table:style-name="ce140" office:value-type="percentage" office:value="0.87">
            <text:p>87%</text:p>
          </table:table-cell>
          <table:table-cell table:style-name="ce140" office:value-type="percentage" office:value="0.92">
            <text:p>92%</text:p>
          </table:table-cell>
          <table:table-cell table:style-name="ce140" table:number-columns-repeated="4"/>
          <table:table-cell table:style-name="ce140" office:value-type="percentage" office:value="0.87">
            <text:p>87%</text:p>
          </table:table-cell>
          <table:table-cell table:style-name="ce140" office:value-type="percentage" office:value="0.88">
            <text:p>88%</text:p>
          </table:table-cell>
          <table:table-cell table:style-name="ce140" office:value-type="percentage" office:value="0.91">
            <text:p>91%</text:p>
          </table:table-cell>
          <table:table-cell table:style-name="ce140" table:number-columns-repeated="3"/>
          <table:table-cell table:style-name="ce140" office:value-type="percentage" office:value="0.75">
            <text:p>75%</text:p>
          </table:table-cell>
          <table:table-cell table:style-name="ce140" office:value-type="percentage" office:value="0.88">
            <text:p>88%</text:p>
          </table:table-cell>
          <table:table-cell table:style-name="ce140" office:value-type="percentage" office:value="0.94">
            <text:p>94%</text:p>
          </table:table-cell>
          <table:table-cell table:style-name="ce140" table:number-columns-repeated="3"/>
          <table:table-cell table:style-name="ce140" office:value-type="percentage" office:value="0.94">
            <text:p>94%</text:p>
          </table:table-cell>
          <table:table-cell table:style-name="ce140" office:value-type="percentage" office:value="0.82">
            <text:p>82%</text:p>
          </table:table-cell>
          <table:table-cell table:style-name="ce140" office:value-type="percentage" office:value="0.98">
            <text:p>98%</text:p>
          </table:table-cell>
          <table:table-cell table:style-name="ce140" office:value-type="percentage" office:value="1">
            <text:p>100%</text:p>
          </table:table-cell>
          <table:table-cell table:style-name="ce140" office:value-type="percentage" office:value="0.94">
            <text:p>94%</text:p>
          </table:table-cell>
          <table:table-cell table:style-name="ce140" table:number-columns-repeated="3"/>
          <table:table-cell table:style-name="ce140" office:value-type="percentage" office:value="0.94">
            <text:p>94%</text:p>
          </table:table-cell>
          <table:table-cell table:style-name="ce140" office:value-type="percentage" office:value="0.98">
            <text:p>98%</text:p>
          </table:table-cell>
          <table:table-cell table:style-name="ce140"/>
          <table:table-cell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1">
            <text:p>100%</text:p>
          </table:table-cell>
          <table:table-cell table:style-name="ce140" office:value-type="string">
            <text:p>x</text:p>
          </table:table-cell>
          <table:table-cell table:style-name="ce140" table:number-columns-repeated="12"/>
          <table:table-cell table:style-name="ce140" office:value-type="string">
            <text:p>niu</text:p>
          </table:table-cell>
          <table:table-cell table:style-name="ce140" office:value-type="string">
            <text:p>h</text:p>
          </table:table-cell>
          <table:table-cell table:style-name="ce140" table:number-columns-repeated="182"/>
          <table:table-cell table:number-columns-repeated="656"/>
        </table:table-row>
        <table:table-row table:style-name="ro4">
          <table:table-cell table:style-name="ce1"/>
          <table:table-cell table:style-name="ce145" office:value-type="string">
            <text:p>Huddles</text:p>
          </table:table-cell>
          <table:table-cell table:style-name="ce1" table:number-columns-repeated="30"/>
          <table:table-cell table:number-columns-repeated="7" table:style-name="ce1" office:value-type="float" office:value="4">
            <text:p>4</text:p>
          </table:table-cell>
          <table:table-cell table:number-columns-repeated="5" table:style-name="ce1" office:value-type="float" office:value="2">
            <text:p>2</text:p>
          </table:table-cell>
          <table:table-cell table:number-columns-repeated="3" table:style-name="ce1" office:value-type="float" office:value="4">
            <text:p>4</text:p>
          </table:table-cell>
          <table:table-cell table:number-columns-repeated="3" table:style-name="ce1" office:value-type="float" office:value="2">
            <text:p>2</text:p>
          </table:table-cell>
          <table:table-cell table:number-columns-repeated="9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table:number-columns-repeated="6"/>
          <table:table-cell table:style-name="ce1" office:value-type="float" office:value="4">
            <text:p>4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style-name="ce1" table:number-columns-repeated="3"/>
          <table:table-cell table:number-columns-repeated="4" table:style-name="ce1" office:value-type="float" office:value="4">
            <text:p>4</text:p>
          </table:table-cell>
          <table:table-cell table:style-name="ce1" table:number-columns-repeated="7"/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5" table:style-name="ce1" office:value-type="float" office:value="4">
            <text:p>4</text:p>
          </table:table-cell>
          <table:table-cell table:style-name="ce1" table:number-columns-repeated="2"/>
          <table:table-cell table:number-columns-repeated="5" table:style-name="ce1" office:value-type="float" office:value="4">
            <text:p>4</text:p>
          </table:table-cell>
          <table:table-cell table:style-name="ce1" table:number-columns-repeated="2"/>
          <table:table-cell table:number-columns-repeated="4" table:style-name="ce1" office:value-type="float" office:value="4">
            <text:p>4</text:p>
          </table:table-cell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2" table:style-name="ce1" office:value-type="float" office:value="4">
            <text:p>4</text:p>
          </table:table-cell>
          <table:table-cell table:style-name="ce1" table:number-columns-repeated="3"/>
          <table:table-cell table:number-columns-repeated="2" table:style-name="ce1" office:value-type="float" office:value="4">
            <text:p>4</text:p>
          </table:table-cell>
          <table:table-cell table:style-name="ce1" table:number-columns-repeated="6"/>
          <table:table-cell table:number-columns-repeated="2" table:style-name="ce1" office:value-type="float" office:value="4">
            <text:p>4</text:p>
          </table:table-cell>
          <table:table-cell table:style-name="ce1" table:number-columns-repeated="3"/>
          <table:table-cell table:number-columns-repeated="5" office:value-type="float" office:value="4">
            <text:p>4</text:p>
          </table:table-cell>
          <table:table-cell table:style-name="ce1" table:number-columns-repeated="4"/>
          <table:table-cell table:number-columns-repeated="3" office:value-type="float" office:value="4">
            <text:p>4</text:p>
          </table:table-cell>
          <table:table-cell table:style-name="ce1" table:number-columns-repeated="2"/>
          <table:table-cell table:number-columns-repeated="4" office:value-type="float" office:value="4">
            <text:p>4</text:p>
          </table:table-cell>
          <table:table-cell table:style-name="ce1" table:number-columns-repeated="3"/>
          <table:table-cell table:number-columns-repeated="5" office:value-type="float" office:value="4">
            <text:p>4</text:p>
          </table:table-cell>
          <table:table-cell table:style-name="ce1" table:number-columns-repeated="3"/>
          <table:table-cell table:number-columns-repeated="2" office:value-type="float" office:value="4">
            <text:p>4</text:p>
          </table:table-cell>
          <table:table-cell table:style-name="ce1"/>
          <table:table-cell office:value-type="float" office:value="4">
            <text:p>4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unod</text:p>
          </table:table-cell>
          <table:table-cell table:style-name="ce1" office:value-type="string">
            <text:p>h</text:p>
          </table:table-cell>
          <table:table-cell table:style-name="ce1" table:number-columns-repeated="182"/>
          <table:table-cell table:number-columns-repeated="656"/>
        </table:table-row>
        <table:table-row table:style-name="ro4">
          <table:table-cell table:style-name="ce140"/>
          <table:table-cell table:style-name="ce146" office:value-type="string">
            <text:p>Truck Fill %</text:p>
          </table:table-cell>
          <table:table-cell table:style-name="ce140" table:number-columns-repeated="28"/>
          <table:table-cell table:number-columns-repeated="2" table:style-name="ce140" office:value-type="percentage" office:value="1">
            <text:p>100%</text:p>
          </table:table-cell>
          <table:table-cell table:number-columns-repeated="2" table:style-name="ce140" office:value-type="percentage" office:value="0.96">
            <text:p>96%</text:p>
          </table:table-cell>
          <table:table-cell table:style-name="ce140" office:value-type="percentage" office:value="1">
            <text:p>100%</text:p>
          </table:table-cell>
          <table:table-cell table:style-name="ce140"/>
          <table:table-cell table:style-name="ce140" office:value-type="percentage" office:value="0.81">
            <text:p>81%</text:p>
          </table:table-cell>
          <table:table-cell table:style-name="ce140" office:value-type="percentage" office:value="0.92">
            <text:p>92%</text:p>
          </table:table-cell>
          <table:table-cell table:style-name="ce140" office:value-type="percentage" office:value="1">
            <text:p>100%</text:p>
          </table:table-cell>
          <table:table-cell table:style-name="ce140" office:value-type="percentage" office:value="0.85">
            <text:p>85%</text:p>
          </table:table-cell>
          <table:table-cell table:style-name="ce140" office:value-type="percentage" office:value="1">
            <text:p>100%</text:p>
          </table:table-cell>
          <table:table-cell table:style-name="ce140" office:value-type="percentage" office:value="0.38">
            <text:p>38%</text:p>
          </table:table-cell>
          <table:table-cell table:style-name="ce140" table:number-columns-repeated="2"/>
          <table:table-cell table:style-name="ce140" office:value-type="percentage" office:value="0.96">
            <text:p>96%</text:p>
          </table:table-cell>
          <table:table-cell table:style-name="ce140" office:value-type="percentage" office:value="1">
            <text:p>100%</text:p>
          </table:table-cell>
          <table:table-cell table:style-name="ce140" office:value-type="percentage" office:value="0.92">
            <text:p>92%</text:p>
          </table:table-cell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2"/>
          <table:table-cell table:style-name="ce140" office:value-type="percentage" office:value="1">
            <text:p>100%</text:p>
          </table:table-cell>
          <table:table-cell table:style-name="ce140" table:number-columns-repeated="4"/>
          <table:table-cell table:style-name="ce140" office:value-type="percentage" office:value="0.92">
            <text:p>92%</text:p>
          </table:table-cell>
          <table:table-cell table:style-name="ce140"/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12"/>
          <table:table-cell table:style-name="ce140" office:value-type="percentage" office:value="0.96">
            <text:p>96%</text:p>
          </table:table-cell>
          <table:table-cell table:style-name="ce140" office:value-type="percentage" office:value="0.77">
            <text:p>77%</text:p>
          </table:table-cell>
          <table:table-cell table:style-name="ce140" office:value-type="percentage" office:value="1">
            <text:p>100%</text:p>
          </table:table-cell>
          <table:table-cell table:style-name="ce140" table:number-columns-repeated="3"/>
          <table:table-cell table:number-columns-repeated="2" table:style-name="ce140" office:value-type="percentage" office:value="0.96">
            <text:p>96%</text:p>
          </table:table-cell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5"/>
          <table:table-cell table:number-columns-repeated="3" table:style-name="ce140" office:value-type="percentage" office:value="1">
            <text:p>100%</text:p>
          </table:table-cell>
          <table:table-cell table:style-name="ce140" table:number-columns-repeated="2"/>
          <table:table-cell table:number-columns-repeated="3" table:style-name="ce140" office:value-type="percentage" office:value="1">
            <text:p>100%</text:p>
          </table:table-cell>
          <table:table-cell table:style-name="ce140" office:value-type="percentage" office:value="0.96">
            <text:p>96%</text:p>
          </table:table-cell>
          <table:table-cell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1">
            <text:p>100%</text:p>
          </table:table-cell>
          <table:table-cell table:style-name="ce140" office:value-type="percentage" office:value="0.96">
            <text:p>96%</text:p>
          </table:table-cell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3"/>
          <table:table-cell table:number-columns-repeated="3" table:style-name="ce140" office:value-type="percentage" office:value="1">
            <text:p>100%</text:p>
          </table:table-cell>
          <table:table-cell table:style-name="ce140" table:number-columns-repeated="6"/>
          <table:table-cell table:style-name="ce140" office:value-type="percentage" office:value="1">
            <text:p>100%</text:p>
          </table:table-cell>
          <table:table-cell table:style-name="ce140" office:value-type="percentage" office:value="0.85">
            <text:p>85%</text:p>
          </table:table-cell>
          <table:table-cell table:style-name="ce140" table:number-columns-repeated="3"/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6"/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4"/>
          <table:table-cell table:style-name="ce140" office:value-type="percentage" office:value="0.96">
            <text:p>96%</text:p>
          </table:table-cell>
          <table:table-cell table:number-columns-repeated="3" table:style-name="ce140" office:value-type="percentage" office:value="1">
            <text:p>100%</text:p>
          </table:table-cell>
          <table:table-cell table:style-name="ce140" table:number-columns-repeated="4"/>
          <table:table-cell table:number-columns-repeated="3"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1">
            <text:p>100%</text:p>
          </table:table-cell>
          <table:table-cell table:style-name="ce140" office:value-type="percentage" office:value="0.96">
            <text:p>96%</text:p>
          </table:table-cell>
          <table:table-cell table:style-name="ce140" office:value-type="percentage" office:value="1">
            <text:p>100%</text:p>
          </table:table-cell>
          <table:table-cell table:style-name="ce140" table:number-columns-repeated="4"/>
          <table:table-cell table:style-name="ce140" office:value-type="percentage" office:value="0.92">
            <text:p>92%</text:p>
          </table:table-cell>
          <table:table-cell table:number-columns-repeated="3" table:style-name="ce140" office:value-type="percentage" office:value="1">
            <text:p>100%</text:p>
          </table:table-cell>
          <table:table-cell table:style-name="ce140" table:number-columns-repeated="3"/>
          <table:table-cell table:number-columns-repeated="2" table:style-name="ce140" office:value-type="percentage" office:value="1">
            <text:p>100%</text:p>
          </table:table-cell>
          <table:table-cell table:style-name="ce140"/>
          <table:table-cell table:style-name="ce140" office:value-type="percentage" office:value="0.77">
            <text:p>77%</text:p>
          </table:table-cell>
          <table:table-cell table:style-name="ce140" table:number-columns-repeated="3"/>
          <table:table-cell table:style-name="ce140" office:value-type="percentage" office:value="0.9">
            <text:p>90%</text:p>
          </table:table-cell>
          <table:table-cell table:style-name="ce140" office:value-type="string">
            <text:p>23</text:p>
          </table:table-cell>
          <table:table-cell table:style-name="ce140" table:number-columns-repeated="12"/>
          <table:table-cell table:style-name="ce140" office:value-type="string">
            <text:p>iun</text:p>
          </table:table-cell>
          <table:table-cell table:style-name="ce140" office:value-type="string">
            <text:p>h</text:p>
          </table:table-cell>
          <table:table-cell table:style-name="ce140" table:number-columns-repeated="182"/>
          <table:table-cell table:number-columns-repeated="656"/>
        </table:table-row>
        <table:table-row table:style-name="ro4">
          <table:table-cell table:style-name="ce1"/>
          <table:table-cell table:style-name="ce147" office:value-type="string">
            <text:p>Recognitions</text:p>
          </table:table-cell>
          <table:table-cell table:style-name="ce1" table:number-columns-repeated="105"/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number-columns-repeated="2"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1">
            <text:p>1</text:p>
          </table:table-cell>
          <table:table-cell table:style-name="ce1" table:number-columns-repeated="6"/>
          <table:table-cell table:number-columns-repeated="2" table:style-name="ce1" office:value-type="float" office:value="2">
            <text:p>2</text:p>
          </table:table-cell>
          <table:table-cell table:style-name="ce1" table:number-columns-repeated="3"/>
          <table:table-cell table:number-columns-repeated="5" office:value-type="float" office:value="3">
            <text:p>3</text:p>
          </table:table-cell>
          <table:table-cell table:style-name="ce1" table:number-columns-repeated="4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140" office:value-type="percentage" office:value="0.07">
            <text:p>7%</text:p>
          </table:table-cell>
          <table:table-cell table:style-name="ce1" table:number-columns-repeated="2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table:number-columns-repeated="3"/>
          <table:table-cell table:number-columns-repeated="5" office:value-type="float" office:value="0">
            <text:p>0</text:p>
          </table:table-cell>
          <table:table-cell table:style-name="ce1" table:number-columns-repeated="3"/>
          <table:table-cell table:number-columns-repeated="2" office:value-type="float" office:value="1">
            <text:p>1</text:p>
          </table:table-cell>
          <table:table-cell table:style-name="ce1"/>
          <table:table-cell office:value-type="float" office:value="1">
            <text:p>1</text:p>
          </table:table-cell>
          <table:table-cell table:style-name="ce1" table:number-columns-repeated="3"/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duind</text:p>
          </table:table-cell>
          <table:table-cell table:style-name="ce1" office:value-type="string">
            <text:p>h</text:p>
          </table:table-cell>
          <table:table-cell table:style-name="ce1" table:number-columns-repeated="182"/>
          <table:table-cell table:number-columns-repeated="656"/>
        </table:table-row>
        <table:table-row table:style-name="ro4">
          <table:table-cell table:style-name="ce140"/>
          <table:table-cell table:style-name="ce148" office:value-type="string">
            <text:p>MC Compliance</text:p>
          </table:table-cell>
          <table:table-cell table:style-name="ce140" table:number-columns-repeated="28"/>
          <table:table-cell table:number-columns-repeated="3" table:style-name="ce140" office:value-type="percentage" office:value="0.97">
            <text:p>97%</text:p>
          </table:table-cell>
          <table:table-cell table:style-name="ce140" table:number-columns-repeated="2"/>
          <table:table-cell table:number-columns-repeated="2" table:style-name="ce140" office:value-type="percentage" office:value="0.95">
            <text:p>95%</text:p>
          </table:table-cell>
          <table:table-cell table:style-name="ce140" office:value-type="percentage" office:value="0.923">
            <text:p>92%</text:p>
          </table:table-cell>
          <table:table-cell table:style-name="ce140" office:value-type="percentage" office:value="0.89">
            <text:p>89%</text:p>
          </table:table-cell>
          <table:table-cell table:number-columns-repeated="4" table:style-name="ce140" office:value-type="percentage" office:value="0.91">
            <text:p>91%</text:p>
          </table:table-cell>
          <table:table-cell table:style-name="ce140" office:value-type="percentage" office:value="0.914">
            <text:p>91%</text:p>
          </table:table-cell>
          <table:table-cell table:number-columns-repeated="2" table:style-name="ce140" office:value-type="percentage" office:value="0.97">
            <text:p>97%</text:p>
          </table:table-cell>
          <table:table-cell table:style-name="ce140" office:value-type="percentage" office:value="0.971">
            <text:p>97%</text:p>
          </table:table-cell>
          <table:table-cell table:style-name="ce140" office:value-type="percentage" office:value="0.929">
            <text:p>93%</text:p>
          </table:table-cell>
          <table:table-cell table:number-columns-repeated="3" table:style-name="ce140" office:value-type="percentage" office:value="0.93">
            <text:p>93%</text:p>
          </table:table-cell>
          <table:table-cell table:style-name="ce140" office:value-type="percentage" office:value="0.91">
            <text:p>91%</text:p>
          </table:table-cell>
          <table:table-cell table:number-columns-repeated="6" table:style-name="ce140" office:value-type="percentage" office:value="0.96">
            <text:p>96%</text:p>
          </table:table-cell>
          <table:table-cell table:number-columns-repeated="2" table:style-name="ce140" office:value-type="percentage" office:value="0.97">
            <text:p>97%</text:p>
          </table:table-cell>
          <table:table-cell table:number-columns-repeated="4" table:style-name="ce140" office:value-type="percentage" office:value="1">
            <text:p>100%</text:p>
          </table:table-cell>
          <table:table-cell table:style-name="ce140" office:value-type="percentage" office:value="0.98">
            <text:p>98%</text:p>
          </table:table-cell>
          <table:table-cell table:style-name="ce140" office:value-type="percentage" office:value="1">
            <text:p>100%</text:p>
          </table:table-cell>
          <table:table-cell table:style-name="ce140" table:number-columns-repeated="5"/>
          <table:table-cell table:number-columns-repeated="3" table:style-name="ce140" office:value-type="percentage" office:value="1">
            <text:p>100%</text:p>
          </table:table-cell>
          <table:table-cell table:style-name="ce140" office:value-type="percentage" office:value="0.945">
            <text:p>95%</text:p>
          </table:table-cell>
          <table:table-cell table:style-name="ce140" table:number-columns-repeated="3"/>
          <table:table-cell table:style-name="ce140" office:value-type="percentage" office:value="0.83">
            <text:p>83%</text:p>
          </table:table-cell>
          <table:table-cell table:style-name="ce140" office:value-type="percentage" office:value="0.92">
            <text:p>92%</text:p>
          </table:table-cell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0.8">
            <text:p>80%</text:p>
          </table:table-cell>
          <table:table-cell table:style-name="ce140"/>
          <table:table-cell table:number-columns-repeated="3" table:style-name="ce140" office:value-type="percentage" office:value="1">
            <text:p>100%</text:p>
          </table:table-cell>
          <table:table-cell table:style-name="ce140" table:number-columns-repeated="2"/>
          <table:table-cell table:number-columns-repeated="5" table:style-name="ce140" office:value-type="percentage" office:value="1">
            <text:p>100%</text:p>
          </table:table-cell>
          <table:table-cell table:style-name="ce140" table:number-columns-repeated="2"/>
          <table:table-cell table:number-columns-repeated="5" table:style-name="ce140" office:value-type="percentage" office:value="1">
            <text:p>100%</text:p>
          </table:table-cell>
          <table:table-cell table:style-name="ce140" table:number-columns-repeated="2"/>
          <table:table-cell table:number-columns-repeated="4"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0.78">
            <text:p>78%</text:p>
          </table:table-cell>
          <table:table-cell table:style-name="ce140" table:number-columns-repeated="2"/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3"/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6"/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3"/>
          <table:table-cell table:number-columns-repeated="5" table:style-name="ce140" office:value-type="percentage" office:value="1">
            <text:p>100%</text:p>
          </table:table-cell>
          <table:table-cell table:style-name="ce140" table:number-columns-repeated="4"/>
          <table:table-cell table:style-name="ce140" office:value-type="percentage" office:value="0.74">
            <text:p>74%</text:p>
          </table:table-cell>
          <table:table-cell table:number-columns-repeated="2" table:style-name="ce140" office:value-type="percentage" office:value="1">
            <text:p>100%</text:p>
          </table:table-cell>
          <table:table-cell table:style-name="ce140" table:number-columns-repeated="2"/>
          <table:table-cell table:style-name="ce140" office:value-type="percentage" office:value="0.82">
            <text:p>82%</text:p>
          </table:table-cell>
          <table:table-cell table:number-columns-repeated="3"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0.96">
            <text:p>96%</text:p>
          </table:table-cell>
          <table:table-cell table:style-name="ce140" office:value-type="percentage" office:value="0.973">
            <text:p>97%</text:p>
          </table:table-cell>
          <table:table-cell table:style-name="ce140" office:value-type="percentage" office:value="0.97">
            <text:p>97%</text:p>
          </table:table-cell>
          <table:table-cell table:style-name="ce140" office:value-type="percentage" office:value="0.82">
            <text:p>82%</text:p>
          </table:table-cell>
          <table:table-cell table:style-name="ce140" office:value-type="percentage" office:value="0.95">
            <text:p>95%</text:p>
          </table:table-cell>
          <table:table-cell table:style-name="ce140" table:number-columns-repeated="3"/>
          <table:table-cell table:number-columns-repeated="2" table:style-name="ce140" office:value-type="percentage" office:value="1">
            <text:p>100%</text:p>
          </table:table-cell>
          <table:table-cell table:style-name="ce140"/>
          <table:table-cell table:style-name="ce140" office:value-type="percentage" office:value="1">
            <text:p>100%</text:p>
          </table:table-cell>
          <table:table-cell table:style-name="ce140" table:number-columns-repeated="3"/>
          <table:table-cell table:style-name="ce140" office:value-type="percentage" office:value="0.99">
            <text:p>99%</text:p>
          </table:table-cell>
          <table:table-cell table:style-name="ce140" office:value-type="string">
            <text:p>x</text:p>
          </table:table-cell>
          <table:table-cell table:style-name="ce140" table:number-columns-repeated="12"/>
          <table:table-cell table:style-name="ce140" office:value-type="string">
            <text:p>iunm</text:p>
          </table:table-cell>
          <table:table-cell table:style-name="ce140" office:value-type="string">
            <text:p>h</text:p>
          </table:table-cell>
          <table:table-cell table:style-name="ce140" table:number-columns-repeated="182"/>
          <table:table-cell table:number-columns-repeated="656"/>
        </table:table-row>
        <table:table-row table:style-name="ro4">
          <table:table-cell table:style-name="ce1"/>
          <table:table-cell table:style-name="ce149" office:value-type="string">
            <text:p>Cost Savings</text:p>
          </table:table-cell>
          <table:table-cell table:style-name="ce1" table:number-columns-repeated="104"/>
          <table:table-cell table:number-columns-repeated="4" table:style-name="ce153" office:value-type="float" office:value="534">
            <text:p><text:s/>$534.00 </text:p>
          </table:table-cell>
          <table:table-cell table:style-name="ce1" table:number-columns-repeated="3"/>
          <table:table-cell table:style-name="ce153" office:value-type="float" office:value="667.5">
            <text:p><text:s/>$667.50 </text:p>
          </table:table-cell>
          <table:table-cell table:style-name="ce1" table:number-columns-repeated="2"/>
          <table:table-cell table:number-columns-repeated="2" table:style-name="ce153" office:value-type="float" office:value="667.5">
            <text:p><text:s/>$667.50 </text:p>
          </table:table-cell>
          <table:table-cell table:style-name="ce1" table:number-columns-repeated="3"/>
          <table:table-cell table:number-columns-repeated="2" table:style-name="ce153" office:value-type="float" office:value="801">
            <text:p><text:s/>$801.00 </text:p>
          </table:table-cell>
          <table:table-cell table:style-name="ce1" table:number-columns-repeated="6"/>
          <table:table-cell table:number-columns-repeated="2" table:style-name="ce153" office:value-type="float" office:value="934.5">
            <text:p><text:s/>$934.50 </text:p>
          </table:table-cell>
          <table:table-cell table:style-name="ce1" table:number-columns-repeated="3"/>
          <table:table-cell table:number-columns-repeated="5" table:style-name="ce153" office:value-type="float" office:value="1068">
            <text:p><text:s/>$1,068.00 </text:p>
          </table:table-cell>
          <table:table-cell table:style-name="ce1" table:number-columns-repeated="4"/>
          <table:table-cell table:number-columns-repeated="3" table:style-name="ce153" office:value-type="float" office:value="1201.5">
            <text:p><text:s/>$1,201.50 </text:p>
          </table:table-cell>
          <table:table-cell table:style-name="ce1" table:number-columns-repeated="2"/>
          <table:table-cell table:number-columns-repeated="4" table:style-name="ce153" office:value-type="float" office:value="1335">
            <text:p><text:s/>$1,335.00 </text:p>
          </table:table-cell>
          <table:table-cell table:style-name="ce1" table:number-columns-repeated="3"/>
          <table:table-cell table:number-columns-repeated="5" table:style-name="ce153" office:value-type="float" office:value="1468.5">
            <text:p><text:s/>$1,468.50 </text:p>
          </table:table-cell>
          <table:table-cell table:style-name="ce1" table:number-columns-repeated="3"/>
          <table:table-cell table:number-columns-repeated="2" table:style-name="ce153" office:value-type="float" office:value="1602">
            <text:p><text:s/>$1,602.00 </text:p>
          </table:table-cell>
          <table:table-cell table:style-name="ce1"/>
          <table:table-cell table:style-name="ce153" office:value-type="float" office:value="1602">
            <text:p><text:s/>$1,602.00 </text:p>
          </table:table-cell>
          <table:table-cell table:style-name="ce1" table:number-columns-repeated="3"/>
          <table:table-cell table:style-name="ce153" office:value-type="float" office:value="1735.5">
            <text:p><text:s/>$1,735.50 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diu</text:p>
          </table:table-cell>
          <table:table-cell table:style-name="ce1" office:value-type="string">
            <text:p>h</text:p>
          </table:table-cell>
          <table:table-cell table:style-name="ce1" table:number-columns-repeated="182"/>
          <table:table-cell table:number-columns-repeated="656"/>
        </table:table-row>
        <table:table-row table:style-name="ro4">
          <table:table-cell table:style-name="ce1"/>
          <table:table-cell table:style-name="ce149" office:value-type="string">
            <text:p>Rever's</text:p>
          </table:table-cell>
          <table:table-cell table:style-name="ce1" table:number-columns-repeated="28"/>
          <table:table-cell table:number-columns-repeated="20"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4" table:style-name="ce1" office:value-type="float" office:value="3">
            <text:p>3</text:p>
          </table:table-cell>
          <table:table-cell table:style-name="ce1" table:number-columns-repeated="3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2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number-columns-repeated="5" table:style-name="ce1" office:value-type="float" office:value="1">
            <text:p>1</text:p>
          </table:table-cell>
          <table:table-cell table:style-name="ce1" table:number-columns-repeated="2"/>
          <table:table-cell table:number-columns-repeated="4"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number-columns-repeated="2" table:style-name="ce1" office:value-type="float" office:value="0">
            <text:p>0</text:p>
          </table:table-cell>
          <table:table-cell table:style-name="ce1" table:number-columns-repeated="3"/>
          <table:table-cell table:number-columns-repeated="2" table:style-name="ce1" office:value-type="float" office:value="0">
            <text:p>0</text:p>
          </table:table-cell>
          <table:table-cell table:style-name="ce1" table:number-columns-repeated="6"/>
          <table:table-cell table:number-columns-repeated="2" table:style-name="ce1" office:value-type="float" office:value="0">
            <text:p>0</text:p>
          </table:table-cell>
          <table:table-cell table:style-name="ce1" table:number-columns-repeated="3"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" table:number-columns-repeated="4"/>
          <table:table-cell table:number-columns-repeated="3" office:value-type="float" office:value="0">
            <text:p>0</text:p>
          </table:table-cell>
          <table:table-cell table:style-name="ce1" table:number-columns-repeated="2"/>
          <table:table-cell table:number-columns-repeated="4" office:value-type="float" office:value="0">
            <text:p>0</text:p>
          </table:table-cell>
          <table:table-cell table:style-name="ce1" table:number-columns-repeated="3"/>
          <table:table-cell table:number-columns-repeated="5" office:value-type="float" office:value="0">
            <text:p>0</text:p>
          </table:table-cell>
          <table:table-cell table:style-name="ce1" table:number-columns-repeated="3"/>
          <table:table-cell table:number-columns-repeated="2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table:style-name="ce1" table:number-columns-repeated="3"/>
          <table:table-cell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dmuiiy</text:p>
          </table:table-cell>
          <table:table-cell table:style-name="ce1" office:value-type="string">
            <text:p>h</text:p>
          </table:table-cell>
          <table:table-cell table:style-name="ce1" table:number-columns-repeated="182"/>
          <table:table-cell table:number-columns-repeated="656"/>
        </table:table-row>
        <table:table-row table:style-name="ro4">
          <table:table-cell table:style-name="ce1"/>
          <table:table-cell table:style-name="ce149" office:value-type="string">
            <text:p>Project's</text:p>
          </table:table-cell>
          <table:table-cell table:style-name="ce1" table:number-columns-repeated="28"/>
          <table:table-cell table:number-columns-repeated="14" table:style-name="ce1" office:value-type="float" office:value="2">
            <text:p>2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8"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table:number-columns-repeated="6"/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4">
            <text:p>4</text:p>
          </table:table-cell>
          <table:table-cell table:style-name="ce1" table:number-columns-repeated="3"/>
          <table:table-cell table:number-columns-repeated="4" table:style-name="ce1" office:value-type="float" office:value="4">
            <text:p>4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/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4">
            <text:p>4</text:p>
          </table:table-cell>
          <table:table-cell table:style-name="ce1" table:number-columns-repeated="2"/>
          <table:table-cell table:number-columns-repeated="5" table:style-name="ce1" office:value-type="float" office:value="5">
            <text:p>5</text:p>
          </table:table-cell>
          <table:table-cell table:style-name="ce1" table:number-columns-repeated="2"/>
          <table:table-cell table:number-columns-repeated="4" table:style-name="ce1" office:value-type="float" office:value="5">
            <text:p>5</text:p>
          </table:table-cell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2" table:style-name="ce1" office:value-type="float" office:value="4">
            <text:p>4</text:p>
          </table:table-cell>
          <table:table-cell table:style-name="ce1" table:number-columns-repeated="3"/>
          <table:table-cell table:number-columns-repeated="2" table:style-name="ce1" office:value-type="float" office:value="4">
            <text:p>4</text:p>
          </table:table-cell>
          <table:table-cell table:style-name="ce1" table:number-columns-repeated="6"/>
          <table:table-cell table:number-columns-repeated="2" table:style-name="ce1" office:value-type="float" office:value="4">
            <text:p>4</text:p>
          </table:table-cell>
          <table:table-cell table:style-name="ce1" table:number-columns-repeated="3"/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style-name="ce1" table:number-columns-repeated="4"/>
          <table:table-cell table:number-columns-repeated="3" office:value-type="float" office:value="4">
            <text:p>4</text:p>
          </table:table-cell>
          <table:table-cell table:style-name="ce1" table:number-columns-repeated="2"/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3"/>
          <table:table-cell table:number-columns-repeated="5" office:value-type="float" office:value="5">
            <text:p>5</text:p>
          </table:table-cell>
          <table:table-cell table:style-name="ce1" table:number-columns-repeated="3"/>
          <table:table-cell table:number-columns-repeated="2" office:value-type="float" office:value="5">
            <text:p>5</text:p>
          </table:table-cell>
          <table:table-cell table:style-name="ce1"/>
          <table:table-cell office:value-type="float" office:value="5">
            <text:p>5</text:p>
          </table:table-cell>
          <table:table-cell table:style-name="ce1" table:number-columns-repeated="3"/>
          <table:table-cell office:value-type="float" office:value="5">
            <text:p>5</text:p>
          </table:table-cell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yb</text:p>
          </table:table-cell>
          <table:table-cell table:style-name="ce1" office:value-type="string">
            <text:p>h</text:p>
          </table:table-cell>
          <table:table-cell table:style-name="ce1" table:number-columns-repeated="182"/>
          <table:table-cell table:number-columns-repeated="656"/>
        </table:table-row>
        <table:table-row table:style-name="ro4">
          <table:table-cell/>
          <table:table-cell office:value-type="string">
            <text:p>Aging job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Errors count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1. Recognition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2. how many Gembas performe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3. How may days from last boxing area work injuries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4. Who has PTO when</text:p>
          </table:table-cell>
          <table:table-cell table:number-columns-repeated="1022"/>
        </table:table-row>
        <table:table-row table:style-name="ro4">
          <table:table-cell/>
          <table:table-cell table:style-name="ce150" office:value-type="string">
            <text:p>5. Jobs on hol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6. Truck schedules/shipments</text:p>
          </table:table-cell>
          <table:table-cell table:number-columns-repeated="1022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Recognitions" table:style-name="ta3" table:print="false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020" table:default-cell-style-name="Excel_20_Built-in_20_Normal"/>
        <table:table-row table:style-name="ro4">
          <table:table-cell office:value-type="string">
            <text:p>First</text:p>
          </table:table-cell>
          <table:table-cell office:value-type="string">
            <text:p>Last</text:p>
          </table:table-cell>
          <table:table-cell office:value-type="string">
            <text:p>Recognition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4">
          <table:table-cell office:value-type="string">
            <text:p>Trevor</text:p>
          </table:table-cell>
          <table:table-cell office:value-type="string">
            <text:p>Nyman</text:p>
          </table:table-cell>
          <table:table-cell office:value-type="string">
            <text:p>Helping to keep both areas clean and organized</text:p>
          </table:table-cell>
          <table:table-cell table:number-columns-repeated="1021"/>
        </table:table-row>
        <table:table-row table:style-name="ro4">
          <table:table-cell office:value-type="string">
            <text:p>Thomas</text:p>
          </table:table-cell>
          <table:table-cell office:value-type="string">
            <text:p>Stewart</text:p>
          </table:table-cell>
          <table:table-cell office:value-type="string">
            <text:p>5 years of service</text:p>
          </table:table-cell>
          <table:table-cell table:style-name="ce154" office:value-type="date" office:date-value="2024-04-15">
            <text:p>15-Apr-24</text:p>
          </table:table-cell>
          <table:table-cell table:number-columns-repeated="1020"/>
        </table:table-row>
        <table:table-row table:style-name="ro4">
          <table:table-cell office:value-type="string">
            <text:p>Delfino</text:p>
          </table:table-cell>
          <table:table-cell office:value-type="string">
            <text:p>Torres</text:p>
          </table:table-cell>
          <table:table-cell office:value-type="string">
            <text:p>Always staying on task and ensuring product is flowing</text:p>
          </table:table-cell>
          <table:table-cell table:style-name="ce154" office:value-type="date" office:date-value="2024-04-16">
            <text:p>16-Apr-24</text:p>
          </table:table-cell>
          <table:table-cell table:number-columns-repeated="1020"/>
        </table:table-row>
        <table:table-row table:style-name="ro4">
          <table:table-cell office:value-type="string">
            <text:p>Delfino</text:p>
          </table:table-cell>
          <table:table-cell office:value-type="string">
            <text:p>Torres</text:p>
          </table:table-cell>
          <table:table-cell office:value-type="string">
            <text:p>Holding down the fort upstairs</text:p>
          </table:table-cell>
          <table:table-cell table:style-name="ce154" office:value-type="date" office:date-value="2024-04-29">
            <text:p>29-Apr-24</text:p>
          </table:table-cell>
          <table:table-cell table:number-columns-repeated="1020"/>
        </table:table-row>
        <table:table-row table:style-name="ro4">
          <table:table-cell office:value-type="string">
            <text:p>Weekend</text:p>
          </table:table-cell>
          <table:table-cell/>
          <table:table-cell office:value-type="string">
            <text:p>Staying operational with leadership out</text:p>
          </table:table-cell>
          <table:table-cell table:style-name="ce154" office:value-type="date" office:date-value="2024-05-12">
            <text:p>12-May-24</text:p>
          </table:table-cell>
          <table:table-cell table:number-columns-repeated="1020"/>
        </table:table-row>
        <table:table-row table:style-name="ro4">
          <table:table-cell office:value-type="string">
            <text:p>xx</text:p>
          </table:table-cell>
          <table:table-cell office:value-type="string">
            <text:p>xxx</text:p>
          </table:table-cell>
          <table:table-cell office:value-type="string">
            <text:p>xxxx</text:p>
          </table:table-cell>
          <table:table-cell table:style-name="ce155" office:value-type="string">
            <text:p>21-May-2024</text:p>
          </table:table-cell>
          <table:table-cell table:number-columns-repeated="1020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Error Tracker" table:style-name="ta4" table:print="false">
        <office:forms form:automatic-focus="false" form:apply-design-mode="false"/>
        <table:table-column table:style-name="co10" table:default-cell-style-name="ce158"/>
        <table:table-column table:style-name="co14" table:default-cell-style-name="ce158"/>
        <table:table-column table:style-name="co15" table:default-cell-style-name="ce158"/>
        <table:table-column table:style-name="co16" table:default-cell-style-name="ce158"/>
        <table:table-column table:style-name="co17" table:default-cell-style-name="ce1"/>
        <table:table-column table:style-name="co18" table:default-cell-style-name="ce1"/>
        <table:table-column table:style-name="co7" table:number-columns-repeated="1018" table:default-cell-style-name="Excel_20_Built-in_20_Normal"/>
        <table:table-row table:style-name="ro4">
          <table:table-cell table:style-name="ce156" office:value-type="string">
            <text:p>Date</text:p>
          </table:table-cell>
          <table:table-cell table:style-name="ce156" office:value-type="string">
            <text:p>Shift</text:p>
          </table:table-cell>
          <table:table-cell table:style-name="ce156" office:value-type="string">
            <text:p>Lot</text:p>
          </table:table-cell>
          <table:table-cell table:style-name="ce156" office:value-type="string">
            <text:p>Error</text:p>
          </table:table-cell>
          <table:table-cell table:style-name="ce160" office:value-type="string">
            <text:p>First</text:p>
          </table:table-cell>
          <table:table-cell table:style-name="ce160" office:value-type="string">
            <text:p>Last</text:p>
          </table:table-cell>
          <table:table-cell table:number-columns-repeated="1018"/>
        </table:table-row>
        <table:table-row table:style-name="ro4">
          <table:table-cell table:style-name="ce157" office:value-type="date" office:date-value="2024-01-30">
            <text:p>30-Jan-24</text:p>
          </table:table-cell>
          <table:table-cell table:style-name="ce159" office:value-type="string">
            <text:p>B</text:p>
          </table:table-cell>
          <table:table-cell table:style-name="ce159"/>
          <table:table-cell table:style-name="ce159" office:value-type="string">
            <text:p>.02 boxes used when .03 were required</text:p>
          </table:table-cell>
          <table:table-cell table:style-name="ce161" table:number-columns-repeated="2"/>
          <table:table-cell table:number-columns-repeated="1018"/>
        </table:table-row>
        <table:table-row table:style-name="ro4">
          <table:table-cell table:style-name="ce157" office:value-type="date" office:date-value="2024-02-07">
            <text:p>7-Feb-24</text:p>
          </table:table-cell>
          <table:table-cell table:style-name="ce159" office:value-type="string">
            <text:p>B</text:p>
          </table:table-cell>
          <table:table-cell table:style-name="ce159"/>
          <table:table-cell table:style-name="ce159" office:value-type="string">
            <text:p>Pallet loaded on truck without being scanned</text:p>
          </table:table-cell>
          <table:table-cell table:style-name="ce161" table:number-columns-repeated="2"/>
          <table:table-cell table:number-columns-repeated="1018"/>
        </table:table-row>
        <table:table-row table:style-name="ro4">
          <table:table-cell table:style-name="ce157" office:value-type="date" office:date-value="2024-02-14">
            <text:p>14-Feb-24</text:p>
          </table:table-cell>
          <table:table-cell table:style-name="ce159" office:value-type="string">
            <text:p>A</text:p>
          </table:table-cell>
          <table:table-cell table:style-name="ce159"/>
          <table:table-cell table:style-name="ce159" office:value-type="string">
            <text:p>GSK sent to Fort Worth</text:p>
          </table:table-cell>
          <table:table-cell table:style-name="ce161" table:number-columns-repeated="2"/>
          <table:table-cell table:number-columns-repeated="1018"/>
        </table:table-row>
        <table:table-row table:style-name="ro4">
          <table:table-cell table:style-name="ce157" office:value-type="date" office:date-value="2024-02-14">
            <text:p>14-Feb-24</text:p>
          </table:table-cell>
          <table:table-cell table:style-name="ce159" office:value-type="string">
            <text:p>A</text:p>
          </table:table-cell>
          <table:table-cell table:style-name="ce159"/>
          <table:table-cell table:style-name="ce159" office:value-type="string">
            <text:p>Engineering job sent to Fort Worth</text:p>
          </table:table-cell>
          <table:table-cell table:style-name="ce161" table:number-columns-repeated="2"/>
          <table:table-cell table:number-columns-repeated="1018"/>
        </table:table-row>
        <table:table-row table:style-name="ro4">
          <table:table-cell table:style-name="ce157" office:value-type="date" office:date-value="2024-03-19">
            <text:p>19-Mar-24</text:p>
          </table:table-cell>
          <table:table-cell table:style-name="ce159" office:value-type="string">
            <text:p>B</text:p>
          </table:table-cell>
          <table:table-cell table:style-name="ce159"/>
          <table:table-cell table:style-name="ce159" office:value-type="string">
            <text:p>Job boxed in wrong box</text:p>
          </table:table-cell>
          <table:table-cell table:style-name="ce161" table:number-columns-repeated="2"/>
          <table:table-cell table:number-columns-repeated="1018"/>
        </table:table-row>
        <table:table-row table:style-name="ro4">
          <table:table-cell table:style-name="ce157" office:value-type="date" office:date-value="2024-03-28">
            <text:p>28-Mar-24</text:p>
          </table:table-cell>
          <table:table-cell table:style-name="ce159" office:value-type="string">
            <text:p>B</text:p>
          </table:table-cell>
          <table:table-cell table:style-name="ce159"/>
          <table:table-cell table:style-name="ce159" office:value-type="string">
            <text:p>Missing handling labels</text:p>
          </table:table-cell>
          <table:table-cell table:style-name="ce161" office:value-type="string">
            <text:p>Jonathen</text:p>
          </table:table-cell>
          <table:table-cell table:style-name="ce161" office:value-type="string">
            <text:p>Chen</text:p>
          </table:table-cell>
          <table:table-cell table:number-columns-repeated="1018"/>
        </table:table-row>
        <table:table-row table:style-name="ro4">
          <table:table-cell table:style-name="ce157" office:value-type="date" office:date-value="2024-04-02">
            <text:p>2-Apr-24</text:p>
          </table:table-cell>
          <table:table-cell table:style-name="ce159" office:value-type="string">
            <text:p>B</text:p>
          </table:table-cell>
          <table:table-cell table:style-name="ce159"/>
          <table:table-cell table:style-name="ce159" office:value-type="string">
            <text:p>Label verification placed in wrong PCD</text:p>
          </table:table-cell>
          <table:table-cell table:style-name="ce161" table:number-columns-repeated="2"/>
          <table:table-cell table:number-columns-repeated="1018"/>
        </table:table-row>
        <table:table-row table:style-name="ro4">
          <table:table-cell table:style-name="ce157" office:value-type="date" office:date-value="2024-04-02">
            <text:p>2-Apr-24</text:p>
          </table:table-cell>
          <table:table-cell table:style-name="ce159" office:value-type="string">
            <text:p>B</text:p>
          </table:table-cell>
          <table:table-cell table:style-name="ce159" office:value-type="string">
            <text:p>EKD518734</text:p>
          </table:table-cell>
          <table:table-cell table:style-name="ce159"/>
          <table:table-cell table:style-name="ce161" table:number-columns-repeated="2"/>
          <table:table-cell table:number-columns-repeated="1018"/>
        </table:table-row>
        <table:table-row table:style-name="ro6">
          <table:table-cell table:style-name="ce155" office:value-type="string">
            <text:p>25-Apr-2024</text:p>
          </table:table-cell>
          <table:table-cell table:number-columns-repeated="3"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Production" table:style-name="ta5" table:print="false">
        <office:forms form:automatic-focus="false" form:apply-design-mode="false"/>
        <table:table-column table:style-name="co7" table:default-cell-style-name="Excel_20_Built-in_20_Normal"/>
        <table:table-column table:style-name="co10" table:default-cell-style-name="ce166"/>
        <table:table-column table:style-name="co19" table:default-cell-style-name="ce166"/>
        <table:table-column table:style-name="co7" table:default-cell-style-name="Excel_20_Built-in_20_Normal"/>
        <table:table-column table:style-name="co20" table:default-cell-style-name="ce7"/>
        <table:table-column table:style-name="co14" table:default-cell-style-name="ce7"/>
        <table:table-column table:style-name="co21" table:default-cell-style-name="ce137"/>
        <table:table-column table:style-name="co7" table:default-cell-style-name="Excel_20_Built-in_20_Normal"/>
        <table:table-column table:style-name="co22" table:default-cell-style-name="ce166"/>
        <table:table-column table:style-name="co23" table:default-cell-style-name="ce166"/>
        <table:table-column table:style-name="co7" table:default-cell-style-name="ce174"/>
        <table:table-column table:style-name="co7" table:default-cell-style-name="Excel_20_Built-in_20_Normal"/>
        <table:table-column table:style-name="co20" table:default-cell-style-name="ce7"/>
        <table:table-column table:style-name="co14" table:default-cell-style-name="ce7"/>
        <table:table-column table:style-name="co21" table:default-cell-style-name="ce137"/>
        <table:table-column table:style-name="co7" table:number-columns-repeated="1009" table:default-cell-style-name="Excel_20_Built-in_20_Normal"/>
        <table:table-row table:style-name="ro1">
          <table:table-cell table:style-name="ce162" office:value-type="string" table:number-columns-spanned="7" table:number-rows-spanned="1">
            <text:p>Assembly</text:p>
          </table:table-cell>
          <table:covered-table-cell table:number-columns-repeated="5" table:style-name="ce163"/>
          <table:covered-table-cell table:style-name="ce169"/>
          <table:table-cell table:style-name="ce162" office:value-type="string" table:number-columns-spanned="8" table:number-rows-spanned="1">
            <text:p>Assembly</text:p>
          </table:table-cell>
          <table:covered-table-cell table:number-columns-repeated="6" table:style-name="ce163"/>
          <table:covered-table-cell table:style-name="ce169"/>
          <table:table-cell table:number-columns-repeated="1009"/>
        </table:table-row>
        <table:table-row table:style-name="ro4">
          <table:table-cell/>
          <table:table-cell table:style-name="ce164" office:value-type="string">
            <text:p>Boxing</text:p>
          </table:table-cell>
          <table:table-cell table:style-name="ce164" office:value-type="string">
            <text:p>Production</text:p>
          </table:table-cell>
          <table:table-cell/>
          <table:table-cell table:style-name="ce167" office:value-type="string">
            <text:p>Jobs Built</text:p>
          </table:table-cell>
          <table:table-cell table:style-name="ce167" office:value-type="string">
            <text:p>Jobs Boxed</text:p>
          </table:table-cell>
          <table:table-cell table:style-name="ce170" office:value-type="string">
            <text:p>Productivity</text:p>
          </table:table-cell>
          <table:table-cell/>
          <table:table-cell table:style-name="ce164" office:value-type="string">
            <text:p>Boxing</text:p>
          </table:table-cell>
          <table:table-cell table:style-name="ce164" office:value-type="string">
            <text:p>Production</text:p>
          </table:table-cell>
          <table:table-cell table:style-name="ce164" office:value-type="string">
            <text:p>Boxed?</text:p>
          </table:table-cell>
          <table:table-cell/>
          <table:table-cell table:style-name="ce167" office:value-type="string">
            <text:p>Jobs Built</text:p>
          </table:table-cell>
          <table:table-cell table:style-name="ce167" office:value-type="string">
            <text:p>Jobs Boxed</text:p>
          </table:table-cell>
          <table:table-cell table:style-name="ce170" office:value-type="string">
            <text:p>Productivity</text:p>
          </table:table-cell>
          <table:table-cell table:number-columns-repeated="1009"/>
        </table:table-row>
        <table:table-row table:style-name="ro4">
          <table:table-cell/>
          <table:table-cell table:style-name="ce165" office:value-type="float" office:value="3261539">
            <text:p>3261539</text:p>
          </table:table-cell>
          <table:table-cell office:value-type="float" office:value="3262175">
            <text:p>3262175</text:p>
          </table:table-cell>
          <table:table-cell/>
          <table:table-cell table:style-name="ce168" table:formula="of:=COUNT([.C3:.C1048576])" office:value-type="float" office:value="11">
            <text:p>11</text:p>
          </table:table-cell>
          <table:table-cell table:style-name="ce168" table:formula="of:=COUNT([.B3:.B199])" office:value-type="float" office:value="20">
            <text:p>20</text:p>
          </table:table-cell>
          <table:table-cell table:style-name="ce171" table:formula="of:=[.F3]/[.E3]" office:value-type="percentage" office:value="1.81818181818182">
            <text:p>182%</text:p>
          </table:table-cell>
          <table:table-cell/>
          <table:table-cell table:style-name="ce172" office:value-type="float" office:value="3254072">
            <text:p>3254072</text:p>
          </table:table-cell>
          <table:table-cell table:style-name="ce172" office:value-type="float" office:value="3229353">
            <text:p>3229353</text:p>
          </table:table-cell>
          <table:table-cell table:style-name="ce173" table:formula="of:=IF(COUNTIF([.I$1:.I$1048576];[.J3])&gt;0;&quot;Yes&quot;;&quot;No&quot;)" office:value-type="string" office:string-value="No">
            <text:p>No</text:p>
          </table:table-cell>
          <table:table-cell/>
          <table:table-cell table:style-name="ce168" table:formula="of:=COUNTA([.J3:.J1048576])" office:value-type="float" office:value="10">
            <text:p>10</text:p>
          </table:table-cell>
          <table:table-cell table:style-name="ce168" table:formula="of:=COUNTIF([.K3:.K199];&quot;Yes&quot;)" office:value-type="float" office:value="8">
            <text:p>8</text:p>
          </table:table-cell>
          <table:table-cell table:style-name="ce171" table:formula="of:=[.N3]/[.M3]" office:value-type="percentage" office:value="0.8">
            <text:p>80%</text:p>
          </table:table-cell>
          <table:table-cell table:number-columns-repeated="1009"/>
        </table:table-row>
        <table:table-row table:style-name="ro4">
          <table:table-cell/>
          <table:table-cell table:style-name="ce165" office:value-type="float" office:value="3274377">
            <text:p>3274377</text:p>
          </table:table-cell>
          <table:table-cell office:value-type="float" office:value="3271600">
            <text:p>3271600</text:p>
          </table:table-cell>
          <table:table-cell table:number-columns-repeated="5"/>
          <table:table-cell office:value-type="float" office:value="3260477">
            <text:p>3260477</text:p>
          </table:table-cell>
          <table:table-cell office:value-type="float" office:value="3271611">
            <text:p>3271611</text:p>
          </table:table-cell>
          <table:table-cell table:style-name="ce173" table:formula="of:=IF(COUNTIF([.I$1:.I$1048576];[.J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66906">
            <text:p>3266906</text:p>
          </table:table-cell>
          <table:table-cell office:value-type="float" office:value="3271276">
            <text:p>3271276</text:p>
          </table:table-cell>
          <table:table-cell table:number-columns-repeated="5"/>
          <table:table-cell office:value-type="float" office:value="3276379">
            <text:p>3276379</text:p>
          </table:table-cell>
          <table:table-cell office:value-type="float" office:value="3280197">
            <text:p>3280197</text:p>
          </table:table-cell>
          <table:table-cell table:style-name="ce173" table:formula="of:=IF(COUNTIF([.I$1:.I$1048576];[.J5])&gt;0;&quot;Yes&quot;;&quot;No&quot;)" office:value-type="string" office:string-value="Yes">
            <text:p>Yes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64181">
            <text:p>3264181</text:p>
          </table:table-cell>
          <table:table-cell office:value-type="float" office:value="3253081">
            <text:p>3253081</text:p>
          </table:table-cell>
          <table:table-cell table:number-columns-repeated="5"/>
          <table:table-cell office:value-type="float" office:value="3238671">
            <text:p>3238671</text:p>
          </table:table-cell>
          <table:table-cell office:value-type="float" office:value="3276391">
            <text:p>3276391</text:p>
          </table:table-cell>
          <table:table-cell table:style-name="ce173" table:formula="of:=IF(COUNTIF([.I$1:.I$1048576];[.J6])&gt;0;&quot;Yes&quot;;&quot;No&quot;)" office:value-type="string" office:string-value="Yes">
            <text:p>Yes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46779">
            <text:p>3246779</text:p>
          </table:table-cell>
          <table:table-cell office:value-type="float" office:value="3268881">
            <text:p>3268881</text:p>
          </table:table-cell>
          <table:table-cell table:number-columns-repeated="5"/>
          <table:table-cell office:value-type="float" office:value="3263375">
            <text:p>3263375</text:p>
          </table:table-cell>
          <table:table-cell office:value-type="float" office:value="3277901">
            <text:p>3277901</text:p>
          </table:table-cell>
          <table:table-cell table:style-name="ce173" table:formula="of:=IF(COUNTIF([.I$1:.I$1048576];[.J7])&gt;0;&quot;Yes&quot;;&quot;No&quot;)" office:value-type="string" office:string-value="Yes">
            <text:p>Yes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44738">
            <text:p>3244738</text:p>
          </table:table-cell>
          <table:table-cell office:value-type="float" office:value="3262155">
            <text:p>3262155</text:p>
          </table:table-cell>
          <table:table-cell table:number-columns-repeated="5"/>
          <table:table-cell office:value-type="float" office:value="3266911">
            <text:p>3266911</text:p>
          </table:table-cell>
          <table:table-cell office:value-type="float" office:value="3249781">
            <text:p>3249781</text:p>
          </table:table-cell>
          <table:table-cell table:style-name="ce173" table:formula="of:=IF(COUNTIF([.I$1:.I$1048576];[.J8])&gt;0;&quot;Yes&quot;;&quot;No&quot;)" office:value-type="string" office:string-value="Yes">
            <text:p>Yes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71291">
            <text:p>3271291</text:p>
          </table:table-cell>
          <table:table-cell office:value-type="float" office:value="3266887">
            <text:p>3266887</text:p>
          </table:table-cell>
          <table:table-cell table:number-columns-repeated="5"/>
          <table:table-cell office:value-type="float" office:value="3267900">
            <text:p>3267900</text:p>
          </table:table-cell>
          <table:table-cell office:value-type="float" office:value="3273639">
            <text:p>3273639</text:p>
          </table:table-cell>
          <table:table-cell table:style-name="ce173" table:formula="of:=IF(COUNTIF([.I$1:.I$1048576];[.J9])&gt;0;&quot;Yes&quot;;&quot;No&quot;)" office:value-type="string" office:string-value="Yes">
            <text:p>Yes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56375">
            <text:p>3256375</text:p>
          </table:table-cell>
          <table:table-cell office:value-type="float" office:value="3250355">
            <text:p>3250355</text:p>
          </table:table-cell>
          <table:table-cell table:number-columns-repeated="5"/>
          <table:table-cell office:value-type="float" office:value="3282702">
            <text:p>3282702</text:p>
          </table:table-cell>
          <table:table-cell office:value-type="float" office:value="3273638">
            <text:p>3273638</text:p>
          </table:table-cell>
          <table:table-cell table:style-name="ce173" table:formula="of:=IF(COUNTIF([.I$1:.I$1048576];[.J10])&gt;0;&quot;Yes&quot;;&quot;No&quot;)" office:value-type="string" office:string-value="Yes">
            <text:p>Yes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48702">
            <text:p>3248702</text:p>
          </table:table-cell>
          <table:table-cell office:value-type="float" office:value="3260502">
            <text:p>3260502</text:p>
          </table:table-cell>
          <table:table-cell table:number-columns-repeated="5"/>
          <table:table-cell office:value-type="float" office:value="3264771">
            <text:p>3264771</text:p>
          </table:table-cell>
          <table:table-cell office:value-type="float" office:value="3229183">
            <text:p>3229183</text:p>
          </table:table-cell>
          <table:table-cell table:style-name="ce173" table:formula="of:=IF(COUNTIF([.I$1:.I$1048576];[.J11])&gt;0;&quot;Yes&quot;;&quot;No&quot;)" office:value-type="string" office:string-value="Yes">
            <text:p>Yes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62799">
            <text:p>3262799</text:p>
          </table:table-cell>
          <table:table-cell office:value-type="float" office:value="3254993">
            <text:p>3254993</text:p>
          </table:table-cell>
          <table:table-cell table:number-columns-repeated="5"/>
          <table:table-cell office:value-type="float" office:value="3260102">
            <text:p>3260102</text:p>
          </table:table-cell>
          <table:table-cell office:value-type="float" office:value="3262471">
            <text:p>3262471</text:p>
          </table:table-cell>
          <table:table-cell table:style-name="ce173" table:formula="of:=IF(COUNTIF([.I$1:.I$1048576];[.J12])&gt;0;&quot;Yes&quot;;&quot;No&quot;)" office:value-type="string" office:string-value="Yes">
            <text:p>Yes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71607">
            <text:p>3271607</text:p>
          </table:table-cell>
          <table:table-cell office:value-type="float" office:value="3256383">
            <text:p>3256383</text:p>
          </table:table-cell>
          <table:table-cell table:number-columns-repeated="5"/>
          <table:table-cell office:value-type="float" office:value="3269496">
            <text:p>3269496</text:p>
          </table:table-cell>
          <table:table-cell/>
          <table:table-cell table:style-name="ce173" table:formula="of:=IF(COUNTIF([.I$1:.I$1048576];[.J1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68278">
            <text:p>3268278</text:p>
          </table:table-cell>
          <table:table-cell table:number-columns-repeated="6"/>
          <table:table-cell office:value-type="float" office:value="3252240">
            <text:p>3252240</text:p>
          </table:table-cell>
          <table:table-cell/>
          <table:table-cell table:style-name="ce173" table:formula="of:=IF(COUNTIF([.I$1:.I$1048576];[.J1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50893">
            <text:p>3250893</text:p>
          </table:table-cell>
          <table:table-cell table:number-columns-repeated="6"/>
          <table:table-cell office:value-type="float" office:value="3229052">
            <text:p>3229052</text:p>
          </table:table-cell>
          <table:table-cell/>
          <table:table-cell table:style-name="ce173" table:formula="of:=IF(COUNTIF([.I$1:.I$1048576];[.J1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44281">
            <text:p>3244281</text:p>
          </table:table-cell>
          <table:table-cell table:number-columns-repeated="6"/>
          <table:table-cell office:value-type="float" office:value="3267005">
            <text:p>3267005</text:p>
          </table:table-cell>
          <table:table-cell/>
          <table:table-cell table:style-name="ce173" table:formula="of:=IF(COUNTIF([.I$1:.I$1048576];[.J1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63373">
            <text:p>3263373</text:p>
          </table:table-cell>
          <table:table-cell table:number-columns-repeated="6"/>
          <table:table-cell office:value-type="float" office:value="3261886">
            <text:p>3261886</text:p>
          </table:table-cell>
          <table:table-cell/>
          <table:table-cell table:style-name="ce173" table:formula="of:=IF(COUNTIF([.I$1:.I$1048576];[.J1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43720">
            <text:p>3243720</text:p>
          </table:table-cell>
          <table:table-cell table:number-columns-repeated="6"/>
          <table:table-cell office:value-type="float" office:value="3260489">
            <text:p>3260489</text:p>
          </table:table-cell>
          <table:table-cell/>
          <table:table-cell table:style-name="ce173" table:formula="of:=IF(COUNTIF([.I$1:.I$1048576];[.J1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71981">
            <text:p>3271981</text:p>
          </table:table-cell>
          <table:table-cell table:number-columns-repeated="6"/>
          <table:table-cell office:value-type="float" office:value="3269503">
            <text:p>3269503</text:p>
          </table:table-cell>
          <table:table-cell/>
          <table:table-cell table:style-name="ce173" table:formula="of:=IF(COUNTIF([.I$1:.I$1048576];[.J1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71982">
            <text:p>3271982</text:p>
          </table:table-cell>
          <table:table-cell table:number-columns-repeated="6"/>
          <table:table-cell office:value-type="float" office:value="3277900">
            <text:p>3277900</text:p>
          </table:table-cell>
          <table:table-cell/>
          <table:table-cell table:style-name="ce173" table:formula="of:=IF(COUNTIF([.I$1:.I$1048576];[.J2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65875">
            <text:p>3265875</text:p>
          </table:table-cell>
          <table:table-cell table:number-columns-repeated="6"/>
          <table:table-cell office:value-type="float" office:value="3277908">
            <text:p>3277908</text:p>
          </table:table-cell>
          <table:table-cell/>
          <table:table-cell table:style-name="ce173" table:formula="of:=IF(COUNTIF([.I$1:.I$1048576];[.J2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 office:value-type="float" office:value="3263255">
            <text:p>3263255</text:p>
          </table:table-cell>
          <table:table-cell table:number-columns-repeated="6"/>
          <table:table-cell office:value-type="float" office:value="3277973">
            <text:p>3277973</text:p>
          </table:table-cell>
          <table:table-cell/>
          <table:table-cell table:style-name="ce173" table:formula="of:=IF(COUNTIF([.I$1:.I$1048576];[.J2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/>
          <table:table-cell table:number-columns-repeated="6"/>
          <table:table-cell office:value-type="float" office:value="3265274">
            <text:p>3265274</text:p>
          </table:table-cell>
          <table:table-cell/>
          <table:table-cell table:style-name="ce173" table:formula="of:=IF(COUNTIF([.I$1:.I$1048576];[.J2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/>
          <table:table-cell table:number-columns-repeated="6"/>
          <table:table-cell office:value-type="float" office:value="3264971">
            <text:p>3264971</text:p>
          </table:table-cell>
          <table:table-cell/>
          <table:table-cell table:style-name="ce173" table:formula="of:=IF(COUNTIF([.I$1:.I$1048576];[.J2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/>
          <table:table-cell table:number-columns-repeated="6"/>
          <table:table-cell office:value-type="float" office:value="3258876">
            <text:p>3258876</text:p>
          </table:table-cell>
          <table:table-cell/>
          <table:table-cell table:style-name="ce173" table:formula="of:=IF(COUNTIF([.I$1:.I$1048576];[.J2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/>
          <table:table-cell table:number-columns-repeated="6"/>
          <table:table-cell office:value-type="float" office:value="3254074">
            <text:p>3254074</text:p>
          </table:table-cell>
          <table:table-cell/>
          <table:table-cell table:style-name="ce173" table:formula="of:=IF(COUNTIF([.I$1:.I$1048576];[.J2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/>
          <table:table-cell table:number-columns-repeated="6"/>
          <table:table-cell office:value-type="float" office:value="3274176">
            <text:p>3274176</text:p>
          </table:table-cell>
          <table:table-cell/>
          <table:table-cell table:style-name="ce173" table:formula="of:=IF(COUNTIF([.I$1:.I$1048576];[.J2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/>
          <table:table-cell table:number-columns-repeated="6"/>
          <table:table-cell office:value-type="float" office:value="3230326">
            <text:p>3230326</text:p>
          </table:table-cell>
          <table:table-cell/>
          <table:table-cell table:style-name="ce173" table:formula="of:=IF(COUNTIF([.I$1:.I$1048576];[.J2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/>
          <table:table-cell table:style-name="ce165"/>
          <table:table-cell table:number-columns-repeated="6"/>
          <table:table-cell office:value-type="float" office:value="3271588">
            <text:p>3271588</text:p>
          </table:table-cell>
          <table:table-cell/>
          <table:table-cell table:style-name="ce173" table:formula="of:=IF(COUNTIF([.I$1:.I$1048576];[.J2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6373">
            <text:p>3276373</text:p>
          </table:table-cell>
          <table:table-cell/>
          <table:table-cell table:style-name="ce173" table:formula="of:=IF(COUNTIF([.I$1:.I$1048576];[.J3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2098">
            <text:p>3262098</text:p>
          </table:table-cell>
          <table:table-cell/>
          <table:table-cell table:style-name="ce173" table:formula="of:=IF(COUNTIF([.I$1:.I$1048576];[.J3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7636">
            <text:p>3277636</text:p>
          </table:table-cell>
          <table:table-cell/>
          <table:table-cell table:style-name="ce173" table:formula="of:=IF(COUNTIF([.I$1:.I$1048576];[.J3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0513">
            <text:p>3260513</text:p>
          </table:table-cell>
          <table:table-cell/>
          <table:table-cell table:style-name="ce173" table:formula="of:=IF(COUNTIF([.I$1:.I$1048576];[.J3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9781">
            <text:p>3269781</text:p>
          </table:table-cell>
          <table:table-cell/>
          <table:table-cell table:style-name="ce173" table:formula="of:=IF(COUNTIF([.I$1:.I$1048576];[.J3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6894">
            <text:p>3276894</text:p>
          </table:table-cell>
          <table:table-cell/>
          <table:table-cell table:style-name="ce173" table:formula="of:=IF(COUNTIF([.I$1:.I$1048576];[.J3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1548">
            <text:p>3261548</text:p>
          </table:table-cell>
          <table:table-cell/>
          <table:table-cell table:style-name="ce173" table:formula="of:=IF(COUNTIF([.I$1:.I$1048576];[.J3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0075">
            <text:p>3270075</text:p>
          </table:table-cell>
          <table:table-cell/>
          <table:table-cell table:style-name="ce173" table:formula="of:=IF(COUNTIF([.I$1:.I$1048576];[.J3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4141">
            <text:p>3264141</text:p>
          </table:table-cell>
          <table:table-cell/>
          <table:table-cell table:style-name="ce173" table:formula="of:=IF(COUNTIF([.I$1:.I$1048576];[.J3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8594">
            <text:p>3278594</text:p>
          </table:table-cell>
          <table:table-cell/>
          <table:table-cell table:style-name="ce173" table:formula="of:=IF(COUNTIF([.I$1:.I$1048576];[.J3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6880">
            <text:p>3276880</text:p>
          </table:table-cell>
          <table:table-cell/>
          <table:table-cell table:style-name="ce173" table:formula="of:=IF(COUNTIF([.I$1:.I$1048576];[.J4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1512">
            <text:p>3261512</text:p>
          </table:table-cell>
          <table:table-cell/>
          <table:table-cell table:style-name="ce173" table:formula="of:=IF(COUNTIF([.I$1:.I$1048576];[.J4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1552">
            <text:p>3261552</text:p>
          </table:table-cell>
          <table:table-cell/>
          <table:table-cell table:style-name="ce173" table:formula="of:=IF(COUNTIF([.I$1:.I$1048576];[.J4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29140">
            <text:p>3229140</text:p>
          </table:table-cell>
          <table:table-cell/>
          <table:table-cell table:style-name="ce173" table:formula="of:=IF(COUNTIF([.I$1:.I$1048576];[.J4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5773">
            <text:p>3275773</text:p>
          </table:table-cell>
          <table:table-cell/>
          <table:table-cell table:style-name="ce173" table:formula="of:=IF(COUNTIF([.I$1:.I$1048576];[.J4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5784">
            <text:p>3275784</text:p>
          </table:table-cell>
          <table:table-cell/>
          <table:table-cell table:style-name="ce173" table:formula="of:=IF(COUNTIF([.I$1:.I$1048576];[.J4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4176">
            <text:p>3264176</text:p>
          </table:table-cell>
          <table:table-cell/>
          <table:table-cell table:style-name="ce173" table:formula="of:=IF(COUNTIF([.I$1:.I$1048576];[.J4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4174">
            <text:p>3274174</text:p>
          </table:table-cell>
          <table:table-cell/>
          <table:table-cell table:style-name="ce173" table:formula="of:=IF(COUNTIF([.I$1:.I$1048576];[.J4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7905">
            <text:p>3277905</text:p>
          </table:table-cell>
          <table:table-cell/>
          <table:table-cell table:style-name="ce173" table:formula="of:=IF(COUNTIF([.I$1:.I$1048576];[.J4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9482">
            <text:p>3269482</text:p>
          </table:table-cell>
          <table:table-cell/>
          <table:table-cell table:style-name="ce173" table:formula="of:=IF(COUNTIF([.I$1:.I$1048576];[.J4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54070">
            <text:p>3254070</text:p>
          </table:table-cell>
          <table:table-cell/>
          <table:table-cell table:style-name="ce173" table:formula="of:=IF(COUNTIF([.I$1:.I$1048576];[.J5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48698">
            <text:p>3248698</text:p>
          </table:table-cell>
          <table:table-cell/>
          <table:table-cell table:style-name="ce173" table:formula="of:=IF(COUNTIF([.I$1:.I$1048576];[.J5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29172">
            <text:p>3229172</text:p>
          </table:table-cell>
          <table:table-cell/>
          <table:table-cell table:style-name="ce173" table:formula="of:=IF(COUNTIF([.I$1:.I$1048576];[.J5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26390">
            <text:p>3226390</text:p>
          </table:table-cell>
          <table:table-cell/>
          <table:table-cell table:style-name="ce173" table:formula="of:=IF(COUNTIF([.I$1:.I$1048576];[.J5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8681">
            <text:p>3278681</text:p>
          </table:table-cell>
          <table:table-cell/>
          <table:table-cell table:style-name="ce173" table:formula="of:=IF(COUNTIF([.I$1:.I$1048576];[.J5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80880">
            <text:p>3280880</text:p>
          </table:table-cell>
          <table:table-cell/>
          <table:table-cell table:style-name="ce173" table:formula="of:=IF(COUNTIF([.I$1:.I$1048576];[.J5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54081">
            <text:p>3254081</text:p>
          </table:table-cell>
          <table:table-cell/>
          <table:table-cell table:style-name="ce173" table:formula="of:=IF(COUNTIF([.I$1:.I$1048576];[.J5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32800">
            <text:p>3232800</text:p>
          </table:table-cell>
          <table:table-cell/>
          <table:table-cell table:style-name="ce173" table:formula="of:=IF(COUNTIF([.I$1:.I$1048576];[.J5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6375">
            <text:p>3276375</text:p>
          </table:table-cell>
          <table:table-cell/>
          <table:table-cell table:style-name="ce173" table:formula="of:=IF(COUNTIF([.I$1:.I$1048576];[.J5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29064">
            <text:p>3229064</text:p>
          </table:table-cell>
          <table:table-cell/>
          <table:table-cell table:style-name="ce173" table:formula="of:=IF(COUNTIF([.I$1:.I$1048576];[.J5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29080">
            <text:p>3229080</text:p>
          </table:table-cell>
          <table:table-cell/>
          <table:table-cell table:style-name="ce173" table:formula="of:=IF(COUNTIF([.I$1:.I$1048576];[.J6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0494">
            <text:p>3260494</text:p>
          </table:table-cell>
          <table:table-cell/>
          <table:table-cell table:style-name="ce173" table:formula="of:=IF(COUNTIF([.I$1:.I$1048576];[.J6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58875">
            <text:p>3258875</text:p>
          </table:table-cell>
          <table:table-cell/>
          <table:table-cell table:style-name="ce173" table:formula="of:=IF(COUNTIF([.I$1:.I$1048576];[.J6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7901">
            <text:p>3277901</text:p>
          </table:table-cell>
          <table:table-cell/>
          <table:table-cell table:style-name="ce173" table:formula="of:=IF(COUNTIF([.I$1:.I$1048576];[.J6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7904">
            <text:p>3277904</text:p>
          </table:table-cell>
          <table:table-cell/>
          <table:table-cell table:style-name="ce173" table:formula="of:=IF(COUNTIF([.I$1:.I$1048576];[.J6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1992">
            <text:p>3271992</text:p>
          </table:table-cell>
          <table:table-cell/>
          <table:table-cell table:style-name="ce173" table:formula="of:=IF(COUNTIF([.I$1:.I$1048576];[.J6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2263">
            <text:p>3272263</text:p>
          </table:table-cell>
          <table:table-cell/>
          <table:table-cell table:style-name="ce173" table:formula="of:=IF(COUNTIF([.I$1:.I$1048576];[.J6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6381">
            <text:p>3276381</text:p>
          </table:table-cell>
          <table:table-cell/>
          <table:table-cell table:style-name="ce173" table:formula="of:=IF(COUNTIF([.I$1:.I$1048576];[.J6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9022">
            <text:p>3279022</text:p>
          </table:table-cell>
          <table:table-cell/>
          <table:table-cell table:style-name="ce173" table:formula="of:=IF(COUNTIF([.I$1:.I$1048576];[.J6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2471">
            <text:p>3262471</text:p>
          </table:table-cell>
          <table:table-cell/>
          <table:table-cell table:style-name="ce173" table:formula="of:=IF(COUNTIF([.I$1:.I$1048576];[.J6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80194">
            <text:p>3280194</text:p>
          </table:table-cell>
          <table:table-cell/>
          <table:table-cell table:style-name="ce173" table:formula="of:=IF(COUNTIF([.I$1:.I$1048576];[.J7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29183">
            <text:p>3229183</text:p>
          </table:table-cell>
          <table:table-cell/>
          <table:table-cell table:style-name="ce173" table:formula="of:=IF(COUNTIF([.I$1:.I$1048576];[.J7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80877">
            <text:p>3280877</text:p>
          </table:table-cell>
          <table:table-cell/>
          <table:table-cell table:style-name="ce173" table:formula="of:=IF(COUNTIF([.I$1:.I$1048576];[.J7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43979">
            <text:p>3243979</text:p>
          </table:table-cell>
          <table:table-cell/>
          <table:table-cell table:style-name="ce173" table:formula="of:=IF(COUNTIF([.I$1:.I$1048576];[.J7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80878">
            <text:p>3280878</text:p>
          </table:table-cell>
          <table:table-cell/>
          <table:table-cell table:style-name="ce173" table:formula="of:=IF(COUNTIF([.I$1:.I$1048576];[.J7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6391">
            <text:p>3276391</text:p>
          </table:table-cell>
          <table:table-cell/>
          <table:table-cell table:style-name="ce173" table:formula="of:=IF(COUNTIF([.I$1:.I$1048576];[.J7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3638">
            <text:p>3273638</text:p>
          </table:table-cell>
          <table:table-cell/>
          <table:table-cell table:style-name="ce173" table:formula="of:=IF(COUNTIF([.I$1:.I$1048576];[.J7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73639">
            <text:p>3273639</text:p>
          </table:table-cell>
          <table:table-cell/>
          <table:table-cell table:style-name="ce173" table:formula="of:=IF(COUNTIF([.I$1:.I$1048576];[.J7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0471">
            <text:p>3260471</text:p>
          </table:table-cell>
          <table:table-cell/>
          <table:table-cell table:style-name="ce173" table:formula="of:=IF(COUNTIF([.I$1:.I$1048576];[.J7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62116">
            <text:p>3262116</text:p>
          </table:table-cell>
          <table:table-cell/>
          <table:table-cell table:style-name="ce173" table:formula="of:=IF(COUNTIF([.I$1:.I$1048576];[.J7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80197">
            <text:p>3280197</text:p>
          </table:table-cell>
          <table:table-cell/>
          <table:table-cell table:style-name="ce173" table:formula="of:=IF(COUNTIF([.I$1:.I$1048576];[.J8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8"/>
          <table:table-cell office:value-type="float" office:value="3249781">
            <text:p>3249781</text:p>
          </table:table-cell>
          <table:table-cell/>
          <table:table-cell table:style-name="ce173" table:formula="of:=IF(COUNTIF([.I$1:.I$1048576];[.J8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8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8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8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8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8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8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8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8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9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0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1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2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3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4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5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6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7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8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0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1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2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3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4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5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6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7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8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4">
          <table:table-cell table:number-columns-repeated="9"/>
          <table:table-cell/>
          <table:table-cell table:style-name="ce173" table:formula="of:=IF(COUNTIF([.I$1:.I$1048576];[.J199])&gt;0;&quot;Yes&quot;;&quot;No&quot;)" office:value-type="string" office:string-value="No">
            <text:p>No</text:p>
          </table:table-cell>
          <table:table-cell table:number-columns-repeated="1013"/>
        </table:table-row>
        <table:table-row table:style-name="ro5" table:number-rows-repeated="1048376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OTIF" table:style-name="ta6" table:print="false">
        <office:forms form:automatic-focus="false" form:apply-design-mode="false"/>
        <table:table-column table:style-name="co24" table:number-columns-repeated="4" table:default-cell-style-name="ce166"/>
        <table:table-column table:style-name="co25" table:default-cell-style-name="ce166"/>
        <table:table-column table:style-name="co26" table:default-cell-style-name="ce166"/>
        <table:table-column table:style-name="co27" table:default-cell-style-name="ce176"/>
        <table:table-column table:style-name="co3" table:default-cell-style-name="ce176"/>
        <table:table-column table:style-name="co7" table:default-cell-style-name="ce177"/>
        <table:table-column table:style-name="co7" table:default-cell-style-name="Excel_20_Built-in_20_Normal"/>
        <table:table-column table:style-name="co28" table:default-cell-style-name="ce7"/>
        <table:table-column table:style-name="co29" table:number-columns-repeated="2" table:default-cell-style-name="ce7"/>
        <table:table-column table:style-name="co30" table:default-cell-style-name="ce7"/>
        <table:table-column table:style-name="co7" table:number-columns-repeated="1010" table:default-cell-style-name="Excel_20_Built-in_20_Normal"/>
        <table:table-row table:style-name="ro4">
          <table:table-cell office:value-type="string">
            <text:p>Box Size</text:p>
          </table:table-cell>
          <table:table-cell office:value-type="string">
            <text:p>Box QTY</text:p>
          </table:table-cell>
          <table:table-cell office:value-type="string">
            <text:p>Item</text:p>
          </table:table-cell>
          <table:table-cell office:value-type="string">
            <text:p>Lot</text:p>
          </table:table-cell>
          <table:table-cell office:value-type="string">
            <text:p>Job</text:p>
          </table:table-cell>
          <table:table-cell office:value-type="string">
            <text:p>QTY</text:p>
          </table:table-cell>
          <table:table-cell table:style-name="ce175" office:value-type="string">
            <text:p>Boxed</text:p>
          </table:table-cell>
          <table:table-cell table:style-name="ce175" office:value-type="string">
            <text:p>Shipped</text:p>
          </table:table-cell>
          <table:table-cell table:number-columns-repeated="1016"/>
        </table:table-row>
        <table:table-row table:style-name="ro4">
          <table:table-cell office:value-type="string">
            <text:p>SH50027.12</text:p>
          </table:table-cell>
          <table:table-cell office:value-type="float" office:value="7">
            <text:p>7</text:p>
          </table:table-cell>
          <table:table-cell office:value-type="string">
            <text:p>SH3B8041.01.10</text:p>
          </table:table-cell>
          <table:table-cell office:value-type="string">
            <text:p>EKF522514</text:p>
          </table:table-cell>
          <table:table-cell office:value-type="float" office:value="3294858">
            <text:p>3294858</text:p>
          </table:table-cell>
          <table:table-cell office:value-type="float" office:value="7">
            <text:p>7</text:p>
          </table:table-cell>
          <table:table-cell office:value-type="date" office:date-value="2024-06-1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2] = &quot;&quot;; &quot;&quot;;(_xlfn.days([.H2];[.G2])))" office:value-type="float" office:value="0">
            <text:p>#NAME?</text:p>
          </table:table-cell>
          <table:table-cell/>
          <table:table-cell table:style-name="ce179" office:value-type="string">
            <text:p>Not Shipped On Time</text:p>
          </table:table-cell>
          <table:table-cell table:style-name="ce179" office:value-type="string">
            <text:p>Shipped On Time</text:p>
          </table:table-cell>
          <table:table-cell table:style-name="ce179" office:value-type="string">
            <text:p>Total Boxed</text:p>
          </table:table-cell>
          <table:table-cell table:style-name="ce179" office:value-type="string">
            <text:p>OTIF</text:p>
          </table:table-cell>
          <table:table-cell table:number-columns-repeated="1010"/>
        </table:table-row>
        <table:table-row table:style-name="ro4">
          <table:table-cell office:value-type="string">
            <text:p>SH50027.03</text:p>
          </table:table-cell>
          <table:table-cell office:value-type="float" office:value="15">
            <text:p>15</text:p>
          </table:table-cell>
          <table:table-cell office:value-type="string">
            <text:p>SH3B16010.02</text:p>
          </table:table-cell>
          <table:table-cell office:value-type="string">
            <text:p>EKF524838</text:p>
          </table:table-cell>
          <table:table-cell office:value-type="float" office:value="3304787">
            <text:p>3304787</text:p>
          </table:table-cell>
          <table:table-cell office:value-type="float" office:value="30">
            <text:p>30</text:p>
          </table:table-cell>
          <table:table-cell office:value-type="date" office:date-value="2024-06-1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3] = &quot;&quot;; &quot;&quot;;(_xlfn.days([.H3];[.G3])))" office:value-type="float" office:value="0">
            <text:p>#NAME?</text:p>
          </table:table-cell>
          <table:table-cell/>
          <table:table-cell table:formula="of:=COUNTIFS([.I$1:.I$1048576];&quot;&gt;2&quot;;[.I$1:.I$1048576];&quot;&lt;0&quot;)" office:value-type="float" office:value="0">
            <text:p>0</text:p>
          </table:table-cell>
          <table:table-cell table:formula="of:=COUNTIFS([.I$1:.I$1048576];&quot;&lt;3&quot;;[.I$1:.I$1048576];&quot;&gt;=-1&quot;)" office:value-type="float" office:value="28">
            <text:p>28</text:p>
          </table:table-cell>
          <table:table-cell table:formula="of:=COUNT([.I$1:.I$1048576])" office:value-type="float" office:value="0">
            <text:p>0</text:p>
          </table:table-cell>
          <table:table-cell table:style-name="ce137" table:formula="of:=[.L3]/[.M3]" office:value-type="percentage" office:value="0">
            <text:p>#DIV/0!</text:p>
          </table:table-cell>
          <table:table-cell table:number-columns-repeated="1010"/>
        </table:table-row>
        <table:table-row table:style-name="ro4">
          <table:table-cell office:value-type="string">
            <text:p>SH50027.03</text:p>
          </table:table-cell>
          <table:table-cell office:value-type="float" office:value="16">
            <text:p>16</text:p>
          </table:table-cell>
          <table:table-cell office:value-type="string">
            <text:p>PL3B0364.01</text:p>
          </table:table-cell>
          <table:table-cell office:value-type="string">
            <text:p>EKF523123</text:p>
          </table:table-cell>
          <table:table-cell office:value-type="float" office:value="3297154">
            <text:p>3297154</text:p>
          </table:table-cell>
          <table:table-cell office:value-type="float" office:value="77">
            <text:p>77</text:p>
          </table:table-cell>
          <table:table-cell office:value-type="date" office:date-value="2024-06-1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4] = &quot;&quot;; &quot;&quot;;(_xlfn.days([.H4];[.G4])))" office:value-type="float" office:value="0">
            <text:p>#NAME?</text:p>
          </table:table-cell>
          <table:table-cell table:number-columns-repeated="2"/>
          <table:table-cell office:value-type="float" office:value="41">
            <text:p>41</text:p>
          </table:table-cell>
          <table:table-cell table:formula="of:=COUNT([.I$1:.I$1048576])" office:value-type="float" office:value="0">
            <text:p>0</text:p>
          </table:table-cell>
          <table:table-cell table:style-name="ce137" table:formula="of:=[.L4]/[.M4]" office:value-type="percentage" office:value="0">
            <text:p>#DIV/0!</text:p>
          </table:table-cell>
          <table:table-cell table:number-columns-repeated="1010"/>
        </table:table-row>
        <table:table-row table:style-name="ro4">
          <table:table-cell office:value-type="string">
            <text:p>SH50027.03</text:p>
          </table:table-cell>
          <table:table-cell office:value-type="float" office:value="14">
            <text:p>14</text:p>
          </table:table-cell>
          <table:table-cell office:value-type="string">
            <text:p>SH3B18843.01</text:p>
          </table:table-cell>
          <table:table-cell office:value-type="string">
            <text:p>EKF525923</text:p>
          </table:table-cell>
          <table:table-cell office:value-type="float" office:value="3312695">
            <text:p>3312695</text:p>
          </table:table-cell>
          <table:table-cell office:value-type="float" office:value="27">
            <text:p>27</text:p>
          </table:table-cell>
          <table:table-cell office:value-type="date" office:date-value="2024-06-1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5] = &quot;&quot;; &quot;&quot;;(_xlfn.days([.H5];[.G5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3</text:p>
          </table:table-cell>
          <table:table-cell office:value-type="float" office:value="17">
            <text:p>17</text:p>
          </table:table-cell>
          <table:table-cell office:value-type="string">
            <text:p>SH30673.02</text:p>
          </table:table-cell>
          <table:table-cell office:value-type="string">
            <text:p>EKF527409</text:p>
          </table:table-cell>
          <table:table-cell office:value-type="float" office:value="3320655">
            <text:p>3320655</text:p>
          </table:table-cell>
          <table:table-cell office:value-type="float" office:value="161">
            <text:p>161</text:p>
          </table:table-cell>
          <table:table-cell office:value-type="date" office:date-value="2024-06-1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6] = &quot;&quot;; &quot;&quot;;(_xlfn.days([.H6];[.G6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2</text:p>
          </table:table-cell>
          <table:table-cell office:value-type="float" office:value="70">
            <text:p>70</text:p>
          </table:table-cell>
          <table:table-cell office:value-type="string">
            <text:p>SH3B16647.01</text:p>
          </table:table-cell>
          <table:table-cell office:value-type="string">
            <text:p>EKF524584</text:p>
          </table:table-cell>
          <table:table-cell office:value-type="float" office:value="3302868">
            <text:p>3302868</text:p>
          </table:table-cell>
          <table:table-cell office:value-type="float" office:value="700">
            <text:p>700</text:p>
          </table:table-cell>
          <table:table-cell office:value-type="date" office:date-value="2024-06-1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7] = &quot;&quot;; &quot;&quot;;(_xlfn.days([.H7];[.G7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2</text:p>
          </table:table-cell>
          <table:table-cell office:value-type="float" office:value="4">
            <text:p>4</text:p>
          </table:table-cell>
          <table:table-cell office:value-type="string">
            <text:p>SUT19406</text:p>
          </table:table-cell>
          <table:table-cell office:value-type="string">
            <text:p>EKF523122</text:p>
          </table:table-cell>
          <table:table-cell office:value-type="float" office:value="3297153">
            <text:p>3297153</text:p>
          </table:table-cell>
          <table:table-cell office:value-type="float" office:value="32">
            <text:p>32</text:p>
          </table:table-cell>
          <table:table-cell office:value-type="date" office:date-value="2024-06-17T13:29:21.999999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8] = &quot;&quot;; &quot;&quot;;(_xlfn.days([.H8];[.G8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3</text:p>
          </table:table-cell>
          <table:table-cell office:value-type="float" office:value="25">
            <text:p>25</text:p>
          </table:table-cell>
          <table:table-cell office:value-type="string">
            <text:p>SH3B13088.01</text:p>
          </table:table-cell>
          <table:table-cell office:value-type="string">
            <text:p>EKF525249</text:p>
          </table:table-cell>
          <table:table-cell office:value-type="float" office:value="3308653">
            <text:p>3308653</text:p>
          </table:table-cell>
          <table:table-cell office:value-type="float" office:value="50">
            <text:p>50</text:p>
          </table:table-cell>
          <table:table-cell office:value-type="date" office:date-value="2024-06-1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9] = &quot;&quot;; &quot;&quot;;(_xlfn.days([.H9];[.G9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09.27</text:p>
          </table:table-cell>
          <table:table-cell office:value-type="float" office:value="6">
            <text:p>6</text:p>
          </table:table-cell>
          <table:table-cell office:value-type="string">
            <text:p>SUT10761</text:p>
          </table:table-cell>
          <table:table-cell office:value-type="string">
            <text:p>EKF522521</text:p>
          </table:table-cell>
          <table:table-cell office:value-type="float" office:value="3294865">
            <text:p>3294865</text:p>
          </table:table-cell>
          <table:table-cell office:value-type="float" office:value="6">
            <text:p>6</text:p>
          </table:table-cell>
          <table:table-cell office:value-type="date" office:date-value="2024-06-17T14:59:42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10] = &quot;&quot;; &quot;&quot;;(_xlfn.days([.H10];[.G10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2</text:p>
          </table:table-cell>
          <table:table-cell office:value-type="float" office:value="8">
            <text:p>8</text:p>
          </table:table-cell>
          <table:table-cell office:value-type="float" office:value="148604">
            <text:p>148604</text:p>
          </table:table-cell>
          <table:table-cell office:value-type="string">
            <text:p>EKF523121</text:p>
          </table:table-cell>
          <table:table-cell office:value-type="float" office:value="3297152">
            <text:p>3297152</text:p>
          </table:table-cell>
          <table:table-cell office:value-type="float" office:value="36">
            <text:p>36</text:p>
          </table:table-cell>
          <table:table-cell office:value-type="date" office:date-value="2024-06-17T15:15:26.000001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11] = &quot;&quot;; &quot;&quot;;(_xlfn.days([.H11];[.G11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3</text:p>
          </table:table-cell>
          <table:table-cell office:value-type="float" office:value="1">
            <text:p>1</text:p>
          </table:table-cell>
          <table:table-cell office:value-type="string">
            <text:p>SH3B11419.04</text:p>
          </table:table-cell>
          <table:table-cell office:value-type="string">
            <text:p>EKF523403</text:p>
          </table:table-cell>
          <table:table-cell office:value-type="float" office:value="3298287">
            <text:p>3298287</text:p>
          </table:table-cell>
          <table:table-cell office:value-type="float" office:value="4">
            <text:p>4</text:p>
          </table:table-cell>
          <table:table-cell office:value-type="date" office:date-value="2024-06-17T15:18:53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12] = &quot;&quot;; &quot;&quot;;(_xlfn.days([.H12];[.G12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2</text:p>
          </table:table-cell>
          <table:table-cell office:value-type="float" office:value="14">
            <text:p>14</text:p>
          </table:table-cell>
          <table:table-cell office:value-type="string">
            <text:p>SH3B7976.01</text:p>
          </table:table-cell>
          <table:table-cell office:value-type="string">
            <text:p>EKF518403</text:p>
          </table:table-cell>
          <table:table-cell office:value-type="float" office:value="3285311">
            <text:p>3285311</text:p>
          </table:table-cell>
          <table:table-cell office:value-type="float" office:value="110">
            <text:p>110</text:p>
          </table:table-cell>
          <table:table-cell office:value-type="date" office:date-value="2024-06-17T15:22:09.000001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13] = &quot;&quot;; &quot;&quot;;(_xlfn.days([.H13];[.G13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2</text:p>
          </table:table-cell>
          <table:table-cell office:value-type="float" office:value="1">
            <text:p>1</text:p>
          </table:table-cell>
          <table:table-cell office:value-type="string">
            <text:p>PL30009.11</text:p>
          </table:table-cell>
          <table:table-cell office:value-type="string">
            <text:p>EKF526653</text:p>
          </table:table-cell>
          <table:table-cell office:value-type="float" office:value="3316681">
            <text:p>3316681</text:p>
          </table:table-cell>
          <table:table-cell office:value-type="float" office:value="6">
            <text:p>6</text:p>
          </table:table-cell>
          <table:table-cell office:value-type="date" office:date-value="2024-06-17T15:29:2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14] = &quot;&quot;; &quot;&quot;;(_xlfn.days([.H14];[.G14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12</text:p>
          </table:table-cell>
          <table:table-cell office:value-type="float" office:value="3">
            <text:p>3</text:p>
          </table:table-cell>
          <table:table-cell office:value-type="string">
            <text:p>SH3B14501.03.10</text:p>
          </table:table-cell>
          <table:table-cell office:value-type="string">
            <text:p>EKF522026</text:p>
          </table:table-cell>
          <table:table-cell office:value-type="float" office:value="3293090">
            <text:p>3293090</text:p>
          </table:table-cell>
          <table:table-cell office:value-type="float" office:value="3">
            <text:p>3</text:p>
          </table:table-cell>
          <table:table-cell office:value-type="date" office:date-value="2024-06-17T17:53:19.000001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15] = &quot;&quot;; &quot;&quot;;(_xlfn.days([.H15];[.G15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09.28</text:p>
          </table:table-cell>
          <table:table-cell office:value-type="float" office:value="12">
            <text:p>12</text:p>
          </table:table-cell>
          <table:table-cell office:value-type="string">
            <text:p>SH3B17551.01</text:p>
          </table:table-cell>
          <table:table-cell office:value-type="string">
            <text:p>EKF519576</text:p>
          </table:table-cell>
          <table:table-cell office:value-type="float" office:value="3286868">
            <text:p>3286868</text:p>
          </table:table-cell>
          <table:table-cell office:value-type="float" office:value="12">
            <text:p>12</text:p>
          </table:table-cell>
          <table:table-cell office:value-type="date" office:date-value="2024-06-17T17:56:13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16] = &quot;&quot;; &quot;&quot;;(_xlfn.days([.H16];[.G16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2</text:p>
          </table:table-cell>
          <table:table-cell office:value-type="float" office:value="8">
            <text:p>8</text:p>
          </table:table-cell>
          <table:table-cell office:value-type="string">
            <text:p>SH3B7410.01</text:p>
          </table:table-cell>
          <table:table-cell office:value-type="string">
            <text:p>EKF523208</text:p>
          </table:table-cell>
          <table:table-cell office:value-type="float" office:value="3297362">
            <text:p>3297362</text:p>
          </table:table-cell>
          <table:table-cell office:value-type="float" office:value="56">
            <text:p>56</text:p>
          </table:table-cell>
          <table:table-cell office:value-type="date" office:date-value="2024-06-17T18:23:41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17] = &quot;&quot;; &quot;&quot;;(_xlfn.days([.H17];[.G17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] = &quot;&quot;; &quot;&quot;;(_xlfn.days([.H18];[.G1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] = &quot;&quot;; &quot;&quot;;(_xlfn.days([.H19];[.G19])))">
            <text:p/>
          </table:table-cell>
          <table:table-cell table:number-columns-repeated="1015"/>
        </table:table-row>
        <table:table-row table:style-name="ro4">
          <table:table-cell office:value-type="string">
            <text:p>SH50027.03</text:p>
          </table:table-cell>
          <table:table-cell office:value-type="float" office:value="7">
            <text:p>7</text:p>
          </table:table-cell>
          <table:table-cell office:value-type="string">
            <text:p>SH3B1377.02</text:p>
          </table:table-cell>
          <table:table-cell office:value-type="string">
            <text:p>EKF519473</text:p>
          </table:table-cell>
          <table:table-cell office:value-type="float" office:value="3286760">
            <text:p>3286760</text:p>
          </table:table-cell>
          <table:table-cell office:value-type="float" office:value="50">
            <text:p>50</text:p>
          </table:table-cell>
          <table:table-cell office:value-type="date" office:date-value="2024-06-17T20:17:38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20] = &quot;&quot;; &quot;&quot;;(_xlfn.days([.H20];[.G20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3</text:p>
          </table:table-cell>
          <table:table-cell office:value-type="float" office:value="1">
            <text:p>1</text:p>
          </table:table-cell>
          <table:table-cell office:value-type="string">
            <text:p>SH31301.02</text:p>
          </table:table-cell>
          <table:table-cell office:value-type="string">
            <text:p>EKF526660</text:p>
          </table:table-cell>
          <table:table-cell office:value-type="float" office:value="3316661">
            <text:p>3316661</text:p>
          </table:table-cell>
          <table:table-cell office:value-type="float" office:value="5">
            <text:p>5</text:p>
          </table:table-cell>
          <table:table-cell office:value-type="date" office:date-value="2024-06-17T20:19:09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21] = &quot;&quot;; &quot;&quot;;(_xlfn.days([.H21];[.G21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3</text:p>
          </table:table-cell>
          <table:table-cell office:value-type="float" office:value="4">
            <text:p>4</text:p>
          </table:table-cell>
          <table:table-cell office:value-type="string">
            <text:p>SH3B8188.02.10</text:p>
          </table:table-cell>
          <table:table-cell office:value-type="string">
            <text:p>EKF521512</text:p>
          </table:table-cell>
          <table:table-cell office:value-type="float" office:value="3292292">
            <text:p>3292292</text:p>
          </table:table-cell>
          <table:table-cell office:value-type="float" office:value="4">
            <text:p>4</text:p>
          </table:table-cell>
          <table:table-cell office:value-type="date" office:date-value="2024-06-17T21:36:3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22] = &quot;&quot;; &quot;&quot;;(_xlfn.days([.H22];[.G22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09.28</text:p>
          </table:table-cell>
          <table:table-cell office:value-type="float" office:value="4">
            <text:p>4</text:p>
          </table:table-cell>
          <table:table-cell office:value-type="string">
            <text:p>SH3B10676.01</text:p>
          </table:table-cell>
          <table:table-cell office:value-type="string">
            <text:p>EKF509485</text:p>
          </table:table-cell>
          <table:table-cell office:value-type="float" office:value="3244914">
            <text:p>3244914</text:p>
          </table:table-cell>
          <table:table-cell office:value-type="float" office:value="4">
            <text:p>4</text:p>
          </table:table-cell>
          <table:table-cell office:value-type="date" office:date-value="2024-06-17T22:24:37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23] = &quot;&quot;; &quot;&quot;;(_xlfn.days([.H23];[.G23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09.28</text:p>
          </table:table-cell>
          <table:table-cell office:value-type="float" office:value="10">
            <text:p>10</text:p>
          </table:table-cell>
          <table:table-cell office:value-type="string">
            <text:p>SH3B19723.01</text:p>
          </table:table-cell>
          <table:table-cell office:value-type="string">
            <text:p>EKF522689</text:p>
          </table:table-cell>
          <table:table-cell office:value-type="float" office:value="3295769">
            <text:p>3295769</text:p>
          </table:table-cell>
          <table:table-cell office:value-type="float" office:value="10">
            <text:p>10</text:p>
          </table:table-cell>
          <table:table-cell office:value-type="date" office:date-value="2024-06-17T23:14:38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24] = &quot;&quot;; &quot;&quot;;(_xlfn.days([.H24];[.G24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09.27</text:p>
          </table:table-cell>
          <table:table-cell office:value-type="float" office:value="4">
            <text:p>4</text:p>
          </table:table-cell>
          <table:table-cell office:value-type="string">
            <text:p>SH3B22674.01</text:p>
          </table:table-cell>
          <table:table-cell office:value-type="string">
            <text:p>EKF519602</text:p>
          </table:table-cell>
          <table:table-cell office:value-type="float" office:value="3286894">
            <text:p>3286894</text:p>
          </table:table-cell>
          <table:table-cell office:value-type="float" office:value="4">
            <text:p>4</text:p>
          </table:table-cell>
          <table:table-cell office:value-type="date" office:date-value="2024-06-17T23:41:53">
            <text:p>6/17/2024</text:p>
          </table:table-cell>
          <table:table-cell office:value-type="date" office:date-value="2024-06-18">
            <text:p>6/18/2024</text:p>
          </table:table-cell>
          <table:table-cell table:style-name="ce178" table:formula="of:=IF([.F25] = &quot;&quot;; &quot;&quot;;(_xlfn.days([.H25];[.G25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09.26</text:p>
          </table:table-cell>
          <table:table-cell office:value-type="float" office:value="24">
            <text:p>24</text:p>
          </table:table-cell>
          <table:table-cell office:value-type="string">
            <text:p>SH3B11226.01</text:p>
          </table:table-cell>
          <table:table-cell office:value-type="string">
            <text:p>EKF519438</text:p>
          </table:table-cell>
          <table:table-cell office:value-type="float" office:value="3286750">
            <text:p>3286750</text:p>
          </table:table-cell>
          <table:table-cell office:value-type="float" office:value="24">
            <text:p>24</text:p>
          </table:table-cell>
          <table:table-cell office:value-type="date" office:date-value="2024-06-18T01:43:26">
            <text:p>6/18/2024</text:p>
          </table:table-cell>
          <table:table-cell office:value-type="date" office:date-value="2024-06-18">
            <text:p>6/18/2024</text:p>
          </table:table-cell>
          <table:table-cell table:style-name="ce178" table:formula="of:=IF([.F26] = &quot;&quot;; &quot;&quot;;(_xlfn.days([.H26];[.G26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] = &quot;&quot;; &quot;&quot;;(_xlfn.days([.H27];[.G27])))">
            <text:p/>
          </table:table-cell>
          <table:table-cell table:number-columns-repeated="1015"/>
        </table:table-row>
        <table:table-row table:style-name="ro4">
          <table:table-cell office:value-type="string">
            <text:p>SH50009.27</text:p>
          </table:table-cell>
          <table:table-cell office:value-type="float" office:value="8">
            <text:p>8</text:p>
          </table:table-cell>
          <table:table-cell office:value-type="string">
            <text:p>SUT12654</text:p>
          </table:table-cell>
          <table:table-cell office:value-type="string">
            <text:p>EKF524572</text:p>
          </table:table-cell>
          <table:table-cell office:value-type="float" office:value="3302856">
            <text:p>3302856</text:p>
          </table:table-cell>
          <table:table-cell office:value-type="float" office:value="8">
            <text:p>8</text:p>
          </table:table-cell>
          <table:table-cell office:value-type="date" office:date-value="2024-06-18T04:45:03">
            <text:p>6/18/2024</text:p>
          </table:table-cell>
          <table:table-cell office:value-type="date" office:date-value="2024-06-18">
            <text:p>6/18/2024</text:p>
          </table:table-cell>
          <table:table-cell table:style-name="ce178" table:formula="of:=IF([.F28] = &quot;&quot;; &quot;&quot;;(_xlfn.days([.H28];[.G28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09.27</text:p>
          </table:table-cell>
          <table:table-cell office:value-type="float" office:value="5">
            <text:p>5</text:p>
          </table:table-cell>
          <table:table-cell office:value-type="string">
            <text:p>SUT11158</text:p>
          </table:table-cell>
          <table:table-cell office:value-type="string">
            <text:p>EKF524824</text:p>
          </table:table-cell>
          <table:table-cell office:value-type="float" office:value="3304774">
            <text:p>3304774</text:p>
          </table:table-cell>
          <table:table-cell office:value-type="float" office:value="5">
            <text:p>5</text:p>
          </table:table-cell>
          <table:table-cell office:value-type="date" office:date-value="2024-06-18T04:53:39">
            <text:p>6/18/2024</text:p>
          </table:table-cell>
          <table:table-cell office:value-type="date" office:date-value="2024-06-18">
            <text:p>6/18/2024</text:p>
          </table:table-cell>
          <table:table-cell table:style-name="ce178" table:formula="of:=IF([.F29] = &quot;&quot;; &quot;&quot;;(_xlfn.days([.H29];[.G29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V50136.03</text:p>
          </table:table-cell>
          <table:table-cell office:value-type="float" office:value="10">
            <text:p>10</text:p>
          </table:table-cell>
          <table:table-cell office:value-type="float" office:value="147187">
            <text:p>147187</text:p>
          </table:table-cell>
          <table:table-cell office:value-type="string">
            <text:p>EKF525910</text:p>
          </table:table-cell>
          <table:table-cell office:value-type="float" office:value="3312689">
            <text:p>3312689</text:p>
          </table:table-cell>
          <table:table-cell office:value-type="float" office:value="50">
            <text:p>50</text:p>
          </table:table-cell>
          <table:table-cell office:value-type="date" office:date-value="2024-06-18T05:37:39">
            <text:p>6/18/2024</text:p>
          </table:table-cell>
          <table:table-cell office:value-type="date" office:date-value="2024-06-18">
            <text:p>6/18/2024</text:p>
          </table:table-cell>
          <table:table-cell table:style-name="ce178" table:formula="of:=IF([.F30] = &quot;&quot;; &quot;&quot;;(_xlfn.days([.H30];[.G30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office:value-type="string">
            <text:p>SH50027.03</text:p>
          </table:table-cell>
          <table:table-cell office:value-type="float" office:value="1">
            <text:p>1</text:p>
          </table:table-cell>
          <table:table-cell office:value-type="string">
            <text:p>LT3B0126.02</text:p>
          </table:table-cell>
          <table:table-cell office:value-type="string">
            <text:p>EKF525224</text:p>
          </table:table-cell>
          <table:table-cell office:value-type="float" office:value="3308468">
            <text:p>3308468</text:p>
          </table:table-cell>
          <table:table-cell office:value-type="float" office:value="4">
            <text:p>4</text:p>
          </table:table-cell>
          <table:table-cell office:value-type="date" office:date-value="2024-06-18T05:38:08.000001">
            <text:p>6/18/2024</text:p>
          </table:table-cell>
          <table:table-cell office:value-type="date" office:date-value="2024-06-18">
            <text:p>6/18/2024</text:p>
          </table:table-cell>
          <table:table-cell table:style-name="ce178" table:formula="of:=IF([.F31] = &quot;&quot;; &quot;&quot;;(_xlfn.days([.H31];[.G31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] = &quot;&quot;; &quot;&quot;;(_xlfn.days([.H32];[.G32])))">
            <text:p/>
          </table:table-cell>
          <table:table-cell table:number-columns-repeated="1015"/>
        </table:table-row>
        <table:table-row table:style-name="ro4">
          <table:table-cell office:value-type="string">
            <text:p>SH50009.26</text:p>
          </table:table-cell>
          <table:table-cell office:value-type="float" office:value="13">
            <text:p>13</text:p>
          </table:table-cell>
          <table:table-cell office:value-type="string">
            <text:p>SH31192.01</text:p>
          </table:table-cell>
          <table:table-cell office:value-type="string">
            <text:p>EKF526853</text:p>
          </table:table-cell>
          <table:table-cell office:value-type="float" office:value="3317558">
            <text:p>3317558</text:p>
          </table:table-cell>
          <table:table-cell office:value-type="float" office:value="13">
            <text:p>13</text:p>
          </table:table-cell>
          <table:table-cell office:value-type="date" office:date-value="2024-06-18T05:52:12">
            <text:p>6/18/2024</text:p>
          </table:table-cell>
          <table:table-cell office:value-type="date" office:date-value="2024-06-18">
            <text:p>6/18/2024</text:p>
          </table:table-cell>
          <table:table-cell table:style-name="ce178" table:formula="of:=IF([.F33] = &quot;&quot;; &quot;&quot;;(_xlfn.days([.H33];[.G33])))" office:value-type="float" office:value="0">
            <text:p>#NAME?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] = &quot;&quot;; &quot;&quot;;(_xlfn.days([.H34];[.G3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] = &quot;&quot;; &quot;&quot;;(_xlfn.days([.H35];[.G3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] = &quot;&quot;; &quot;&quot;;(_xlfn.days([.H36];[.G3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] = &quot;&quot;; &quot;&quot;;(_xlfn.days([.H37];[.G3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] = &quot;&quot;; &quot;&quot;;(_xlfn.days([.H38];[.G3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] = &quot;&quot;; &quot;&quot;;(_xlfn.days([.H39];[.G3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] = &quot;&quot;; &quot;&quot;;(_xlfn.days([.H40];[.G4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] = &quot;&quot;; &quot;&quot;;(_xlfn.days([.H41];[.G4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] = &quot;&quot;; &quot;&quot;;(_xlfn.days([.H42];[.G4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] = &quot;&quot;; &quot;&quot;;(_xlfn.days([.H43];[.G4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] = &quot;&quot;; &quot;&quot;;(_xlfn.days([.H44];[.G4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] = &quot;&quot;; &quot;&quot;;(_xlfn.days([.H45];[.G4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] = &quot;&quot;; &quot;&quot;;(_xlfn.days([.H46];[.G4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] = &quot;&quot;; &quot;&quot;;(_xlfn.days([.H47];[.G4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] = &quot;&quot;; &quot;&quot;;(_xlfn.days([.H48];[.G4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] = &quot;&quot;; &quot;&quot;;(_xlfn.days([.H49];[.G4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] = &quot;&quot;; &quot;&quot;;(_xlfn.days([.H50];[.G5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] = &quot;&quot;; &quot;&quot;;(_xlfn.days([.H51];[.G5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] = &quot;&quot;; &quot;&quot;;(_xlfn.days([.H52];[.G5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] = &quot;&quot;; &quot;&quot;;(_xlfn.days([.H53];[.G5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] = &quot;&quot;; &quot;&quot;;(_xlfn.days([.H54];[.G5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] = &quot;&quot;; &quot;&quot;;(_xlfn.days([.H55];[.G5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] = &quot;&quot;; &quot;&quot;;(_xlfn.days([.H56];[.G5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] = &quot;&quot;; &quot;&quot;;(_xlfn.days([.H57];[.G5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] = &quot;&quot;; &quot;&quot;;(_xlfn.days([.H58];[.G5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] = &quot;&quot;; &quot;&quot;;(_xlfn.days([.H59];[.G5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] = &quot;&quot;; &quot;&quot;;(_xlfn.days([.H60];[.G6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] = &quot;&quot;; &quot;&quot;;(_xlfn.days([.H61];[.G6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] = &quot;&quot;; &quot;&quot;;(_xlfn.days([.H62];[.G6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] = &quot;&quot;; &quot;&quot;;(_xlfn.days([.H63];[.G6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] = &quot;&quot;; &quot;&quot;;(_xlfn.days([.H64];[.G6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] = &quot;&quot;; &quot;&quot;;(_xlfn.days([.H65];[.G6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] = &quot;&quot;; &quot;&quot;;(_xlfn.days([.H66];[.G6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] = &quot;&quot;; &quot;&quot;;(_xlfn.days([.H67];[.G6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] = &quot;&quot;; &quot;&quot;;(_xlfn.days([.H68];[.G6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] = &quot;&quot;; &quot;&quot;;(_xlfn.days([.H69];[.G6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0] = &quot;&quot;; &quot;&quot;;(_xlfn.days([.H70];[.G7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1] = &quot;&quot;; &quot;&quot;;(_xlfn.days([.H71];[.G7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2] = &quot;&quot;; &quot;&quot;;(_xlfn.days([.H72];[.G7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3] = &quot;&quot;; &quot;&quot;;(_xlfn.days([.H73];[.G7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4] = &quot;&quot;; &quot;&quot;;(_xlfn.days([.H74];[.G7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5] = &quot;&quot;; &quot;&quot;;(_xlfn.days([.H75];[.G7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6] = &quot;&quot;; &quot;&quot;;(_xlfn.days([.H76];[.G7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7] = &quot;&quot;; &quot;&quot;;(_xlfn.days([.H77];[.G7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8] = &quot;&quot;; &quot;&quot;;(_xlfn.days([.H78];[.G7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9] = &quot;&quot;; &quot;&quot;;(_xlfn.days([.H79];[.G7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0] = &quot;&quot;; &quot;&quot;;(_xlfn.days([.H80];[.G8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1] = &quot;&quot;; &quot;&quot;;(_xlfn.days([.H81];[.G8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2] = &quot;&quot;; &quot;&quot;;(_xlfn.days([.H82];[.G8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3] = &quot;&quot;; &quot;&quot;;(_xlfn.days([.H83];[.G8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4] = &quot;&quot;; &quot;&quot;;(_xlfn.days([.H84];[.G8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5] = &quot;&quot;; &quot;&quot;;(_xlfn.days([.H85];[.G8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6] = &quot;&quot;; &quot;&quot;;(_xlfn.days([.H86];[.G8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7] = &quot;&quot;; &quot;&quot;;(_xlfn.days([.H87];[.G8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8] = &quot;&quot;; &quot;&quot;;(_xlfn.days([.H88];[.G8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89] = &quot;&quot;; &quot;&quot;;(_xlfn.days([.H89];[.G8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0] = &quot;&quot;; &quot;&quot;;(_xlfn.days([.H90];[.G9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1] = &quot;&quot;; &quot;&quot;;(_xlfn.days([.H91];[.G9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2] = &quot;&quot;; &quot;&quot;;(_xlfn.days([.H92];[.G9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3] = &quot;&quot;; &quot;&quot;;(_xlfn.days([.H93];[.G9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4] = &quot;&quot;; &quot;&quot;;(_xlfn.days([.H94];[.G9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5] = &quot;&quot;; &quot;&quot;;(_xlfn.days([.H95];[.G9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6] = &quot;&quot;; &quot;&quot;;(_xlfn.days([.H96];[.G9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7] = &quot;&quot;; &quot;&quot;;(_xlfn.days([.H97];[.G9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8] = &quot;&quot;; &quot;&quot;;(_xlfn.days([.H98];[.G9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99] = &quot;&quot;; &quot;&quot;;(_xlfn.days([.H99];[.G9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0] = &quot;&quot;; &quot;&quot;;(_xlfn.days([.H100];[.G10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1] = &quot;&quot;; &quot;&quot;;(_xlfn.days([.H101];[.G10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2] = &quot;&quot;; &quot;&quot;;(_xlfn.days([.H102];[.G10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3] = &quot;&quot;; &quot;&quot;;(_xlfn.days([.H103];[.G10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4] = &quot;&quot;; &quot;&quot;;(_xlfn.days([.H104];[.G10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5] = &quot;&quot;; &quot;&quot;;(_xlfn.days([.H105];[.G10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6] = &quot;&quot;; &quot;&quot;;(_xlfn.days([.H106];[.G10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7] = &quot;&quot;; &quot;&quot;;(_xlfn.days([.H107];[.G10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8] = &quot;&quot;; &quot;&quot;;(_xlfn.days([.H108];[.G10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09] = &quot;&quot;; &quot;&quot;;(_xlfn.days([.H109];[.G10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0] = &quot;&quot;; &quot;&quot;;(_xlfn.days([.H110];[.G11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1] = &quot;&quot;; &quot;&quot;;(_xlfn.days([.H111];[.G11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2] = &quot;&quot;; &quot;&quot;;(_xlfn.days([.H112];[.G11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3] = &quot;&quot;; &quot;&quot;;(_xlfn.days([.H113];[.G11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4] = &quot;&quot;; &quot;&quot;;(_xlfn.days([.H114];[.G11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5] = &quot;&quot;; &quot;&quot;;(_xlfn.days([.H115];[.G11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6] = &quot;&quot;; &quot;&quot;;(_xlfn.days([.H116];[.G11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7] = &quot;&quot;; &quot;&quot;;(_xlfn.days([.H117];[.G11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8] = &quot;&quot;; &quot;&quot;;(_xlfn.days([.H118];[.G11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19] = &quot;&quot;; &quot;&quot;;(_xlfn.days([.H119];[.G11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0] = &quot;&quot;; &quot;&quot;;(_xlfn.days([.H120];[.G12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1] = &quot;&quot;; &quot;&quot;;(_xlfn.days([.H121];[.G12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2] = &quot;&quot;; &quot;&quot;;(_xlfn.days([.H122];[.G12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3] = &quot;&quot;; &quot;&quot;;(_xlfn.days([.H123];[.G12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4] = &quot;&quot;; &quot;&quot;;(_xlfn.days([.H124];[.G12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5] = &quot;&quot;; &quot;&quot;;(_xlfn.days([.H125];[.G12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6] = &quot;&quot;; &quot;&quot;;(_xlfn.days([.H126];[.G12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7] = &quot;&quot;; &quot;&quot;;(_xlfn.days([.H127];[.G12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8] = &quot;&quot;; &quot;&quot;;(_xlfn.days([.H128];[.G12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29] = &quot;&quot;; &quot;&quot;;(_xlfn.days([.H129];[.G12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0] = &quot;&quot;; &quot;&quot;;(_xlfn.days([.H130];[.G13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1] = &quot;&quot;; &quot;&quot;;(_xlfn.days([.H131];[.G13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2] = &quot;&quot;; &quot;&quot;;(_xlfn.days([.H132];[.G13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3] = &quot;&quot;; &quot;&quot;;(_xlfn.days([.H133];[.G13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4] = &quot;&quot;; &quot;&quot;;(_xlfn.days([.H134];[.G13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5] = &quot;&quot;; &quot;&quot;;(_xlfn.days([.H135];[.G13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6] = &quot;&quot;; &quot;&quot;;(_xlfn.days([.H136];[.G13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7] = &quot;&quot;; &quot;&quot;;(_xlfn.days([.H137];[.G13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8] = &quot;&quot;; &quot;&quot;;(_xlfn.days([.H138];[.G13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39] = &quot;&quot;; &quot;&quot;;(_xlfn.days([.H139];[.G13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0] = &quot;&quot;; &quot;&quot;;(_xlfn.days([.H140];[.G14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1] = &quot;&quot;; &quot;&quot;;(_xlfn.days([.H141];[.G14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2] = &quot;&quot;; &quot;&quot;;(_xlfn.days([.H142];[.G14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3] = &quot;&quot;; &quot;&quot;;(_xlfn.days([.H143];[.G14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4] = &quot;&quot;; &quot;&quot;;(_xlfn.days([.H144];[.G14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5] = &quot;&quot;; &quot;&quot;;(_xlfn.days([.H145];[.G14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6] = &quot;&quot;; &quot;&quot;;(_xlfn.days([.H146];[.G14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7] = &quot;&quot;; &quot;&quot;;(_xlfn.days([.H147];[.G14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8] = &quot;&quot;; &quot;&quot;;(_xlfn.days([.H148];[.G14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49] = &quot;&quot;; &quot;&quot;;(_xlfn.days([.H149];[.G14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0] = &quot;&quot;; &quot;&quot;;(_xlfn.days([.H150];[.G15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1] = &quot;&quot;; &quot;&quot;;(_xlfn.days([.H151];[.G15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2] = &quot;&quot;; &quot;&quot;;(_xlfn.days([.H152];[.G15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3] = &quot;&quot;; &quot;&quot;;(_xlfn.days([.H153];[.G15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4] = &quot;&quot;; &quot;&quot;;(_xlfn.days([.H154];[.G15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5] = &quot;&quot;; &quot;&quot;;(_xlfn.days([.H155];[.G15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6] = &quot;&quot;; &quot;&quot;;(_xlfn.days([.H156];[.G15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7] = &quot;&quot;; &quot;&quot;;(_xlfn.days([.H157];[.G15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8] = &quot;&quot;; &quot;&quot;;(_xlfn.days([.H158];[.G15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59] = &quot;&quot;; &quot;&quot;;(_xlfn.days([.H159];[.G15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0] = &quot;&quot;; &quot;&quot;;(_xlfn.days([.H160];[.G16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1] = &quot;&quot;; &quot;&quot;;(_xlfn.days([.H161];[.G16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2] = &quot;&quot;; &quot;&quot;;(_xlfn.days([.H162];[.G16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3] = &quot;&quot;; &quot;&quot;;(_xlfn.days([.H163];[.G16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4] = &quot;&quot;; &quot;&quot;;(_xlfn.days([.H164];[.G16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5] = &quot;&quot;; &quot;&quot;;(_xlfn.days([.H165];[.G16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6] = &quot;&quot;; &quot;&quot;;(_xlfn.days([.H166];[.G16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7] = &quot;&quot;; &quot;&quot;;(_xlfn.days([.H167];[.G16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8] = &quot;&quot;; &quot;&quot;;(_xlfn.days([.H168];[.G16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69] = &quot;&quot;; &quot;&quot;;(_xlfn.days([.H169];[.G16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0] = &quot;&quot;; &quot;&quot;;(_xlfn.days([.H170];[.G17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1] = &quot;&quot;; &quot;&quot;;(_xlfn.days([.H171];[.G17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2] = &quot;&quot;; &quot;&quot;;(_xlfn.days([.H172];[.G17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3] = &quot;&quot;; &quot;&quot;;(_xlfn.days([.H173];[.G17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4] = &quot;&quot;; &quot;&quot;;(_xlfn.days([.H174];[.G17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5] = &quot;&quot;; &quot;&quot;;(_xlfn.days([.H175];[.G17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6] = &quot;&quot;; &quot;&quot;;(_xlfn.days([.H176];[.G17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7] = &quot;&quot;; &quot;&quot;;(_xlfn.days([.H177];[.G17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8] = &quot;&quot;; &quot;&quot;;(_xlfn.days([.H178];[.G17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79] = &quot;&quot;; &quot;&quot;;(_xlfn.days([.H179];[.G17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0] = &quot;&quot;; &quot;&quot;;(_xlfn.days([.H180];[.G18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1] = &quot;&quot;; &quot;&quot;;(_xlfn.days([.H181];[.G18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2] = &quot;&quot;; &quot;&quot;;(_xlfn.days([.H182];[.G18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3] = &quot;&quot;; &quot;&quot;;(_xlfn.days([.H183];[.G18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4] = &quot;&quot;; &quot;&quot;;(_xlfn.days([.H184];[.G18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5] = &quot;&quot;; &quot;&quot;;(_xlfn.days([.H185];[.G18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6] = &quot;&quot;; &quot;&quot;;(_xlfn.days([.H186];[.G18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7] = &quot;&quot;; &quot;&quot;;(_xlfn.days([.H187];[.G18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8] = &quot;&quot;; &quot;&quot;;(_xlfn.days([.H188];[.G18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89] = &quot;&quot;; &quot;&quot;;(_xlfn.days([.H189];[.G18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0] = &quot;&quot;; &quot;&quot;;(_xlfn.days([.H190];[.G19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1] = &quot;&quot;; &quot;&quot;;(_xlfn.days([.H191];[.G19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2] = &quot;&quot;; &quot;&quot;;(_xlfn.days([.H192];[.G19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3] = &quot;&quot;; &quot;&quot;;(_xlfn.days([.H193];[.G19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4] = &quot;&quot;; &quot;&quot;;(_xlfn.days([.H194];[.G19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5] = &quot;&quot;; &quot;&quot;;(_xlfn.days([.H195];[.G19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6] = &quot;&quot;; &quot;&quot;;(_xlfn.days([.H196];[.G19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7] = &quot;&quot;; &quot;&quot;;(_xlfn.days([.H197];[.G19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8] = &quot;&quot;; &quot;&quot;;(_xlfn.days([.H198];[.G19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199] = &quot;&quot;; &quot;&quot;;(_xlfn.days([.H199];[.G19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0] = &quot;&quot;; &quot;&quot;;(_xlfn.days([.H200];[.G20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1] = &quot;&quot;; &quot;&quot;;(_xlfn.days([.H201];[.G20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2] = &quot;&quot;; &quot;&quot;;(_xlfn.days([.H202];[.G20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3] = &quot;&quot;; &quot;&quot;;(_xlfn.days([.H203];[.G20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4] = &quot;&quot;; &quot;&quot;;(_xlfn.days([.H204];[.G20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5] = &quot;&quot;; &quot;&quot;;(_xlfn.days([.H205];[.G20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6] = &quot;&quot;; &quot;&quot;;(_xlfn.days([.H206];[.G20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7] = &quot;&quot;; &quot;&quot;;(_xlfn.days([.H207];[.G20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8] = &quot;&quot;; &quot;&quot;;(_xlfn.days([.H208];[.G20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09] = &quot;&quot;; &quot;&quot;;(_xlfn.days([.H209];[.G20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0] = &quot;&quot;; &quot;&quot;;(_xlfn.days([.H210];[.G21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1] = &quot;&quot;; &quot;&quot;;(_xlfn.days([.H211];[.G21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2] = &quot;&quot;; &quot;&quot;;(_xlfn.days([.H212];[.G21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3] = &quot;&quot;; &quot;&quot;;(_xlfn.days([.H213];[.G21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4] = &quot;&quot;; &quot;&quot;;(_xlfn.days([.H214];[.G21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5] = &quot;&quot;; &quot;&quot;;(_xlfn.days([.H215];[.G21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6] = &quot;&quot;; &quot;&quot;;(_xlfn.days([.H216];[.G21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7] = &quot;&quot;; &quot;&quot;;(_xlfn.days([.H217];[.G21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8] = &quot;&quot;; &quot;&quot;;(_xlfn.days([.H218];[.G21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19] = &quot;&quot;; &quot;&quot;;(_xlfn.days([.H219];[.G21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0] = &quot;&quot;; &quot;&quot;;(_xlfn.days([.H220];[.G22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1] = &quot;&quot;; &quot;&quot;;(_xlfn.days([.H221];[.G22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2] = &quot;&quot;; &quot;&quot;;(_xlfn.days([.H222];[.G22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3] = &quot;&quot;; &quot;&quot;;(_xlfn.days([.H223];[.G22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4] = &quot;&quot;; &quot;&quot;;(_xlfn.days([.H224];[.G22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5] = &quot;&quot;; &quot;&quot;;(_xlfn.days([.H225];[.G22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6] = &quot;&quot;; &quot;&quot;;(_xlfn.days([.H226];[.G22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7] = &quot;&quot;; &quot;&quot;;(_xlfn.days([.H227];[.G22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8] = &quot;&quot;; &quot;&quot;;(_xlfn.days([.H228];[.G22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29] = &quot;&quot;; &quot;&quot;;(_xlfn.days([.H229];[.G22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0] = &quot;&quot;; &quot;&quot;;(_xlfn.days([.H230];[.G23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1] = &quot;&quot;; &quot;&quot;;(_xlfn.days([.H231];[.G23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2] = &quot;&quot;; &quot;&quot;;(_xlfn.days([.H232];[.G23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3] = &quot;&quot;; &quot;&quot;;(_xlfn.days([.H233];[.G23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4] = &quot;&quot;; &quot;&quot;;(_xlfn.days([.H234];[.G23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5] = &quot;&quot;; &quot;&quot;;(_xlfn.days([.H235];[.G23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6] = &quot;&quot;; &quot;&quot;;(_xlfn.days([.H236];[.G23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7] = &quot;&quot;; &quot;&quot;;(_xlfn.days([.H237];[.G23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8] = &quot;&quot;; &quot;&quot;;(_xlfn.days([.H238];[.G23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39] = &quot;&quot;; &quot;&quot;;(_xlfn.days([.H239];[.G23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0] = &quot;&quot;; &quot;&quot;;(_xlfn.days([.H240];[.G24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1] = &quot;&quot;; &quot;&quot;;(_xlfn.days([.H241];[.G24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2] = &quot;&quot;; &quot;&quot;;(_xlfn.days([.H242];[.G24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3] = &quot;&quot;; &quot;&quot;;(_xlfn.days([.H243];[.G24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4] = &quot;&quot;; &quot;&quot;;(_xlfn.days([.H244];[.G24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5] = &quot;&quot;; &quot;&quot;;(_xlfn.days([.H245];[.G24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6] = &quot;&quot;; &quot;&quot;;(_xlfn.days([.H246];[.G24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7] = &quot;&quot;; &quot;&quot;;(_xlfn.days([.H247];[.G24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8] = &quot;&quot;; &quot;&quot;;(_xlfn.days([.H248];[.G24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49] = &quot;&quot;; &quot;&quot;;(_xlfn.days([.H249];[.G24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0] = &quot;&quot;; &quot;&quot;;(_xlfn.days([.H250];[.G25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1] = &quot;&quot;; &quot;&quot;;(_xlfn.days([.H251];[.G25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2] = &quot;&quot;; &quot;&quot;;(_xlfn.days([.H252];[.G25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3] = &quot;&quot;; &quot;&quot;;(_xlfn.days([.H253];[.G25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4] = &quot;&quot;; &quot;&quot;;(_xlfn.days([.H254];[.G25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5] = &quot;&quot;; &quot;&quot;;(_xlfn.days([.H255];[.G25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6] = &quot;&quot;; &quot;&quot;;(_xlfn.days([.H256];[.G25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7] = &quot;&quot;; &quot;&quot;;(_xlfn.days([.H257];[.G25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8] = &quot;&quot;; &quot;&quot;;(_xlfn.days([.H258];[.G25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59] = &quot;&quot;; &quot;&quot;;(_xlfn.days([.H259];[.G25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0] = &quot;&quot;; &quot;&quot;;(_xlfn.days([.H260];[.G26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1] = &quot;&quot;; &quot;&quot;;(_xlfn.days([.H261];[.G26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2] = &quot;&quot;; &quot;&quot;;(_xlfn.days([.H262];[.G26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3] = &quot;&quot;; &quot;&quot;;(_xlfn.days([.H263];[.G26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4] = &quot;&quot;; &quot;&quot;;(_xlfn.days([.H264];[.G26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5] = &quot;&quot;; &quot;&quot;;(_xlfn.days([.H265];[.G26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6] = &quot;&quot;; &quot;&quot;;(_xlfn.days([.H266];[.G26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7] = &quot;&quot;; &quot;&quot;;(_xlfn.days([.H267];[.G26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8] = &quot;&quot;; &quot;&quot;;(_xlfn.days([.H268];[.G26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69] = &quot;&quot;; &quot;&quot;;(_xlfn.days([.H269];[.G26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0] = &quot;&quot;; &quot;&quot;;(_xlfn.days([.H270];[.G27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1] = &quot;&quot;; &quot;&quot;;(_xlfn.days([.H271];[.G27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2] = &quot;&quot;; &quot;&quot;;(_xlfn.days([.H272];[.G27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3] = &quot;&quot;; &quot;&quot;;(_xlfn.days([.H273];[.G27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4] = &quot;&quot;; &quot;&quot;;(_xlfn.days([.H274];[.G27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5] = &quot;&quot;; &quot;&quot;;(_xlfn.days([.H275];[.G27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6] = &quot;&quot;; &quot;&quot;;(_xlfn.days([.H276];[.G27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7] = &quot;&quot;; &quot;&quot;;(_xlfn.days([.H277];[.G27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8] = &quot;&quot;; &quot;&quot;;(_xlfn.days([.H278];[.G27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79] = &quot;&quot;; &quot;&quot;;(_xlfn.days([.H279];[.G27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0] = &quot;&quot;; &quot;&quot;;(_xlfn.days([.H280];[.G28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1] = &quot;&quot;; &quot;&quot;;(_xlfn.days([.H281];[.G28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2] = &quot;&quot;; &quot;&quot;;(_xlfn.days([.H282];[.G28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3] = &quot;&quot;; &quot;&quot;;(_xlfn.days([.H283];[.G28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4] = &quot;&quot;; &quot;&quot;;(_xlfn.days([.H284];[.G28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5] = &quot;&quot;; &quot;&quot;;(_xlfn.days([.H285];[.G28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6] = &quot;&quot;; &quot;&quot;;(_xlfn.days([.H286];[.G28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7] = &quot;&quot;; &quot;&quot;;(_xlfn.days([.H287];[.G28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8] = &quot;&quot;; &quot;&quot;;(_xlfn.days([.H288];[.G28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89] = &quot;&quot;; &quot;&quot;;(_xlfn.days([.H289];[.G28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0] = &quot;&quot;; &quot;&quot;;(_xlfn.days([.H290];[.G29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1] = &quot;&quot;; &quot;&quot;;(_xlfn.days([.H291];[.G29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2] = &quot;&quot;; &quot;&quot;;(_xlfn.days([.H292];[.G29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3] = &quot;&quot;; &quot;&quot;;(_xlfn.days([.H293];[.G29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4] = &quot;&quot;; &quot;&quot;;(_xlfn.days([.H294];[.G29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5] = &quot;&quot;; &quot;&quot;;(_xlfn.days([.H295];[.G29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6] = &quot;&quot;; &quot;&quot;;(_xlfn.days([.H296];[.G29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7] = &quot;&quot;; &quot;&quot;;(_xlfn.days([.H297];[.G29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8] = &quot;&quot;; &quot;&quot;;(_xlfn.days([.H298];[.G29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299] = &quot;&quot;; &quot;&quot;;(_xlfn.days([.H299];[.G29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0] = &quot;&quot;; &quot;&quot;;(_xlfn.days([.H300];[.G30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1] = &quot;&quot;; &quot;&quot;;(_xlfn.days([.H301];[.G30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2] = &quot;&quot;; &quot;&quot;;(_xlfn.days([.H302];[.G30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3] = &quot;&quot;; &quot;&quot;;(_xlfn.days([.H303];[.G30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4] = &quot;&quot;; &quot;&quot;;(_xlfn.days([.H304];[.G30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5] = &quot;&quot;; &quot;&quot;;(_xlfn.days([.H305];[.G30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6] = &quot;&quot;; &quot;&quot;;(_xlfn.days([.H306];[.G30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7] = &quot;&quot;; &quot;&quot;;(_xlfn.days([.H307];[.G30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8] = &quot;&quot;; &quot;&quot;;(_xlfn.days([.H308];[.G30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09] = &quot;&quot;; &quot;&quot;;(_xlfn.days([.H309];[.G30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0] = &quot;&quot;; &quot;&quot;;(_xlfn.days([.H310];[.G31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1] = &quot;&quot;; &quot;&quot;;(_xlfn.days([.H311];[.G31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2] = &quot;&quot;; &quot;&quot;;(_xlfn.days([.H312];[.G31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3] = &quot;&quot;; &quot;&quot;;(_xlfn.days([.H313];[.G31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4] = &quot;&quot;; &quot;&quot;;(_xlfn.days([.H314];[.G31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5] = &quot;&quot;; &quot;&quot;;(_xlfn.days([.H315];[.G31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6] = &quot;&quot;; &quot;&quot;;(_xlfn.days([.H316];[.G31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7] = &quot;&quot;; &quot;&quot;;(_xlfn.days([.H317];[.G31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8] = &quot;&quot;; &quot;&quot;;(_xlfn.days([.H318];[.G31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19] = &quot;&quot;; &quot;&quot;;(_xlfn.days([.H319];[.G31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0] = &quot;&quot;; &quot;&quot;;(_xlfn.days([.H320];[.G32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1] = &quot;&quot;; &quot;&quot;;(_xlfn.days([.H321];[.G32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2] = &quot;&quot;; &quot;&quot;;(_xlfn.days([.H322];[.G32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3] = &quot;&quot;; &quot;&quot;;(_xlfn.days([.H323];[.G32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4] = &quot;&quot;; &quot;&quot;;(_xlfn.days([.H324];[.G32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5] = &quot;&quot;; &quot;&quot;;(_xlfn.days([.H325];[.G32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6] = &quot;&quot;; &quot;&quot;;(_xlfn.days([.H326];[.G32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7] = &quot;&quot;; &quot;&quot;;(_xlfn.days([.H327];[.G32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8] = &quot;&quot;; &quot;&quot;;(_xlfn.days([.H328];[.G32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29] = &quot;&quot;; &quot;&quot;;(_xlfn.days([.H329];[.G32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0] = &quot;&quot;; &quot;&quot;;(_xlfn.days([.H330];[.G33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1] = &quot;&quot;; &quot;&quot;;(_xlfn.days([.H331];[.G33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2] = &quot;&quot;; &quot;&quot;;(_xlfn.days([.H332];[.G33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3] = &quot;&quot;; &quot;&quot;;(_xlfn.days([.H333];[.G33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4] = &quot;&quot;; &quot;&quot;;(_xlfn.days([.H334];[.G33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5] = &quot;&quot;; &quot;&quot;;(_xlfn.days([.H335];[.G33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6] = &quot;&quot;; &quot;&quot;;(_xlfn.days([.H336];[.G33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7] = &quot;&quot;; &quot;&quot;;(_xlfn.days([.H337];[.G33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8] = &quot;&quot;; &quot;&quot;;(_xlfn.days([.H338];[.G33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39] = &quot;&quot;; &quot;&quot;;(_xlfn.days([.H339];[.G33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0] = &quot;&quot;; &quot;&quot;;(_xlfn.days([.H340];[.G34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1] = &quot;&quot;; &quot;&quot;;(_xlfn.days([.H341];[.G34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2] = &quot;&quot;; &quot;&quot;;(_xlfn.days([.H342];[.G34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3] = &quot;&quot;; &quot;&quot;;(_xlfn.days([.H343];[.G34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4] = &quot;&quot;; &quot;&quot;;(_xlfn.days([.H344];[.G34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5] = &quot;&quot;; &quot;&quot;;(_xlfn.days([.H345];[.G34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6] = &quot;&quot;; &quot;&quot;;(_xlfn.days([.H346];[.G34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7] = &quot;&quot;; &quot;&quot;;(_xlfn.days([.H347];[.G34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8] = &quot;&quot;; &quot;&quot;;(_xlfn.days([.H348];[.G34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49] = &quot;&quot;; &quot;&quot;;(_xlfn.days([.H349];[.G34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0] = &quot;&quot;; &quot;&quot;;(_xlfn.days([.H350];[.G35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1] = &quot;&quot;; &quot;&quot;;(_xlfn.days([.H351];[.G35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2] = &quot;&quot;; &quot;&quot;;(_xlfn.days([.H352];[.G35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3] = &quot;&quot;; &quot;&quot;;(_xlfn.days([.H353];[.G35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4] = &quot;&quot;; &quot;&quot;;(_xlfn.days([.H354];[.G35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5] = &quot;&quot;; &quot;&quot;;(_xlfn.days([.H355];[.G35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6] = &quot;&quot;; &quot;&quot;;(_xlfn.days([.H356];[.G35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7] = &quot;&quot;; &quot;&quot;;(_xlfn.days([.H357];[.G35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8] = &quot;&quot;; &quot;&quot;;(_xlfn.days([.H358];[.G35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59] = &quot;&quot;; &quot;&quot;;(_xlfn.days([.H359];[.G35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0] = &quot;&quot;; &quot;&quot;;(_xlfn.days([.H360];[.G36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1] = &quot;&quot;; &quot;&quot;;(_xlfn.days([.H361];[.G36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2] = &quot;&quot;; &quot;&quot;;(_xlfn.days([.H362];[.G36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3] = &quot;&quot;; &quot;&quot;;(_xlfn.days([.H363];[.G36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4] = &quot;&quot;; &quot;&quot;;(_xlfn.days([.H364];[.G36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5] = &quot;&quot;; &quot;&quot;;(_xlfn.days([.H365];[.G36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6] = &quot;&quot;; &quot;&quot;;(_xlfn.days([.H366];[.G36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7] = &quot;&quot;; &quot;&quot;;(_xlfn.days([.H367];[.G36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8] = &quot;&quot;; &quot;&quot;;(_xlfn.days([.H368];[.G36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69] = &quot;&quot;; &quot;&quot;;(_xlfn.days([.H369];[.G36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0] = &quot;&quot;; &quot;&quot;;(_xlfn.days([.H370];[.G37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1] = &quot;&quot;; &quot;&quot;;(_xlfn.days([.H371];[.G37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2] = &quot;&quot;; &quot;&quot;;(_xlfn.days([.H372];[.G37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3] = &quot;&quot;; &quot;&quot;;(_xlfn.days([.H373];[.G37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4] = &quot;&quot;; &quot;&quot;;(_xlfn.days([.H374];[.G37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5] = &quot;&quot;; &quot;&quot;;(_xlfn.days([.H375];[.G37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6] = &quot;&quot;; &quot;&quot;;(_xlfn.days([.H376];[.G37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7] = &quot;&quot;; &quot;&quot;;(_xlfn.days([.H377];[.G37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8] = &quot;&quot;; &quot;&quot;;(_xlfn.days([.H378];[.G37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79] = &quot;&quot;; &quot;&quot;;(_xlfn.days([.H379];[.G37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0] = &quot;&quot;; &quot;&quot;;(_xlfn.days([.H380];[.G38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1] = &quot;&quot;; &quot;&quot;;(_xlfn.days([.H381];[.G38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2] = &quot;&quot;; &quot;&quot;;(_xlfn.days([.H382];[.G38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3] = &quot;&quot;; &quot;&quot;;(_xlfn.days([.H383];[.G38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4] = &quot;&quot;; &quot;&quot;;(_xlfn.days([.H384];[.G38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5] = &quot;&quot;; &quot;&quot;;(_xlfn.days([.H385];[.G38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6] = &quot;&quot;; &quot;&quot;;(_xlfn.days([.H386];[.G38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7] = &quot;&quot;; &quot;&quot;;(_xlfn.days([.H387];[.G38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8] = &quot;&quot;; &quot;&quot;;(_xlfn.days([.H388];[.G38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89] = &quot;&quot;; &quot;&quot;;(_xlfn.days([.H389];[.G38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0] = &quot;&quot;; &quot;&quot;;(_xlfn.days([.H390];[.G39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1] = &quot;&quot;; &quot;&quot;;(_xlfn.days([.H391];[.G39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2] = &quot;&quot;; &quot;&quot;;(_xlfn.days([.H392];[.G39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3] = &quot;&quot;; &quot;&quot;;(_xlfn.days([.H393];[.G39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4] = &quot;&quot;; &quot;&quot;;(_xlfn.days([.H394];[.G39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5] = &quot;&quot;; &quot;&quot;;(_xlfn.days([.H395];[.G39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6] = &quot;&quot;; &quot;&quot;;(_xlfn.days([.H396];[.G39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7] = &quot;&quot;; &quot;&quot;;(_xlfn.days([.H397];[.G39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8] = &quot;&quot;; &quot;&quot;;(_xlfn.days([.H398];[.G39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399] = &quot;&quot;; &quot;&quot;;(_xlfn.days([.H399];[.G39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0] = &quot;&quot;; &quot;&quot;;(_xlfn.days([.H400];[.G40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1] = &quot;&quot;; &quot;&quot;;(_xlfn.days([.H401];[.G40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2] = &quot;&quot;; &quot;&quot;;(_xlfn.days([.H402];[.G40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3] = &quot;&quot;; &quot;&quot;;(_xlfn.days([.H403];[.G40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4] = &quot;&quot;; &quot;&quot;;(_xlfn.days([.H404];[.G40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5] = &quot;&quot;; &quot;&quot;;(_xlfn.days([.H405];[.G40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6] = &quot;&quot;; &quot;&quot;;(_xlfn.days([.H406];[.G40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7] = &quot;&quot;; &quot;&quot;;(_xlfn.days([.H407];[.G40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8] = &quot;&quot;; &quot;&quot;;(_xlfn.days([.H408];[.G40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09] = &quot;&quot;; &quot;&quot;;(_xlfn.days([.H409];[.G40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0] = &quot;&quot;; &quot;&quot;;(_xlfn.days([.H410];[.G41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1] = &quot;&quot;; &quot;&quot;;(_xlfn.days([.H411];[.G41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2] = &quot;&quot;; &quot;&quot;;(_xlfn.days([.H412];[.G41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3] = &quot;&quot;; &quot;&quot;;(_xlfn.days([.H413];[.G41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4] = &quot;&quot;; &quot;&quot;;(_xlfn.days([.H414];[.G41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5] = &quot;&quot;; &quot;&quot;;(_xlfn.days([.H415];[.G41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6] = &quot;&quot;; &quot;&quot;;(_xlfn.days([.H416];[.G41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7] = &quot;&quot;; &quot;&quot;;(_xlfn.days([.H417];[.G41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8] = &quot;&quot;; &quot;&quot;;(_xlfn.days([.H418];[.G41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19] = &quot;&quot;; &quot;&quot;;(_xlfn.days([.H419];[.G41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0] = &quot;&quot;; &quot;&quot;;(_xlfn.days([.H420];[.G42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1] = &quot;&quot;; &quot;&quot;;(_xlfn.days([.H421];[.G42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2] = &quot;&quot;; &quot;&quot;;(_xlfn.days([.H422];[.G42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3] = &quot;&quot;; &quot;&quot;;(_xlfn.days([.H423];[.G42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4] = &quot;&quot;; &quot;&quot;;(_xlfn.days([.H424];[.G42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5] = &quot;&quot;; &quot;&quot;;(_xlfn.days([.H425];[.G42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6] = &quot;&quot;; &quot;&quot;;(_xlfn.days([.H426];[.G42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7] = &quot;&quot;; &quot;&quot;;(_xlfn.days([.H427];[.G42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8] = &quot;&quot;; &quot;&quot;;(_xlfn.days([.H428];[.G42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29] = &quot;&quot;; &quot;&quot;;(_xlfn.days([.H429];[.G42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0] = &quot;&quot;; &quot;&quot;;(_xlfn.days([.H430];[.G43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1] = &quot;&quot;; &quot;&quot;;(_xlfn.days([.H431];[.G43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2] = &quot;&quot;; &quot;&quot;;(_xlfn.days([.H432];[.G43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3] = &quot;&quot;; &quot;&quot;;(_xlfn.days([.H433];[.G43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4] = &quot;&quot;; &quot;&quot;;(_xlfn.days([.H434];[.G43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5] = &quot;&quot;; &quot;&quot;;(_xlfn.days([.H435];[.G43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6] = &quot;&quot;; &quot;&quot;;(_xlfn.days([.H436];[.G43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7] = &quot;&quot;; &quot;&quot;;(_xlfn.days([.H437];[.G43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8] = &quot;&quot;; &quot;&quot;;(_xlfn.days([.H438];[.G43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39] = &quot;&quot;; &quot;&quot;;(_xlfn.days([.H439];[.G43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0] = &quot;&quot;; &quot;&quot;;(_xlfn.days([.H440];[.G44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1] = &quot;&quot;; &quot;&quot;;(_xlfn.days([.H441];[.G44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2] = &quot;&quot;; &quot;&quot;;(_xlfn.days([.H442];[.G44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3] = &quot;&quot;; &quot;&quot;;(_xlfn.days([.H443];[.G44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4] = &quot;&quot;; &quot;&quot;;(_xlfn.days([.H444];[.G44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5] = &quot;&quot;; &quot;&quot;;(_xlfn.days([.H445];[.G44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6] = &quot;&quot;; &quot;&quot;;(_xlfn.days([.H446];[.G44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7] = &quot;&quot;; &quot;&quot;;(_xlfn.days([.H447];[.G44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8] = &quot;&quot;; &quot;&quot;;(_xlfn.days([.H448];[.G44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49] = &quot;&quot;; &quot;&quot;;(_xlfn.days([.H449];[.G44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0] = &quot;&quot;; &quot;&quot;;(_xlfn.days([.H450];[.G45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1] = &quot;&quot;; &quot;&quot;;(_xlfn.days([.H451];[.G45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2] = &quot;&quot;; &quot;&quot;;(_xlfn.days([.H452];[.G45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3] = &quot;&quot;; &quot;&quot;;(_xlfn.days([.H453];[.G45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4] = &quot;&quot;; &quot;&quot;;(_xlfn.days([.H454];[.G45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5] = &quot;&quot;; &quot;&quot;;(_xlfn.days([.H455];[.G45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6] = &quot;&quot;; &quot;&quot;;(_xlfn.days([.H456];[.G45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7] = &quot;&quot;; &quot;&quot;;(_xlfn.days([.H457];[.G45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8] = &quot;&quot;; &quot;&quot;;(_xlfn.days([.H458];[.G45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59] = &quot;&quot;; &quot;&quot;;(_xlfn.days([.H459];[.G45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0] = &quot;&quot;; &quot;&quot;;(_xlfn.days([.H460];[.G46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1] = &quot;&quot;; &quot;&quot;;(_xlfn.days([.H461];[.G46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2] = &quot;&quot;; &quot;&quot;;(_xlfn.days([.H462];[.G46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3] = &quot;&quot;; &quot;&quot;;(_xlfn.days([.H463];[.G46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4] = &quot;&quot;; &quot;&quot;;(_xlfn.days([.H464];[.G46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5] = &quot;&quot;; &quot;&quot;;(_xlfn.days([.H465];[.G46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6] = &quot;&quot;; &quot;&quot;;(_xlfn.days([.H466];[.G46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7] = &quot;&quot;; &quot;&quot;;(_xlfn.days([.H467];[.G46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8] = &quot;&quot;; &quot;&quot;;(_xlfn.days([.H468];[.G46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69] = &quot;&quot;; &quot;&quot;;(_xlfn.days([.H469];[.G46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0] = &quot;&quot;; &quot;&quot;;(_xlfn.days([.H470];[.G47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1] = &quot;&quot;; &quot;&quot;;(_xlfn.days([.H471];[.G47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2] = &quot;&quot;; &quot;&quot;;(_xlfn.days([.H472];[.G47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3] = &quot;&quot;; &quot;&quot;;(_xlfn.days([.H473];[.G47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4] = &quot;&quot;; &quot;&quot;;(_xlfn.days([.H474];[.G47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5] = &quot;&quot;; &quot;&quot;;(_xlfn.days([.H475];[.G47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6] = &quot;&quot;; &quot;&quot;;(_xlfn.days([.H476];[.G47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7] = &quot;&quot;; &quot;&quot;;(_xlfn.days([.H477];[.G47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8] = &quot;&quot;; &quot;&quot;;(_xlfn.days([.H478];[.G47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79] = &quot;&quot;; &quot;&quot;;(_xlfn.days([.H479];[.G47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0] = &quot;&quot;; &quot;&quot;;(_xlfn.days([.H480];[.G48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1] = &quot;&quot;; &quot;&quot;;(_xlfn.days([.H481];[.G48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2] = &quot;&quot;; &quot;&quot;;(_xlfn.days([.H482];[.G48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3] = &quot;&quot;; &quot;&quot;;(_xlfn.days([.H483];[.G48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4] = &quot;&quot;; &quot;&quot;;(_xlfn.days([.H484];[.G48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5] = &quot;&quot;; &quot;&quot;;(_xlfn.days([.H485];[.G48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6] = &quot;&quot;; &quot;&quot;;(_xlfn.days([.H486];[.G48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7] = &quot;&quot;; &quot;&quot;;(_xlfn.days([.H487];[.G48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8] = &quot;&quot;; &quot;&quot;;(_xlfn.days([.H488];[.G48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89] = &quot;&quot;; &quot;&quot;;(_xlfn.days([.H489];[.G48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0] = &quot;&quot;; &quot;&quot;;(_xlfn.days([.H490];[.G49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1] = &quot;&quot;; &quot;&quot;;(_xlfn.days([.H491];[.G49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2] = &quot;&quot;; &quot;&quot;;(_xlfn.days([.H492];[.G49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3] = &quot;&quot;; &quot;&quot;;(_xlfn.days([.H493];[.G49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4] = &quot;&quot;; &quot;&quot;;(_xlfn.days([.H494];[.G49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5] = &quot;&quot;; &quot;&quot;;(_xlfn.days([.H495];[.G49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6] = &quot;&quot;; &quot;&quot;;(_xlfn.days([.H496];[.G49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7] = &quot;&quot;; &quot;&quot;;(_xlfn.days([.H497];[.G49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8] = &quot;&quot;; &quot;&quot;;(_xlfn.days([.H498];[.G49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499] = &quot;&quot;; &quot;&quot;;(_xlfn.days([.H499];[.G49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0] = &quot;&quot;; &quot;&quot;;(_xlfn.days([.H500];[.G50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1] = &quot;&quot;; &quot;&quot;;(_xlfn.days([.H501];[.G50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2] = &quot;&quot;; &quot;&quot;;(_xlfn.days([.H502];[.G50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3] = &quot;&quot;; &quot;&quot;;(_xlfn.days([.H503];[.G50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4] = &quot;&quot;; &quot;&quot;;(_xlfn.days([.H504];[.G50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5] = &quot;&quot;; &quot;&quot;;(_xlfn.days([.H505];[.G50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6] = &quot;&quot;; &quot;&quot;;(_xlfn.days([.H506];[.G50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7] = &quot;&quot;; &quot;&quot;;(_xlfn.days([.H507];[.G50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8] = &quot;&quot;; &quot;&quot;;(_xlfn.days([.H508];[.G50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09] = &quot;&quot;; &quot;&quot;;(_xlfn.days([.H509];[.G50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0] = &quot;&quot;; &quot;&quot;;(_xlfn.days([.H510];[.G51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1] = &quot;&quot;; &quot;&quot;;(_xlfn.days([.H511];[.G51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2] = &quot;&quot;; &quot;&quot;;(_xlfn.days([.H512];[.G51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3] = &quot;&quot;; &quot;&quot;;(_xlfn.days([.H513];[.G51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4] = &quot;&quot;; &quot;&quot;;(_xlfn.days([.H514];[.G51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5] = &quot;&quot;; &quot;&quot;;(_xlfn.days([.H515];[.G51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6] = &quot;&quot;; &quot;&quot;;(_xlfn.days([.H516];[.G51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7] = &quot;&quot;; &quot;&quot;;(_xlfn.days([.H517];[.G51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8] = &quot;&quot;; &quot;&quot;;(_xlfn.days([.H518];[.G51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19] = &quot;&quot;; &quot;&quot;;(_xlfn.days([.H519];[.G51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0] = &quot;&quot;; &quot;&quot;;(_xlfn.days([.H520];[.G52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1] = &quot;&quot;; &quot;&quot;;(_xlfn.days([.H521];[.G52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2] = &quot;&quot;; &quot;&quot;;(_xlfn.days([.H522];[.G52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3] = &quot;&quot;; &quot;&quot;;(_xlfn.days([.H523];[.G52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4] = &quot;&quot;; &quot;&quot;;(_xlfn.days([.H524];[.G52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5] = &quot;&quot;; &quot;&quot;;(_xlfn.days([.H525];[.G52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6] = &quot;&quot;; &quot;&quot;;(_xlfn.days([.H526];[.G52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7] = &quot;&quot;; &quot;&quot;;(_xlfn.days([.H527];[.G52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8] = &quot;&quot;; &quot;&quot;;(_xlfn.days([.H528];[.G52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29] = &quot;&quot;; &quot;&quot;;(_xlfn.days([.H529];[.G52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0] = &quot;&quot;; &quot;&quot;;(_xlfn.days([.H530];[.G53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1] = &quot;&quot;; &quot;&quot;;(_xlfn.days([.H531];[.G53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2] = &quot;&quot;; &quot;&quot;;(_xlfn.days([.H532];[.G53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3] = &quot;&quot;; &quot;&quot;;(_xlfn.days([.H533];[.G53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4] = &quot;&quot;; &quot;&quot;;(_xlfn.days([.H534];[.G53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5] = &quot;&quot;; &quot;&quot;;(_xlfn.days([.H535];[.G53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6] = &quot;&quot;; &quot;&quot;;(_xlfn.days([.H536];[.G53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7] = &quot;&quot;; &quot;&quot;;(_xlfn.days([.H537];[.G53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8] = &quot;&quot;; &quot;&quot;;(_xlfn.days([.H538];[.G53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39] = &quot;&quot;; &quot;&quot;;(_xlfn.days([.H539];[.G53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0] = &quot;&quot;; &quot;&quot;;(_xlfn.days([.H540];[.G54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1] = &quot;&quot;; &quot;&quot;;(_xlfn.days([.H541];[.G54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2] = &quot;&quot;; &quot;&quot;;(_xlfn.days([.H542];[.G54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3] = &quot;&quot;; &quot;&quot;;(_xlfn.days([.H543];[.G54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4] = &quot;&quot;; &quot;&quot;;(_xlfn.days([.H544];[.G54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5] = &quot;&quot;; &quot;&quot;;(_xlfn.days([.H545];[.G54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6] = &quot;&quot;; &quot;&quot;;(_xlfn.days([.H546];[.G54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7] = &quot;&quot;; &quot;&quot;;(_xlfn.days([.H547];[.G54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8] = &quot;&quot;; &quot;&quot;;(_xlfn.days([.H548];[.G54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49] = &quot;&quot;; &quot;&quot;;(_xlfn.days([.H549];[.G54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0] = &quot;&quot;; &quot;&quot;;(_xlfn.days([.H550];[.G55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1] = &quot;&quot;; &quot;&quot;;(_xlfn.days([.H551];[.G55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2] = &quot;&quot;; &quot;&quot;;(_xlfn.days([.H552];[.G55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3] = &quot;&quot;; &quot;&quot;;(_xlfn.days([.H553];[.G55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4] = &quot;&quot;; &quot;&quot;;(_xlfn.days([.H554];[.G55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5] = &quot;&quot;; &quot;&quot;;(_xlfn.days([.H555];[.G55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6] = &quot;&quot;; &quot;&quot;;(_xlfn.days([.H556];[.G55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7] = &quot;&quot;; &quot;&quot;;(_xlfn.days([.H557];[.G55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8] = &quot;&quot;; &quot;&quot;;(_xlfn.days([.H558];[.G55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59] = &quot;&quot;; &quot;&quot;;(_xlfn.days([.H559];[.G55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0] = &quot;&quot;; &quot;&quot;;(_xlfn.days([.H560];[.G56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1] = &quot;&quot;; &quot;&quot;;(_xlfn.days([.H561];[.G56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2] = &quot;&quot;; &quot;&quot;;(_xlfn.days([.H562];[.G56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3] = &quot;&quot;; &quot;&quot;;(_xlfn.days([.H563];[.G56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4] = &quot;&quot;; &quot;&quot;;(_xlfn.days([.H564];[.G56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5] = &quot;&quot;; &quot;&quot;;(_xlfn.days([.H565];[.G56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6] = &quot;&quot;; &quot;&quot;;(_xlfn.days([.H566];[.G56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7] = &quot;&quot;; &quot;&quot;;(_xlfn.days([.H567];[.G56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8] = &quot;&quot;; &quot;&quot;;(_xlfn.days([.H568];[.G56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69] = &quot;&quot;; &quot;&quot;;(_xlfn.days([.H569];[.G56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0] = &quot;&quot;; &quot;&quot;;(_xlfn.days([.H570];[.G57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1] = &quot;&quot;; &quot;&quot;;(_xlfn.days([.H571];[.G57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2] = &quot;&quot;; &quot;&quot;;(_xlfn.days([.H572];[.G57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3] = &quot;&quot;; &quot;&quot;;(_xlfn.days([.H573];[.G57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4] = &quot;&quot;; &quot;&quot;;(_xlfn.days([.H574];[.G57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5] = &quot;&quot;; &quot;&quot;;(_xlfn.days([.H575];[.G57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6] = &quot;&quot;; &quot;&quot;;(_xlfn.days([.H576];[.G57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7] = &quot;&quot;; &quot;&quot;;(_xlfn.days([.H577];[.G57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8] = &quot;&quot;; &quot;&quot;;(_xlfn.days([.H578];[.G57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79] = &quot;&quot;; &quot;&quot;;(_xlfn.days([.H579];[.G57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0] = &quot;&quot;; &quot;&quot;;(_xlfn.days([.H580];[.G58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1] = &quot;&quot;; &quot;&quot;;(_xlfn.days([.H581];[.G58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2] = &quot;&quot;; &quot;&quot;;(_xlfn.days([.H582];[.G58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3] = &quot;&quot;; &quot;&quot;;(_xlfn.days([.H583];[.G58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4] = &quot;&quot;; &quot;&quot;;(_xlfn.days([.H584];[.G58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5] = &quot;&quot;; &quot;&quot;;(_xlfn.days([.H585];[.G58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6] = &quot;&quot;; &quot;&quot;;(_xlfn.days([.H586];[.G58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7] = &quot;&quot;; &quot;&quot;;(_xlfn.days([.H587];[.G58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8] = &quot;&quot;; &quot;&quot;;(_xlfn.days([.H588];[.G58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89] = &quot;&quot;; &quot;&quot;;(_xlfn.days([.H589];[.G58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0] = &quot;&quot;; &quot;&quot;;(_xlfn.days([.H590];[.G59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1] = &quot;&quot;; &quot;&quot;;(_xlfn.days([.H591];[.G59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2] = &quot;&quot;; &quot;&quot;;(_xlfn.days([.H592];[.G59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3] = &quot;&quot;; &quot;&quot;;(_xlfn.days([.H593];[.G59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4] = &quot;&quot;; &quot;&quot;;(_xlfn.days([.H594];[.G59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5] = &quot;&quot;; &quot;&quot;;(_xlfn.days([.H595];[.G59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6] = &quot;&quot;; &quot;&quot;;(_xlfn.days([.H596];[.G59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7] = &quot;&quot;; &quot;&quot;;(_xlfn.days([.H597];[.G59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8] = &quot;&quot;; &quot;&quot;;(_xlfn.days([.H598];[.G59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599] = &quot;&quot;; &quot;&quot;;(_xlfn.days([.H599];[.G59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0] = &quot;&quot;; &quot;&quot;;(_xlfn.days([.H600];[.G60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1] = &quot;&quot;; &quot;&quot;;(_xlfn.days([.H601];[.G60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2] = &quot;&quot;; &quot;&quot;;(_xlfn.days([.H602];[.G60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3] = &quot;&quot;; &quot;&quot;;(_xlfn.days([.H603];[.G60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4] = &quot;&quot;; &quot;&quot;;(_xlfn.days([.H604];[.G60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5] = &quot;&quot;; &quot;&quot;;(_xlfn.days([.H605];[.G60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6] = &quot;&quot;; &quot;&quot;;(_xlfn.days([.H606];[.G60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7] = &quot;&quot;; &quot;&quot;;(_xlfn.days([.H607];[.G60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8] = &quot;&quot;; &quot;&quot;;(_xlfn.days([.H608];[.G60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09] = &quot;&quot;; &quot;&quot;;(_xlfn.days([.H609];[.G60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0] = &quot;&quot;; &quot;&quot;;(_xlfn.days([.H610];[.G61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1] = &quot;&quot;; &quot;&quot;;(_xlfn.days([.H611];[.G61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2] = &quot;&quot;; &quot;&quot;;(_xlfn.days([.H612];[.G61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3] = &quot;&quot;; &quot;&quot;;(_xlfn.days([.H613];[.G61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4] = &quot;&quot;; &quot;&quot;;(_xlfn.days([.H614];[.G61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5] = &quot;&quot;; &quot;&quot;;(_xlfn.days([.H615];[.G61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6] = &quot;&quot;; &quot;&quot;;(_xlfn.days([.H616];[.G61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7] = &quot;&quot;; &quot;&quot;;(_xlfn.days([.H617];[.G61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8] = &quot;&quot;; &quot;&quot;;(_xlfn.days([.H618];[.G61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19] = &quot;&quot;; &quot;&quot;;(_xlfn.days([.H619];[.G61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0] = &quot;&quot;; &quot;&quot;;(_xlfn.days([.H620];[.G62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1] = &quot;&quot;; &quot;&quot;;(_xlfn.days([.H621];[.G62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2] = &quot;&quot;; &quot;&quot;;(_xlfn.days([.H622];[.G62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3] = &quot;&quot;; &quot;&quot;;(_xlfn.days([.H623];[.G62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4] = &quot;&quot;; &quot;&quot;;(_xlfn.days([.H624];[.G62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5] = &quot;&quot;; &quot;&quot;;(_xlfn.days([.H625];[.G62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6] = &quot;&quot;; &quot;&quot;;(_xlfn.days([.H626];[.G62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7] = &quot;&quot;; &quot;&quot;;(_xlfn.days([.H627];[.G62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8] = &quot;&quot;; &quot;&quot;;(_xlfn.days([.H628];[.G62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29] = &quot;&quot;; &quot;&quot;;(_xlfn.days([.H629];[.G62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0] = &quot;&quot;; &quot;&quot;;(_xlfn.days([.H630];[.G63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1] = &quot;&quot;; &quot;&quot;;(_xlfn.days([.H631];[.G63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2] = &quot;&quot;; &quot;&quot;;(_xlfn.days([.H632];[.G63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3] = &quot;&quot;; &quot;&quot;;(_xlfn.days([.H633];[.G63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4] = &quot;&quot;; &quot;&quot;;(_xlfn.days([.H634];[.G63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5] = &quot;&quot;; &quot;&quot;;(_xlfn.days([.H635];[.G63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6] = &quot;&quot;; &quot;&quot;;(_xlfn.days([.H636];[.G63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7] = &quot;&quot;; &quot;&quot;;(_xlfn.days([.H637];[.G63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8] = &quot;&quot;; &quot;&quot;;(_xlfn.days([.H638];[.G63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39] = &quot;&quot;; &quot;&quot;;(_xlfn.days([.H639];[.G63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0] = &quot;&quot;; &quot;&quot;;(_xlfn.days([.H640];[.G64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1] = &quot;&quot;; &quot;&quot;;(_xlfn.days([.H641];[.G64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2] = &quot;&quot;; &quot;&quot;;(_xlfn.days([.H642];[.G64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3] = &quot;&quot;; &quot;&quot;;(_xlfn.days([.H643];[.G64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4] = &quot;&quot;; &quot;&quot;;(_xlfn.days([.H644];[.G64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5] = &quot;&quot;; &quot;&quot;;(_xlfn.days([.H645];[.G64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6] = &quot;&quot;; &quot;&quot;;(_xlfn.days([.H646];[.G64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7] = &quot;&quot;; &quot;&quot;;(_xlfn.days([.H647];[.G64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8] = &quot;&quot;; &quot;&quot;;(_xlfn.days([.H648];[.G64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49] = &quot;&quot;; &quot;&quot;;(_xlfn.days([.H649];[.G64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0] = &quot;&quot;; &quot;&quot;;(_xlfn.days([.H650];[.G65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1] = &quot;&quot;; &quot;&quot;;(_xlfn.days([.H651];[.G65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2] = &quot;&quot;; &quot;&quot;;(_xlfn.days([.H652];[.G65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3] = &quot;&quot;; &quot;&quot;;(_xlfn.days([.H653];[.G65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4] = &quot;&quot;; &quot;&quot;;(_xlfn.days([.H654];[.G65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5] = &quot;&quot;; &quot;&quot;;(_xlfn.days([.H655];[.G65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6] = &quot;&quot;; &quot;&quot;;(_xlfn.days([.H656];[.G65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7] = &quot;&quot;; &quot;&quot;;(_xlfn.days([.H657];[.G65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8] = &quot;&quot;; &quot;&quot;;(_xlfn.days([.H658];[.G65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59] = &quot;&quot;; &quot;&quot;;(_xlfn.days([.H659];[.G65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0] = &quot;&quot;; &quot;&quot;;(_xlfn.days([.H660];[.G66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1] = &quot;&quot;; &quot;&quot;;(_xlfn.days([.H661];[.G66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2] = &quot;&quot;; &quot;&quot;;(_xlfn.days([.H662];[.G66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3] = &quot;&quot;; &quot;&quot;;(_xlfn.days([.H663];[.G66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4] = &quot;&quot;; &quot;&quot;;(_xlfn.days([.H664];[.G66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5] = &quot;&quot;; &quot;&quot;;(_xlfn.days([.H665];[.G66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6] = &quot;&quot;; &quot;&quot;;(_xlfn.days([.H666];[.G66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7] = &quot;&quot;; &quot;&quot;;(_xlfn.days([.H667];[.G66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8] = &quot;&quot;; &quot;&quot;;(_xlfn.days([.H668];[.G66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69] = &quot;&quot;; &quot;&quot;;(_xlfn.days([.H669];[.G66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0] = &quot;&quot;; &quot;&quot;;(_xlfn.days([.H670];[.G67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1] = &quot;&quot;; &quot;&quot;;(_xlfn.days([.H671];[.G67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2] = &quot;&quot;; &quot;&quot;;(_xlfn.days([.H672];[.G67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3] = &quot;&quot;; &quot;&quot;;(_xlfn.days([.H673];[.G67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4] = &quot;&quot;; &quot;&quot;;(_xlfn.days([.H674];[.G67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5] = &quot;&quot;; &quot;&quot;;(_xlfn.days([.H675];[.G67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6] = &quot;&quot;; &quot;&quot;;(_xlfn.days([.H676];[.G67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7] = &quot;&quot;; &quot;&quot;;(_xlfn.days([.H677];[.G67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8] = &quot;&quot;; &quot;&quot;;(_xlfn.days([.H678];[.G67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79] = &quot;&quot;; &quot;&quot;;(_xlfn.days([.H679];[.G67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0] = &quot;&quot;; &quot;&quot;;(_xlfn.days([.H680];[.G68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1] = &quot;&quot;; &quot;&quot;;(_xlfn.days([.H681];[.G68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2] = &quot;&quot;; &quot;&quot;;(_xlfn.days([.H682];[.G68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3] = &quot;&quot;; &quot;&quot;;(_xlfn.days([.H683];[.G68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4] = &quot;&quot;; &quot;&quot;;(_xlfn.days([.H684];[.G68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5] = &quot;&quot;; &quot;&quot;;(_xlfn.days([.H685];[.G68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6] = &quot;&quot;; &quot;&quot;;(_xlfn.days([.H686];[.G68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7] = &quot;&quot;; &quot;&quot;;(_xlfn.days([.H687];[.G68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8] = &quot;&quot;; &quot;&quot;;(_xlfn.days([.H688];[.G68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89] = &quot;&quot;; &quot;&quot;;(_xlfn.days([.H689];[.G68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0] = &quot;&quot;; &quot;&quot;;(_xlfn.days([.H690];[.G69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1] = &quot;&quot;; &quot;&quot;;(_xlfn.days([.H691];[.G69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2] = &quot;&quot;; &quot;&quot;;(_xlfn.days([.H692];[.G69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3] = &quot;&quot;; &quot;&quot;;(_xlfn.days([.H693];[.G69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4] = &quot;&quot;; &quot;&quot;;(_xlfn.days([.H694];[.G694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5] = &quot;&quot;; &quot;&quot;;(_xlfn.days([.H695];[.G695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6] = &quot;&quot;; &quot;&quot;;(_xlfn.days([.H696];[.G696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7] = &quot;&quot;; &quot;&quot;;(_xlfn.days([.H697];[.G697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8] = &quot;&quot;; &quot;&quot;;(_xlfn.days([.H698];[.G698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699] = &quot;&quot;; &quot;&quot;;(_xlfn.days([.H699];[.G699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00] = &quot;&quot;; &quot;&quot;;(_xlfn.days([.H700];[.G700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01] = &quot;&quot;; &quot;&quot;;(_xlfn.days([.H701];[.G701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02] = &quot;&quot;; &quot;&quot;;(_xlfn.days([.H702];[.G702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03] = &quot;&quot;; &quot;&quot;;(_xlfn.days([.H703];[.G703])))">
            <text:p/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style-name="ce178" table:formula="of:=IF([.F704] = &quot;&quot;; &quot;&quot;;(_xlfn.days([.H704];[.G704])))">
            <text:p/>
          </table:table-cell>
          <table:table-cell table:number-columns-repeated="1015"/>
        </table:table-row>
        <table:table-row table:style-name="ro5" table:number-rows-repeated="1047871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Boxing" table:base-cell-address="$'Dashboard Rev 2'.$A$1" table:cell-range-address="$Production.$B$3:.$B$1048576"/>
        <table:named-range table:name="data" table:base-cell-address="$'Dashboard Rev 2'.$A$1" table:cell-range-address="$Data.$B$1:.$N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day/>
      <number:text>-</number:text>
      <number:month number:textual="true"/>
    </number:date-style>
    <number:text-style style:name="N116">
      <number:text-content/>
      <style:map style:condition="value()&gt;=0" style:apply-style-name="N116P0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/>
      <number:text>-</number:text>
      <number:month number:textual="true"/>
    </number:date-style>
    <number:date-style style:name="N119">
      <number:day/>
      <number:text>-</number:text>
      <number:month number:textual="true"/>
      <number:text>-</number:text>
      <number:year/>
    </number:date-style>
    <number:date-style style:name="N120">
      <number:month/>
      <number:text>/</number:text>
      <number:day/>
      <number:text>/</number:text>
      <number:year number:style="long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8">10/28/2024</text:date>, <text:time>23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shboard_20_Rev_20_2" style:display-name="PageStyle_Dashboard Rev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cognitions" style:display-name="PageStyle_Recogni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rror_20_Tracker" style:display-name="PageStyle_Error Track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ion" style:display-name="PageStyle_Produc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IF" style:display-name="PageStyle_OTIF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0-28T23:07:52.81</dc:date>
    <dc:creator>T S</dc:creator>
    <meta:document-statistic meta:table-count="6" meta:cell-count="5287" meta:object-count="0"/>
    <meta:generator>OpenOffice/4.1.5$Win32 OpenOffice.org_project/415m1$Build-9789</meta:generator>
  </office:meta>
</office:document-meta>
</file>